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547cm" table:align="left"/>
    </style:style>
    <style:style style:name="Tabela1.A" style:family="table-column">
      <style:table-column-properties style:column-width="4.923cm"/>
    </style:style>
    <style:style style:name="Tabela1.B" style:family="table-column">
      <style:table-column-properties style:column-width="10.624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203cm" table:align="left"/>
    </style:style>
    <style:style style:name="Tabela2.A" style:family="table-column">
      <style:table-column-properties style:column-width="3.283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56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4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20_4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Heading_20_1">
      <style:text-properties officeooo:paragraph-rsid="00122602"/>
    </style:style>
    <style:style style:name="P4" style:family="paragraph" style:parent-style-name="Heading_20_1"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Heading_20_2"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Heading_20_2">
      <style:text-properties fo:font-size="10pt" style:font-size-asian="10pt" style:font-size-complex="10pt"/>
    </style:style>
    <style:style style:name="P7" style:family="paragraph" style:parent-style-name="Heading_20_2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Heading_20_3">
      <style:text-properties fo:font-size="8pt" fo:font-style="italic" style:font-size-asian="8pt" style:font-style-asian="italic" style:font-size-complex="8pt" style:font-style-complex="italic"/>
    </style:style>
    <style:style style:name="P9" style:family="paragraph" style:parent-style-name="Heading_20_3" style:list-style-name="L18"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Heading_20_3">
      <style:text-properties fo:font-size="10pt" style:font-size-asian="10pt" style:font-size-complex="10pt"/>
    </style:style>
    <style:style style:name="P11" style:family="paragraph" style:parent-style-name="Horizontal_20_Line"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Horizontal_20_Line" style:list-style-name="L18">
      <style:text-properties fo:font-size="8pt" fo:font-style="italic" style:font-size-asian="8pt" style:font-style-asian="italic" style:font-size-complex="8pt" style:font-style-complex="italic"/>
    </style:style>
    <style:style style:name="P13" style:family="paragraph" style:parent-style-name="Horizontal_20_Line">
      <style:text-properties fo:font-size="7pt" fo:font-style="italic" style:font-size-asian="7pt" style:font-style-asian="italic" style:font-size-complex="7pt" style:font-style-complex="italic"/>
    </style:style>
    <style:style style:name="P14" style:family="paragraph" style:parent-style-name="Horizontal_20_Line">
      <style:text-properties fo:font-size="10pt" style:font-size-asian="10pt" style:font-size-complex="10pt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18">
      <style:paragraph-properties fo:margin-top="0cm" fo:margin-bottom="0.499cm" style:contextual-spacing="false" style:writing-mode="lr-tb"/>
    </style:style>
    <style:style style:name="P18" style:family="paragraph" style:parent-style-name="Preformatted_20_Text" style:list-style-name="L18">
      <style:paragraph-properties style:writing-mode="lr-tb"/>
    </style:style>
    <style:style style:name="P19" style:family="paragraph" style:parent-style-name="Preformatted_20_Text">
      <loext:graphic-properties draw:fill="none"/>
      <style:paragraph-properties fo:margin-left="3.701cm" fo:margin-right="0cm" fo:margin-top="0cm" fo:margin-bottom="0.499cm" style:contextual-spacing="false" fo:text-indent="0cm" style:auto-text-indent="false" fo:background-color="transparent" style:writing-mode="lr-tb"/>
    </style:style>
    <style:style style:name="P20" style:family="paragraph" style:parent-style-name="Preformatted_20_Text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writing-mode="lr-tb"/>
    </style:style>
    <style:style style:name="P21" style:family="paragraph" style:parent-style-name="Preformatted_20_Text" style:list-style-name="L40">
      <style:paragraph-properties style:writing-mode="lr-tb"/>
    </style:style>
    <style:style style:name="P22" style:family="paragraph" style:parent-style-name="Preformatted_20_Text" style:list-style-name="L40">
      <style:paragraph-properties fo:margin-top="0cm" fo:margin-bottom="0.499cm" style:contextual-spacing="false" style:writing-mode="lr-tb"/>
    </style:style>
    <style:style style:name="P23" style:family="paragraph" style:parent-style-name="Preformatted_20_Text" style:list-style-name="L86">
      <style:paragraph-properties style:writing-mode="lr-tb"/>
    </style:style>
    <style:style style:name="P24" style:family="paragraph" style:parent-style-name="Preformatted_20_Text" style:list-style-name="L86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87">
      <style:paragraph-properties style:writing-mode="lr-tb"/>
    </style:style>
    <style:style style:name="P26" style:family="paragraph" style:parent-style-name="Preformatted_20_Text" style:list-style-name="L87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88">
      <style:paragraph-properties fo:margin-top="0cm" fo:margin-bottom="0.499cm" style:contextual-spacing="false" style:writing-mode="lr-tb"/>
    </style:style>
    <style:style style:name="P28" style:family="paragraph" style:parent-style-name="Preformatted_20_Text"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29" style:family="paragraph" style:parent-style-name="Preformatted_20_Text" style:list-style-name="L97">
      <style:paragraph-properties fo:margin-top="0cm" fo:margin-bottom="0.499cm" style:contextual-spacing="false" style:writing-mode="lr-tb"/>
    </style:style>
    <style:style style:name="P30" style:family="paragraph" style:parent-style-name="Preformatted_20_Text" style:list-style-name="L99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100">
      <style:paragraph-properties fo:margin-top="0cm" fo:margin-bottom="0.499cm" style:contextual-spacing="false" style:writing-mode="lr-tb"/>
    </style:style>
    <style:style style:name="P32" style:family="paragraph" style:parent-style-name="Table_20_Contents" style:list-style-name="L18"/>
    <style:style style:name="P33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34" style:family="paragraph" style:parent-style-name="Table_20_Heading">
      <style:text-properties fo:font-size="8pt" fo:font-style="italic" style:font-size-asian="8pt" style:font-style-asian="italic" style:font-size-complex="8pt" style:font-style-complex="italic"/>
    </style:style>
    <style:style style:name="P35" style:family="paragraph" style:parent-style-name="Table_20_Heading" style:list-style-name="L18"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>
      <style:text-properties fo:font-size="8pt" fo:font-style="italic" style:font-size-asian="8pt" style:font-style-asian="italic" style:font-size-complex="8pt" style:font-style-complex="italic"/>
    </style:style>
    <style:style style:name="P50" style:family="paragraph" style:parent-style-name="Text_20_body" style:list-style-name="L18">
      <style:text-properties fo:font-size="8pt" fo:font-style="italic" style:font-size-asian="8pt" style:font-style-asian="italic" style:font-size-complex="8pt" style:font-style-complex="italic"/>
    </style:style>
    <style:style style:name="P51" style:family="paragraph" style:parent-style-name="Text_20_body" style:list-style-name="L19">
      <style:text-properties fo:font-size="8pt" fo:font-style="italic" style:font-size-asian="8pt" style:font-style-asian="italic" style:font-size-complex="8pt" style:font-style-complex="italic"/>
    </style:style>
    <style:style style:name="P52" style:family="paragraph" style:parent-style-name="Text_20_body" style:list-style-name="L20">
      <style:text-properties fo:font-size="8pt" fo:font-style="italic" style:font-size-asian="8pt" style:font-style-asian="italic" style:font-size-complex="8pt" style:font-style-complex="italic"/>
    </style:style>
    <style:style style:name="P53" style:family="paragraph" style:parent-style-name="Text_20_body" style:list-style-name="L21">
      <style:text-properties fo:font-size="8pt" fo:font-style="italic" style:font-size-asian="8pt" style:font-style-asian="italic" style:font-size-complex="8pt" style:font-style-complex="italic"/>
    </style:style>
    <style:style style:name="P54" style:family="paragraph" style:parent-style-name="Text_20_body" style:list-style-name="L24">
      <style:text-properties fo:font-size="8pt" fo:font-style="italic" style:font-size-asian="8pt" style:font-style-asian="italic" style:font-size-complex="8pt" style:font-style-complex="italic"/>
    </style:style>
    <style:style style:name="P55" style:family="paragraph" style:parent-style-name="Text_20_body" style:list-style-name="L25">
      <style:text-properties fo:font-size="8pt" fo:font-style="italic" style:font-size-asian="8pt" style:font-style-asian="italic" style:font-size-complex="8pt" style:font-style-complex="italic"/>
    </style:style>
    <style:style style:name="P56" style:family="paragraph" style:parent-style-name="Text_20_body" style:list-style-name="L26">
      <style:text-properties fo:font-size="8pt" fo:font-style="italic" style:font-size-asian="8pt" style:font-style-asian="italic" style:font-size-complex="8pt" style:font-style-complex="italic"/>
    </style:style>
    <style:style style:name="P57" style:family="paragraph" style:parent-style-name="Text_20_body" style:list-style-name="L27">
      <style:text-properties fo:font-size="8pt" fo:font-style="italic" style:font-size-asian="8pt" style:font-style-asian="italic" style:font-size-complex="8pt" style:font-style-complex="italic"/>
    </style:style>
    <style:style style:name="P58" style:family="paragraph" style:parent-style-name="Text_20_body" style:list-style-name="L36">
      <style:text-properties fo:font-size="8pt" fo:font-style="italic" style:font-size-asian="8pt" style:font-style-asian="italic" style:font-size-complex="8pt" style:font-style-complex="italic"/>
    </style:style>
    <style:style style:name="P59" style:family="paragraph" style:parent-style-name="Text_20_body" style:list-style-name="L37">
      <style:text-properties fo:font-size="8pt" fo:font-style="italic" style:font-size-asian="8pt" style:font-style-asian="italic" style:font-size-complex="8pt" style:font-style-complex="italic"/>
    </style:style>
    <style:style style:name="P60" style:family="paragraph" style:parent-style-name="Text_20_body" style:list-style-name="L38">
      <style:text-properties fo:font-size="8pt" fo:font-style="italic" style:font-size-asian="8pt" style:font-style-asian="italic" style:font-size-complex="8pt" style:font-style-complex="italic"/>
    </style:style>
    <style:style style:name="P61" style:family="paragraph" style:parent-style-name="Text_20_body" style:list-style-name="L39">
      <style:text-properties fo:font-size="8pt" fo:font-style="italic" style:font-size-asian="8pt" style:font-style-asian="italic" style:font-size-complex="8pt" style:font-style-complex="italic"/>
    </style:style>
    <style:style style:name="P62" style:family="paragraph" style:parent-style-name="Text_20_body" style:list-style-name="L40">
      <style:text-properties fo:font-size="8pt" fo:font-style="italic" style:font-size-asian="8pt" style:font-style-asian="italic" style:font-size-complex="8pt" style:font-style-complex="italic"/>
    </style:style>
    <style:style style:name="P63" style:family="paragraph" style:parent-style-name="Text_20_body" style:list-style-name="L41">
      <style:text-properties fo:font-size="8pt" fo:font-style="italic" style:font-size-asian="8pt" style:font-style-asian="italic" style:font-size-complex="8pt" style:font-style-complex="italic"/>
    </style:style>
    <style:style style:name="P64" style:family="paragraph" style:parent-style-name="Text_20_body" style:list-style-name="L42">
      <style:text-properties fo:font-size="8pt" fo:font-style="italic" style:font-size-asian="8pt" style:font-style-asian="italic" style:font-size-complex="8pt" style:font-style-complex="italic"/>
    </style:style>
    <style:style style:name="P65" style:family="paragraph" style:parent-style-name="Text_20_body" style:list-style-name="L43">
      <style:text-properties fo:font-size="8pt" fo:font-style="italic" style:font-size-asian="8pt" style:font-style-asian="italic" style:font-size-complex="8pt" style:font-style-complex="italic"/>
    </style:style>
    <style:style style:name="P66" style:family="paragraph" style:parent-style-name="Text_20_body" style:list-style-name="L86">
      <style:text-properties fo:font-size="8pt" fo:font-style="italic" style:font-size-asian="8pt" style:font-style-asian="italic" style:font-size-complex="8pt" style:font-style-complex="italic"/>
    </style:style>
    <style:style style:name="P67" style:family="paragraph" style:parent-style-name="Text_20_body" style:list-style-name="L87">
      <style:text-properties fo:font-size="8pt" fo:font-style="italic" style:font-size-asian="8pt" style:font-style-asian="italic" style:font-size-complex="8pt" style:font-style-complex="italic"/>
    </style:style>
    <style:style style:name="P68" style:family="paragraph" style:parent-style-name="Text_20_body" style:list-style-name="L88">
      <style:text-properties fo:font-size="8pt" fo:font-style="italic" style:font-size-asian="8pt" style:font-style-asian="italic" style:font-size-complex="8pt" style:font-style-complex="italic"/>
    </style:style>
    <style:style style:name="P69" style:family="paragraph" style:parent-style-name="Text_20_body" style:list-style-name="L89">
      <style:text-properties fo:font-size="8pt" fo:font-style="italic" style:font-size-asian="8pt" style:font-style-asian="italic" style:font-size-complex="8pt" style:font-style-complex="italic"/>
    </style:style>
    <style:style style:name="P70" style:family="paragraph" style:parent-style-name="Text_20_body" style:list-style-name="L90">
      <style:text-properties fo:font-size="8pt" fo:font-style="italic" style:font-size-asian="8pt" style:font-style-asian="italic" style:font-size-complex="8pt" style:font-style-complex="italic"/>
    </style:style>
    <style:style style:name="P71" style:family="paragraph" style:parent-style-name="Text_20_body" style:list-style-name="L94">
      <style:text-properties fo:font-size="8pt" fo:font-style="italic" style:font-size-asian="8pt" style:font-style-asian="italic" style:font-size-complex="8pt" style:font-style-complex="italic"/>
    </style:style>
    <style:style style:name="P72" style:family="paragraph" style:parent-style-name="Text_20_body" style:list-style-name="L95">
      <style:text-properties fo:font-size="8pt" fo:font-style="italic" style:font-size-asian="8pt" style:font-style-asian="italic" style:font-size-complex="8pt" style:font-style-complex="italic"/>
    </style:style>
    <style:style style:name="P73" style:family="paragraph" style:parent-style-name="Text_20_body">
      <style:text-properties fo:font-size="8pt" fo:font-style="italic" officeooo:paragraph-rsid="0015b6f0" style:font-size-asian="8pt" style:font-style-asian="italic" style:font-size-complex="8pt" style:font-style-complex="italic"/>
    </style:style>
    <style:style style:name="P74" style:family="paragraph" style:parent-style-name="Text_20_body" style:list-style-name="L18"/>
    <style:style style:name="P75" style:family="paragraph" style:parent-style-name="Text_20_body" style:list-style-name="L19"/>
    <style:style style:name="P76" style:family="paragraph" style:parent-style-name="Text_20_body" style:list-style-name="L20"/>
    <style:style style:name="P77" style:family="paragraph" style:parent-style-name="Text_20_body" style:list-style-name="L21"/>
    <style:style style:name="P78" style:family="paragraph" style:parent-style-name="Text_20_body" style:list-style-name="L22"/>
    <style:style style:name="P79" style:family="paragraph" style:parent-style-name="Text_20_body" style:list-style-name="L23"/>
    <style:style style:name="P80" style:family="paragraph" style:parent-style-name="Text_20_body" style:list-style-name="L24"/>
    <style:style style:name="P81" style:family="paragraph" style:parent-style-name="Text_20_body" style:list-style-name="L26"/>
    <style:style style:name="P82" style:family="paragraph" style:parent-style-name="Text_20_body" style:list-style-name="L27"/>
    <style:style style:name="P83" style:family="paragraph" style:parent-style-name="Text_20_body" style:list-style-name="L28"/>
    <style:style style:name="P84" style:family="paragraph" style:parent-style-name="Text_20_body" style:list-style-name="L29"/>
    <style:style style:name="P85" style:family="paragraph" style:parent-style-name="Text_20_body" style:list-style-name="L30"/>
    <style:style style:name="P86" style:family="paragraph" style:parent-style-name="Text_20_body" style:list-style-name="L32"/>
    <style:style style:name="P87" style:family="paragraph" style:parent-style-name="Text_20_body">
      <style:text-properties fo:font-size="7pt" fo:font-style="italic" style:font-size-asian="7pt" style:font-style-asian="italic" style:font-size-complex="7pt" style:font-style-complex="italic"/>
    </style:style>
    <style:style style:name="P88" style:family="paragraph" style:parent-style-name="Text_20_body" style:list-style-name="L32">
      <style:text-properties fo:font-size="7pt" fo:font-style="italic" style:font-size-asian="7pt" style:font-style-asian="italic" style:font-size-complex="7pt" style:font-style-complex="italic"/>
    </style:style>
    <style:style style:name="P89" style:family="paragraph" style:parent-style-name="Text_20_body" style:list-style-name="L19">
      <style:text-properties fo:font-size="7pt" fo:font-style="italic" style:font-size-asian="7pt" style:font-style-asian="italic" style:font-size-complex="7pt" style:font-style-complex="italic"/>
    </style:style>
    <style:style style:name="P90" style:family="paragraph" style:parent-style-name="Text_20_body" style:list-style-name="L34"/>
    <style:style style:name="P91" style:family="paragraph" style:parent-style-name="Text_20_body" style:list-style-name="L35"/>
    <style:style style:name="P92" style:family="paragraph" style:parent-style-name="Text_20_body" style:list-style-name="L36"/>
    <style:style style:name="P93" style:family="paragraph" style:parent-style-name="Text_20_body" style:list-style-name="L37"/>
    <style:style style:name="P94" style:family="paragraph" style:parent-style-name="Text_20_body" style:master-page-name="">
      <loext:graphic-properties draw:fill="none"/>
      <style:paragraph-properties fo:margin-left="3.701cm" fo:margin-right="0cm" fo:margin-top="0cm" fo:margin-bottom="0.499cm" style:contextual-spacing="false" fo:text-indent="0cm" style:auto-text-indent="false" style:page-number="auto" fo:background-color="transparent" style:writing-mode="lr-tb"/>
    </style:style>
    <style:style style:name="P95" style:family="paragraph" style:parent-style-name="Text_20_body" style:list-style-name="L38"/>
    <style:style style:name="P96" style:family="paragraph" style:parent-style-name="Text_20_body" style:list-style-name="L39"/>
    <style:style style:name="P97" style:family="paragraph" style:parent-style-name="Text_20_body" style:list-style-name="L40"/>
    <style:style style:name="P98" style:family="paragraph" style:parent-style-name="Text_20_body" style:list-style-name="L42"/>
    <style:style style:name="P99" style:family="paragraph" style:parent-style-name="Text_20_body" style:list-style-name="L43"/>
    <style:style style:name="P100" style:family="paragraph" style:parent-style-name="Text_20_body" style:list-style-name="L102">
      <style:text-properties fo:font-size="10pt" fo:font-weight="bold" style:font-size-asian="10pt" style:font-size-complex="10pt"/>
    </style:style>
    <style:style style:name="P101" style:family="paragraph" style:parent-style-name="Text_20_body" style:list-style-name="L6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102" style:family="paragraph" style:parent-style-name="Text_20_body" style:list-style-name="L44">
      <style:text-properties fo:font-size="10pt" fo:font-style="italic" style:font-size-asian="10pt" style:font-style-asian="italic" style:font-size-complex="10pt" style:font-style-complex="italic"/>
    </style:style>
    <style:style style:name="P103" style:family="paragraph" style:parent-style-name="Text_20_body" style:list-style-name="L46">
      <style:text-properties fo:font-size="10pt" fo:font-style="italic" style:font-size-asian="10pt" style:font-style-asian="italic" style:font-size-complex="10pt" style:font-style-complex="italic"/>
    </style:style>
    <style:style style:name="P104" style:family="paragraph" style:parent-style-name="Text_20_body" style:list-style-name="L47">
      <style:text-properties fo:font-size="10pt" fo:font-style="italic" style:font-size-asian="10pt" style:font-style-asian="italic" style:font-size-complex="10pt" style:font-style-complex="italic"/>
    </style:style>
    <style:style style:name="P105" style:family="paragraph" style:parent-style-name="Text_20_body" style:list-style-name="L48">
      <style:text-properties fo:font-size="10pt" fo:font-style="italic" style:font-size-asian="10pt" style:font-style-asian="italic" style:font-size-complex="10pt" style:font-style-complex="italic"/>
    </style:style>
    <style:style style:name="P106" style:family="paragraph" style:parent-style-name="Text_20_body" style:list-style-name="L49">
      <style:text-properties fo:font-size="10pt" fo:font-style="italic" style:font-size-asian="10pt" style:font-style-asian="italic" style:font-size-complex="10pt" style:font-style-complex="italic"/>
    </style:style>
    <style:style style:name="P107" style:family="paragraph" style:parent-style-name="Text_20_body" style:list-style-name="L50">
      <style:text-properties fo:font-size="10pt" fo:font-style="italic" style:font-size-asian="10pt" style:font-style-asian="italic" style:font-size-complex="10pt" style:font-style-complex="italic"/>
    </style:style>
    <style:style style:name="P108" style:family="paragraph" style:parent-style-name="Text_20_body" style:list-style-name="L52">
      <style:text-properties fo:font-size="10pt" fo:font-style="italic" style:font-size-asian="10pt" style:font-style-asian="italic" style:font-size-complex="10pt" style:font-style-complex="italic"/>
    </style:style>
    <style:style style:name="P109" style:family="paragraph" style:parent-style-name="Text_20_body" style:list-style-name="L53">
      <style:text-properties fo:font-size="10pt" fo:font-style="italic" style:font-size-asian="10pt" style:font-style-asian="italic" style:font-size-complex="10pt" style:font-style-complex="italic"/>
    </style:style>
    <style:style style:name="P110" style:family="paragraph" style:parent-style-name="Text_20_body" style:list-style-name="L54">
      <style:text-properties fo:font-size="10pt" fo:font-style="italic" style:font-size-asian="10pt" style:font-style-asian="italic" style:font-size-complex="10pt" style:font-style-complex="italic"/>
    </style:style>
    <style:style style:name="P111" style:family="paragraph" style:parent-style-name="Text_20_body" style:list-style-name="L55">
      <style:text-properties fo:font-size="10pt" fo:font-style="italic" style:font-size-asian="10pt" style:font-style-asian="italic" style:font-size-complex="10pt" style:font-style-complex="italic"/>
    </style:style>
    <style:style style:name="P112" style:family="paragraph" style:parent-style-name="Text_20_body" style:list-style-name="L57">
      <style:text-properties fo:font-size="10pt" fo:font-style="italic" style:font-size-asian="10pt" style:font-style-asian="italic" style:font-size-complex="10pt" style:font-style-complex="italic"/>
    </style:style>
    <style:style style:name="P113" style:family="paragraph" style:parent-style-name="Text_20_body" style:list-style-name="L59">
      <style:text-properties fo:font-size="10pt" fo:font-style="italic" style:font-size-asian="10pt" style:font-style-asian="italic" style:font-size-complex="10pt" style:font-style-complex="italic"/>
    </style:style>
    <style:style style:name="P114" style:family="paragraph" style:parent-style-name="Text_20_body" style:list-style-name="L60">
      <style:text-properties fo:font-size="10pt" fo:font-style="italic" style:font-size-asian="10pt" style:font-style-asian="italic" style:font-size-complex="10pt" style:font-style-complex="italic"/>
    </style:style>
    <style:style style:name="P115" style:family="paragraph" style:parent-style-name="Text_20_body" style:list-style-name="L61">
      <style:text-properties fo:font-size="10pt" fo:font-style="italic" style:font-size-asian="10pt" style:font-style-asian="italic" style:font-size-complex="10pt" style:font-style-complex="italic"/>
    </style:style>
    <style:style style:name="P116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17" style:family="paragraph" style:parent-style-name="Text_20_body" style:list-style-name="L64">
      <style:text-properties fo:font-size="10pt" fo:font-style="italic" style:font-size-asian="10pt" style:font-style-asian="italic" style:font-size-complex="10pt" style:font-style-complex="italic"/>
    </style:style>
    <style:style style:name="P118" style:family="paragraph" style:parent-style-name="Text_20_body" style:list-style-name="L73">
      <style:text-properties fo:font-size="10pt" fo:font-style="italic" style:font-size-asian="10pt" style:font-style-asian="italic" style:font-size-complex="10pt" style:font-style-complex="italic"/>
    </style:style>
    <style:style style:name="P119" style:family="paragraph" style:parent-style-name="Text_20_body" style:list-style-name="L78">
      <style:text-properties fo:font-size="10pt" fo:font-style="italic" style:font-size-asian="10pt" style:font-style-asian="italic" style:font-size-complex="10pt" style:font-style-complex="italic"/>
    </style:style>
    <style:style style:name="P120" style:family="paragraph" style:parent-style-name="Text_20_body" style:list-style-name="L80">
      <style:text-properties fo:font-size="10pt" fo:font-style="italic" style:font-size-asian="10pt" style:font-style-asian="italic" style:font-size-complex="10pt" style:font-style-complex="italic"/>
    </style:style>
    <style:style style:name="P121" style:family="paragraph" style:parent-style-name="Text_20_body">
      <style:text-properties fo:font-size="10pt" style:font-size-asian="10pt" style:font-size-complex="10pt"/>
    </style:style>
    <style:style style:name="P122" style:family="paragraph" style:parent-style-name="Text_20_body" style:list-style-name="L102">
      <style:text-properties fo:font-size="10pt" style:font-size-asian="10pt" style:font-size-complex="10pt"/>
    </style:style>
    <style:style style:name="P123" style:family="paragraph" style:parent-style-name="Text_20_body" style:list-style-name="L45"/>
    <style:style style:name="P124" style:family="paragraph" style:parent-style-name="Text_20_body" style:list-style-name="L49"/>
    <style:style style:name="P125" style:family="paragraph" style:parent-style-name="Text_20_body" style:list-style-name="L51"/>
    <style:style style:name="P126" style:family="paragraph" style:parent-style-name="Text_20_body" style:list-style-name="L52"/>
    <style:style style:name="P127" style:family="paragraph" style:parent-style-name="Text_20_body" style:list-style-name="L56"/>
    <style:style style:name="P128" style:family="paragraph" style:parent-style-name="Text_20_body" style:list-style-name="L58"/>
    <style:style style:name="P129" style:family="paragraph" style:parent-style-name="Text_20_body" style:list-style-name="L60"/>
    <style:style style:name="P130" style:family="paragraph" style:parent-style-name="Text_20_body" style:list-style-name="L62"/>
    <style:style style:name="P131" style:family="paragraph" style:parent-style-name="Text_20_body" style:list-style-name="L63"/>
    <style:style style:name="P132" style:family="paragraph" style:parent-style-name="Text_20_body" style:list-style-name="L64"/>
    <style:style style:name="P133" style:family="paragraph" style:parent-style-name="Text_20_body" style:list-style-name="L65"/>
    <style:style style:name="P134" style:family="paragraph" style:parent-style-name="Text_20_body" style:list-style-name="L66"/>
    <style:style style:name="P135" style:family="paragraph" style:parent-style-name="Text_20_body" style:list-style-name="L67"/>
    <style:style style:name="P136" style:family="paragraph" style:parent-style-name="Text_20_body" style:list-style-name="L68"/>
    <style:style style:name="P137" style:family="paragraph" style:parent-style-name="Text_20_body" style:list-style-name="L69"/>
    <style:style style:name="P138" style:family="paragraph" style:parent-style-name="Text_20_body" style:list-style-name="L70"/>
    <style:style style:name="P139" style:family="paragraph" style:parent-style-name="Text_20_body" style:list-style-name="L71"/>
    <style:style style:name="P140" style:family="paragraph" style:parent-style-name="Text_20_body" style:list-style-name="L72"/>
    <style:style style:name="P141" style:family="paragraph" style:parent-style-name="Text_20_body" style:list-style-name="L73"/>
    <style:style style:name="P142" style:family="paragraph" style:parent-style-name="Text_20_body" style:list-style-name="L74"/>
    <style:style style:name="P143" style:family="paragraph" style:parent-style-name="Text_20_body" style:list-style-name="L75"/>
    <style:style style:name="P144" style:family="paragraph" style:parent-style-name="Text_20_body" style:list-style-name="L76"/>
    <style:style style:name="P145" style:family="paragraph" style:parent-style-name="Text_20_body" style:list-style-name="L77"/>
    <style:style style:name="P146" style:family="paragraph" style:parent-style-name="Text_20_body" style:list-style-name="L78"/>
    <style:style style:name="P147" style:family="paragraph" style:parent-style-name="Text_20_body" style:list-style-name="L79"/>
    <style:style style:name="P148" style:family="paragraph" style:parent-style-name="Text_20_body" style:list-style-name="L80"/>
    <style:style style:name="P149" style:family="paragraph" style:parent-style-name="Text_20_body" style:list-style-name="L81"/>
    <style:style style:name="P150" style:family="paragraph" style:parent-style-name="Text_20_body" style:list-style-name="L82"/>
    <style:style style:name="P151" style:family="paragraph" style:parent-style-name="Text_20_body" style:list-style-name="L83"/>
    <style:style style:name="P152" style:family="paragraph" style:parent-style-name="Text_20_body" style:list-style-name="L84"/>
    <style:style style:name="P153" style:family="paragraph" style:parent-style-name="Text_20_body" style:list-style-name="L85"/>
    <style:style style:name="P154" style:family="paragraph" style:parent-style-name="Text_20_body" style:list-style-name="L86"/>
    <style:style style:name="P155" style:family="paragraph" style:parent-style-name="Text_20_body" style:list-style-name="L87"/>
    <style:style style:name="P156" style:family="paragraph" style:parent-style-name="Text_20_body" style:list-style-name="L88"/>
    <style:style style:name="P157" style:family="paragraph" style:parent-style-name="Text_20_body" style:list-style-name="L89"/>
    <style:style style:name="P158" style:family="paragraph" style:parent-style-name="Text_20_body" style:list-style-name="L90"/>
    <style:style style:name="P159" style:family="paragraph" style:parent-style-name="Text_20_body" style:list-style-name="L91"/>
    <style:style style:name="P160" style:family="paragraph" style:parent-style-name="Text_20_body" style:list-style-name="L92"/>
    <style:style style:name="P161" style:family="paragraph" style:parent-style-name="Text_20_body" style:list-style-name="L93"/>
    <style:style style:name="P162" style:family="paragraph" style:parent-style-name="Text_20_body" style:list-style-name="L94"/>
    <style:style style:name="P163" style:family="paragraph" style:parent-style-name="Text_20_body" style:list-style-name="L95"/>
    <style:style style:name="P164" style:family="paragraph" style:parent-style-name="Text_20_body" style:list-style-name="L96"/>
    <style:style style:name="P165" style:family="paragraph" style:parent-style-name="Text_20_body" style:list-style-name="L97"/>
    <style:style style:name="P166" style:family="paragraph" style:parent-style-name="Text_20_body" style:list-style-name="L98"/>
    <style:style style:name="P167" style:family="paragraph" style:parent-style-name="Text_20_body" style:list-style-name="L99"/>
    <style:style style:name="P168" style:family="paragraph" style:parent-style-name="Text_20_body" style:list-style-name="L100"/>
    <style:style style:name="P169" style:family="paragraph" style:parent-style-name="Text_20_body" style:list-style-name="L101"/>
    <style:style style:name="P170" style:family="paragraph" style:parent-style-name="Text_20_body" style:list-style-name="L102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7pt" fo:font-style="italic" style:font-size-asian="7pt" style:font-style-asian="italic" style:font-size-complex="7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font-size-asian="10pt" style:font-size-complex="10pt"/>
    </style:style>
    <style:style style:name="T9" style:family="text">
      <style:text-properties fo:font-size="10pt" fo:font-weight="bold" style:font-size-asian="10pt" style:font-size-complex="10pt"/>
    </style:style>
    <style:style style:name="T10" style:family="text">
      <style:text-properties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2.65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2.65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3.907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5.15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6.40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7.65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8.9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10.16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1.41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2.66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3.912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2.65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3.29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ga este passo a passo. É direto e cobre tudo o que o HTML faz.</text:p>
      <text:h text:style-name="Heading_20_1" text:outline-level="1">1) Abrir e salvar estado</text:h>
      <text:list xml:id="list3420913797" text:style-name="L1">
        <text:list-item>
          <text:p text:style-name="P36">Abra o arquivo HTML no navegador.</text:p>
        </text:list-item>
        <text:list-item>
          <text:p text:style-name="P36">O app salva tudo no <text:span text:style-name="Source_20_Text">localStorage</text:span>. Fechou e voltou, os dados persistem.</text:p>
        </text:list-item>
        <text:list-item>
          <text:p text:style-name="P36">Use <text:span text:style-name="Strong_20_Emphasis">Exportar JSON</text:span> para baixar um backup. Use <text:span text:style-name="Strong_20_Emphasis">Importar</text:span> para restaurar.</text:p>
        </text:list-item>
      </text:list>
      <text:h text:style-name="Heading_20_1" text:outline-level="1">2) Segurança • OIDC e RBAC</text:h>
      <text:list xml:id="list3120520854" text:style-name="L2">
        <text:list-item>
          <text:p text:style-name="P37">Cole o <text:span text:style-name="Strong_20_Emphasis">Bearer Token</text:span> em “Bearer Token OIDC”.</text:p>
        </text:list-item>
        <text:list-item>
          <text:p text:style-name="P37">Ajuste <text:span text:style-name="Strong_20_Emphasis">Scopes</text:span> e <text:span text:style-name="Strong_20_Emphasis">Role</text:span> se quiser apenas documentar exigências.</text:p>
        </text:list-item>
        <text:list-item>
          <text:p text:style-name="P37">Clique <text:span text:style-name="Strong_20_Emphasis">Copiar Header</text:span> para colar no Postman ou cURL.</text:p>
        </text:list-item>
        <text:list-item>
          <text:p text:style-name="P37"><text:span text:style-name="Strong_20_Emphasis">Gerar cURL</text:span> cria um exemplo com o token atual.</text:p>
        </text:list-item>
        <text:list-item>
          <text:p text:style-name="P37">Deixe “Registrar eventos automaticamente no Ledger” ligado para auditar ações.</text:p>
          <text:p text:style-name="P37">O ato de <text:span text:style-name="Strong_20_Emphasis">colar o token (JWT)</text:span> no campo <text:span text:style-name="Strong_20_Emphasis">Bearer Token OIDC</text:span> faz o seguinte:</text:p>
        </text:list-item>
      </text:list>
      <text:p text:style-name="Horizontal_20_Line"/>
      <text:list xml:id="list1469231508" text:style-name="L18">
        <text:list-item>
          <text:h text:style-name="P9" text:outline-level="3">1. Função imediata no console</text:h>
        </text:list-item>
        <text:list-item>
          <text:p text:style-name="P74"><text:span text:style-name="T4">O sistema </text:span><text:span text:style-name="Strong_20_Emphasis"><text:span text:style-name="T4">gera automaticamente o cabeçalho HTTP</text:span></text:span><text:span text:style-name="T4">:</text:span></text:p>
        </text:list-item>
        <text:list-item>
          <text:p text:style-name="P17"><text:span text:style-name="Source_20_Text"><text:span text:style-name="T4">Authorization: Bearer &lt;seu_token_JWT&gt;</text:span></text:span></text:p>
        </text:list-item>
        <text:list-item>
          <text:p text:style-name="P74"><text:span text:style-name="T4">Esse cabeçalho é o que as </text:span><text:span text:style-name="Strong_20_Emphasis"><text:span text:style-name="T4">APIs protegidas</text:span></text:span><text:span text:style-name="T4"> exigem para autenticação.</text:span></text:p>
        </text:list-item>
        <text:list-item>
          <text:p text:style-name="P50">O console usa esse valor para:</text:p>
        </text:list-item>
        <text:list-item>
          <text:p text:style-name="P74"><text:span text:style-name="T4">montar exemplos </text:span><text:span text:style-name="Source_20_Text"><text:span text:style-name="T4">curl</text:span></text:span><text:span text:style-name="T4">;</text:span></text:p>
        </text:list-item>
        <text:list-item>
          <text:p text:style-name="P50">registrar chamadas no Ledger (se auditoria estiver ativa);</text:p>
        </text:list-item>
        <text:list-item>
          <text:p text:style-name="P50">simular fluxos de autorização e escopos (RBAC).</text:p>
        </text:list-item>
        <text:list-item>
          <text:p text:style-name="P12"/>
        </text:list-item>
        <text:list-item>
          <text:h text:style-name="P9" text:outline-level="3">2. Resultado prático</text:h>
        </text:list-item>
        <text:list-item>
          <text:p text:style-name="P50">Depois que o token está colado:</text:p>
        </text:list-item>
        <text:list-item>
          <text:p text:style-name="P74"><text:span text:style-name="T4">O botão </text:span><text:span text:style-name="Strong_20_Emphasis"><text:span text:style-name="T4">“Copiar Header”</text:span></text:span><text:span text:style-name="T4"> coloca esse cabeçalho completo na área de transferência;</text:span></text:p>
        </text:list-item>
        <text:list-item>
          <text:p text:style-name="P74"><text:span text:style-name="T4">O botão </text:span><text:span text:style-name="Strong_20_Emphasis"><text:span text:style-name="T4">“Gerar cURL”</text:span></text:span><text:span text:style-name="T4"> cria um comando já autenticado:</text:span></text:p>
        </text:list-item>
        <text:list-item>
          <text:p text:style-name="P18"><text:span text:style-name="Source_20_Text"><text:span text:style-name="T4">curl -X POST \</text:span></text:span></text:p>
        </text:list-item>
        <text:list-item>
          <text:p text:style-name="P18"><text:span text:style-name="Source_20_Text"><text:span text:style-name="T4"><text:s text:c="2"/>'https://api.exemplo.com/v1/rota' \</text:span></text:span></text:p>
        </text:list-item>
        <text:list-item>
          <text:p text:style-name="P18"><text:span text:style-name="Source_20_Text"><text:span text:style-name="T4"><text:s text:c="2"/>-H 'Authorization: Bearer eyJhbGciOiJSUzI1NiIsInR5cCI6IkpXVCJ9...' \</text:span></text:span></text:p>
        </text:list-item>
        <text:list-item>
          <text:p text:style-name="P18"><text:span text:style-name="Source_20_Text"><text:span text:style-name="T4"><text:s text:c="2"/>-H 'Content-Type: application/json' \</text:span></text:span></text:p>
        </text:list-item>
        <text:list-item>
          <text:p text:style-name="P17"><text:span text:style-name="Source_20_Text"><text:span text:style-name="T4"><text:s text:c="2"/>-d '{"exemplo":"dados"}'</text:span></text:span></text:p>
        </text:list-item>
        <text:list-item>
          <text:p text:style-name="P74"><text:span text:style-name="T4">Esse comando pode ser executado no </text:span><text:span text:style-name="Strong_20_Emphasis"><text:span text:style-name="T4">terminal</text:span></text:span><text:span text:style-name="T4">, </text:span><text:span text:style-name="Strong_20_Emphasis"><text:span text:style-name="T4">Postman</text:span></text:span><text:span text:style-name="T4">, </text:span><text:span text:style-name="Strong_20_Emphasis"><text:span text:style-name="T4">Insomnia</text:span></text:span><text:span text:style-name="T4"> ou </text:span><text:span text:style-name="Strong_20_Emphasis"><text:span text:style-name="T4">sistema de integração</text:span></text:span><text:span text:style-name="T4">, para chamar uma rota real da API com segurança.</text:span></text:p>
        </text:list-item>
        <text:list-item>
          <text:p text:style-name="P12"/>
        </text:list-item>
        <text:list-item>
          <text:h text:style-name="P9" text:outline-level="3"><text:soft-page-break/>3. Onde usar o token</text:h>
        </text:list-item>
        <text:list-item>
          <text:p text:style-name="P50">O mesmo token JWT serve em qualquer cliente HTTP que precise acessar APIs autenticadas:</text:p>
        </text:list-item>
      </text:list>
      <table:table table:name="Tabela1" table:style-name="Tabela1">
        <table:table-column table:style-name="Tabela1.A"/>
        <table:table-column table:style-name="Tabela1.B"/>
        <table:table-header-rows>
          <table:table-row table:style-name="TableLine2438919441488">
            <table:table-cell table:style-name="Tabela1.A1" office:value-type="string">
              <text:list xml:id="list84424711077714" text:continue-numbering="true" text:style-name="L18">
                <text:list-item>
                  <text:p text:style-name="P35">Ferramenta</text:p>
                </text:list-item>
              </text:list>
            </table:table-cell>
            <table:table-cell table:style-name="Tabela1.A1" office:value-type="string">
              <text:list xml:id="list84424281813518" text:continue-numbering="true" text:style-name="L18">
                <text:list-item>
                  <text:p text:style-name="P35">Como usar</text:p>
                </text:list-item>
              </text:list>
            </table:table-cell>
          </table:table-row>
        </table:table-header-rows>
        <table:table-row table:style-name="TableLine2438919441488">
          <table:table-cell table:style-name="Tabela1.A1" office:value-type="string">
            <text:list xml:id="list84424151735762" text:continue-numbering="true" text:style-name="L18">
              <text:list-item>
                <text:p text:style-name="P32"><text:span text:style-name="Strong_20_Emphasis"><text:span text:style-name="T4">cURL (terminal)</text:span></text:span></text:p>
              </text:list-item>
            </text:list>
          </table:table-cell>
          <table:table-cell table:style-name="Tabela1.A1" office:value-type="string">
            <text:list xml:id="list84423264857672" text:continue-numbering="true" text:style-name="L18">
              <text:list-item>
                <text:p text:style-name="P32"><text:span text:style-name="T4">parâmetro </text:span><text:span text:style-name="Source_20_Text"><text:span text:style-name="T4">-H 'Authorization: Bearer &lt;token&gt;'</text:span></text:span></text:p>
              </text:list-item>
            </text:list>
          </table:table-cell>
        </table:table-row>
        <table:table-row table:style-name="TableLine2438919441488">
          <table:table-cell table:style-name="Tabela1.A1" office:value-type="string">
            <text:list xml:id="list84423170955325" text:continue-numbering="true" text:style-name="L18">
              <text:list-item>
                <text:p text:style-name="P32"><text:span text:style-name="Strong_20_Emphasis"><text:span text:style-name="T4">Postman</text:span></text:span></text:p>
              </text:list-item>
            </text:list>
          </table:table-cell>
          <table:table-cell table:style-name="Tabela1.A1" office:value-type="string">
            <text:list xml:id="list84424428589370" text:continue-numbering="true" text:style-name="L18">
              <text:list-item>
                <text:p text:style-name="P32"><text:span text:style-name="T4">aba </text:span><text:span text:style-name="Emphasis"><text:span text:style-name="T4">Authorization</text:span></text:span><text:span text:style-name="T4"> → tipo </text:span><text:span text:style-name="Emphasis"><text:span text:style-name="T4">Bearer Token</text:span></text:span><text:span text:style-name="T4"> → cole o token</text:span></text:p>
              </text:list-item>
            </text:list>
          </table:table-cell>
        </table:table-row>
        <table:table-row table:style-name="TableLine2438919441488">
          <table:table-cell table:style-name="Tabela1.A1" office:value-type="string">
            <text:list xml:id="list84423073277507" text:continue-numbering="true" text:style-name="L18">
              <text:list-item>
                <text:p text:style-name="P32"><text:span text:style-name="Strong_20_Emphasis"><text:span text:style-name="T4">Aplicação backend</text:span></text:span></text:p>
              </text:list-item>
            </text:list>
          </table:table-cell>
          <table:table-cell table:style-name="Tabela1.A1" office:value-type="string">
            <text:list xml:id="list84423272580307" text:continue-numbering="true" text:style-name="L18">
              <text:list-item>
                <text:p text:style-name="P32"><text:span text:style-name="T4">inclua o header </text:span><text:span text:style-name="Source_20_Text"><text:span text:style-name="T4">Authorization</text:span></text:span><text:span text:style-name="T4"> nas requisições HTTP</text:span></text:p>
              </text:list-item>
            </text:list>
          </table:table-cell>
        </table:table-row>
        <table:table-row table:style-name="TableLine2438919441488">
          <table:table-cell table:style-name="Tabela1.A1" office:value-type="string">
            <text:list xml:id="list84424364379804" text:continue-numbering="true" text:style-name="L18">
              <text:list-item>
                <text:p text:style-name="P32"><text:span text:style-name="Strong_20_Emphasis"><text:span text:style-name="T4">Scripts Python/JavaScript</text:span></text:span></text:p>
              </text:list-item>
            </text:list>
          </table:table-cell>
          <table:table-cell table:style-name="Tabela1.A1" office:value-type="string">
            <text:list xml:id="list84422698423471" text:continue-numbering="true" text:style-name="L18">
              <text:list-item>
                <text:p text:style-name="P32"><text:span text:style-name="T4">adicionar no cabeçalho da chamada </text:span><text:span text:style-name="Source_20_Text"><text:span text:style-name="T4">fetch</text:span></text:span><text:span text:style-name="T4"> ou </text:span><text:span text:style-name="Source_20_Text"><text:span text:style-name="T4">requests</text:span></text:span></text:p>
              </text:list-item>
            </text:list>
          </table:table-cell>
        </table:table-row>
      </table:table>
      <text:list xml:id="list84424485985001" text:continue-numbering="true" text:style-name="L18">
        <text:list-item>
          <text:p text:style-name="P12"/>
        </text:list-item>
        <text:list-item>
          <text:h text:style-name="P9" text:outline-level="3">4. O que acontece no lado da API</text:h>
        </text:list-item>
        <text:list-item>
          <text:p text:style-name="P50">Quando a API recebe a requisição:</text:p>
        </text:list-item>
        <text:list-item>
          <text:p text:style-name="P74"><text:span text:style-name="T4">Ela lê o cabeçalho </text:span><text:span text:style-name="Source_20_Text"><text:span text:style-name="T4">Authorization</text:span></text:span><text:span text:style-name="T4">.</text:span></text:p>
        </text:list-item>
        <text:list-item>
          <text:p text:style-name="P50">Extrai o token JWT.</text:p>
        </text:list-item>
        <text:list-item>
          <text:p text:style-name="P50">Valida a assinatura e expiração usando a chave pública do servidor OIDC.</text:p>
        </text:list-item>
        <text:list-item>
          <text:p text:style-name="P74"><text:span text:style-name="T4">Lê as </text:span><text:span text:style-name="Emphasis"><text:span text:style-name="T4">claims</text:span></text:span><text:span text:style-name="T4"> (usuário, scopes, roles).</text:span></text:p>
        </text:list-item>
        <text:list-item>
          <text:p text:style-name="P50">Decide se a requisição tem permissão para executar.</text:p>
        </text:list-item>
        <text:list-item>
          <text:p text:style-name="P74"><text:span text:style-name="T4">Se for válido e autorizado, a API responde normalmente.<text:line-break/>Se for inválido ou expirado, responde </text:span><text:span text:style-name="Source_20_Text"><text:span text:style-name="T4">401 Unauthorized</text:span></text:span><text:span text:style-name="T4">.</text:span></text:p>
        </text:list-item>
        <text:list-item>
          <text:p text:style-name="P12"/>
        </text:list-item>
        <text:list-item>
          <text:p text:style-name="P74"><text:span text:style-name="Strong_20_Emphasis"><text:span text:style-name="T4">Em resumo:</text:span></text:span><text:span text:style-name="T4"><text:line-break/>Colar o token no campo </text:span><text:span text:style-name="Emphasis"><text:span text:style-name="T4">Bearer Token OIDC</text:span></text:span><text:span text:style-name="T4"> serve para inserir a credencial que autentica e autoriza suas chamadas às APIs do ecossistema.<text:line-break/>O resultado é a geração de comandos e headers prontos para uso em testes reais de endpoints protegidos.</text:span></text:p>
        </text:list-item>
      </text:list>
      <text:list xml:id="list84422825799986" text:continue-list="list3120520854" text:style-name="L2">
        <text:list-header>
          <text:p text:style-name="P37"/>
        </text:list-header>
      </text:list>
      <text:h text:style-name="Heading_20_1" text:outline-level="1">3) Navegação por módulos</text:h>
      <text:p text:style-name="Text_20_body">Use o menu lateral:</text:p>
      <text:list xml:id="list1676653398" text:style-name="L3">
        <text:list-item>
          <text:p text:style-name="P38"><text:span text:style-name="Strong_20_Emphasis">1 Admin Master</text:span>: governança de franquias.</text:p>
        </text:list-item>
        <text:list-item>
          <text:p text:style-name="P38"><text:span text:style-name="Strong_20_Emphasis">2 Franquia WL</text:span>: instância do franqueado.</text:p>
        </text:list-item>
        <text:list-item>
          <text:p text:style-name="P38"><text:span text:style-name="Strong_20_Emphasis">3 Personal Banker</text:span>: front B2C.</text:p>
        </text:list-item>
        <text:list-item>
          <text:p text:style-name="P38"><text:span text:style-name="Strong_20_Emphasis">4 Billing/Gateway</text:span>: split e cobrança.</text:p>
        </text:list-item>
        <text:list-item>
          <text:p text:style-name="P38"><text:span text:style-name="Strong_20_Emphasis">5 Open Finance</text:span>: consentimentos e PIX.</text:p>
        </text:list-item>
        <text:list-item>
          <text:p text:style-name="P38"><text:span text:style-name="Strong_20_Emphasis">6 Ledger</text:span>: auditoria imutável.</text:p>
        </text:list-item>
        <text:list-item>
          <text:p text:style-name="P38"><text:span text:style-name="Strong_20_Emphasis">7 Compliance</text:span>: conformidade.</text:p>
        </text:list-item>
        <text:list-item>
          <text:p text:style-name="P38"><text:span text:style-name="Strong_20_Emphasis">8 Autenticação</text:span>: OIDC e sessões.</text:p>
        </text:list-item>
      </text:list>
      <text:p text:style-name="Text_20_body">Cada módulo tem três abas: <text:span text:style-name="Strong_20_Emphasis">Rotas &amp; Payloads</text:span>, <text:span text:style-name="Strong_20_Emphasis">Eventos</text:span>, <text:span text:style-name="Strong_20_Emphasis">Checklist</text:span>.</text:p>
      <text:p text:style-name="Text_20_body"/>
      <text:p text:style-name="Text_20_body">Essa parte explica <text:span text:style-name="Strong_20_Emphasis">como navegar entre os módulos</text:span> do ecossistema dentro do painel interativo e <text:span text:style-name="Strong_20_Emphasis">o que cada módulo representa</text:span> dentro da arquitetura B2B2C.</text:p>
      <text:p text:style-name="Horizontal_20_Line"><text:soft-page-break/></text:p>
      <text:h text:style-name="P5" text:outline-level="2">1) O menu lateral</text:h>
      <text:p text:style-name="Text_20_body"><text:span text:style-name="T4">No lado esquerdo do HTML há um </text:span><text:span text:style-name="Strong_20_Emphasis"><text:span text:style-name="T4">menu vertical</text:span></text:span><text:span text:style-name="T4"> com oito itens numerados.<text:line-break/>Cada item abre uma seção (“card”) com abas internas — </text:span><text:span text:style-name="Strong_20_Emphasis"><text:span text:style-name="T4">Rotas &amp; Payloads</text:span></text:span><text:span text:style-name="T4">, </text:span><text:span text:style-name="Strong_20_Emphasis"><text:span text:style-name="T4">Eventos</text:span></text:span><text:span text:style-name="T4">, </text:span><text:span text:style-name="Strong_20_Emphasis"><text:span text:style-name="T4">Checklist</text:span></text:span><text:span text:style-name="T4">.</text:span></text:p>
      <text:p text:style-name="P49">Clicar em um módulo muda o conteúdo mostrado no painel principal.</text:p>
      <text:p text:style-name="P11"/>
      <text:h text:style-name="P5" text:outline-level="2">2) Função de cada módulo</text:h>
      <text:h text:style-name="Heading_20_3" text:outline-level="3"><text:span text:style-name="Strong_20_Emphasis"><text:span text:style-name="T4">1. Admin Master</text:span></text:span></text:h>
      <text:list xml:id="list487425566" text:style-name="L19">
        <text:list-item>
          <text:p text:style-name="P75"><text:span text:style-name="T4">Painel central de </text:span><text:span text:style-name="Strong_20_Emphasis"><text:span text:style-name="T4">governança</text:span></text:span><text:span text:style-name="T4"> da rede de franquias.</text:span></text:p>
        </text:list-item>
        <text:list-item>
          <text:p text:style-name="P51">Controla franqueados, relatórios de receita e permissões.</text:p>
        </text:list-item>
        <text:list-item>
          <text:p text:style-name="P75"><text:span text:style-name="T4">Use esta área para definir rotas como </text:span><text:span text:style-name="Source_20_Text"><text:span text:style-name="T4">/v1/franchise</text:span></text:span><text:span text:style-name="T4">, </text:span><text:span text:style-name="Source_20_Text"><text:span text:style-name="T4">/v1/revenue</text:span></text:span><text:span text:style-name="T4">.</text:span></text:p>
          <text:list>
            <text:list-item>
              <text:p text:style-name="P75"><text:span text:style-name="T4">Isso significa que dentro do módulo </text:span><text:span text:style-name="Strong_20_Emphasis"><text:span text:style-name="T4">“1. Admin Master”</text:span></text:span><text:span text:style-name="T4"> (no painel HTML) você pode </text:span><text:span text:style-name="Strong_20_Emphasis"><text:span text:style-name="T4">cadastrar e documentar as rotas de API</text:span></text:span><text:span text:style-name="T4"> que pertencem a esse serviço central do ecossistema.</text:span></text:p>
            </text:list-item>
          </text:list>
        </text:list-item>
      </text:list>
      <text:p text:style-name="P87"><text:tab/><text:tab/>Explicando passo a passo:</text:p>
      <text:p text:style-name="P13"/>
      <text:h text:style-name="Heading_20_4" text:outline-level="4"><text:span text:style-name="T5">1. Onde fica</text:span></text:h>
      <text:list xml:id="list259245083" text:style-name="L28">
        <text:list-item>
          <text:p text:style-name="P83"><text:span text:style-name="T5">Abra o menu lateral e clique em </text:span><text:span text:style-name="Strong_20_Emphasis"><text:span text:style-name="T5">“1 Admin Master”</text:span></text:span><text:span text:style-name="T5">.</text:span></text:p>
        </text:list-item>
        <text:list-item>
          <text:p text:style-name="P83"><text:span text:style-name="T5">A aba </text:span><text:span text:style-name="Strong_20_Emphasis"><text:span text:style-name="T5">Rotas &amp; Payloads</text:span></text:span><text:span text:style-name="T5"> é o local onde as rotas são descritas.</text:span></text:p>
        </text:list-item>
      </text:list>
      <text:p text:style-name="P13"/>
      <text:h text:style-name="P1" text:outline-level="4">2. O que é uma rota</text:h>
      <text:p text:style-name="Text_20_body"><text:span text:style-name="T5"><text:tab/><text:tab/>Uma </text:span><text:span text:style-name="Strong_20_Emphasis"><text:span text:style-name="T5">rota</text:span></text:span><text:span text:style-name="T5"> é um endpoint da API, o endereço HTTP que o Admin Master expõe.<text:line-break/><text:tab/><text:tab/>Exemplos:</text:span></text:p>
      <text:list xml:id="list4018525115" text:style-name="L29">
        <text:list-item>
          <text:p text:style-name="P84"><text:span text:style-name="Source_20_Text"><text:span text:style-name="T5">POST /v1/franchise</text:span></text:span><text:span text:style-name="T5"> → cria uma nova franquia.</text:span></text:p>
        </text:list-item>
        <text:list-item>
          <text:p text:style-name="P84"><text:span text:style-name="Source_20_Text"><text:span text:style-name="T5">GET /v1/revenue</text:span></text:span><text:span text:style-name="T5"> → retorna relatórios de receita global.</text:span></text:p>
        </text:list-item>
      </text:list>
      <text:p text:style-name="P87"><text:tab/><text:tab/>Cada rota normalmente tem:</text:p>
      <text:list xml:id="list1473950784" text:style-name="L30">
        <text:list-item>
          <text:p text:style-name="P85"><text:span text:style-name="Strong_20_Emphasis"><text:span text:style-name="T5">Método HTTP</text:span></text:span><text:span text:style-name="T5"> (GET, POST, PUT, DELETE).</text:span></text:p>
        </text:list-item>
        <text:list-item>
          <text:p text:style-name="P85"><text:span text:style-name="Strong_20_Emphasis"><text:span text:style-name="T5">Caminho</text:span></text:span><text:span text:style-name="T5"> (por exemplo </text:span><text:span text:style-name="Source_20_Text"><text:span text:style-name="T5">/v1/franchise</text:span></text:span><text:span text:style-name="T5">).</text:span></text:p>
        </text:list-item>
        <text:list-item>
          <text:p text:style-name="P85"><text:span text:style-name="Strong_20_Emphasis"><text:span text:style-name="T5">Scope de segurança</text:span></text:span><text:span text:style-name="T5"> (ex.: </text:span><text:span text:style-name="Source_20_Text"><text:span text:style-name="T5">franchise.write</text:span></text:span><text:span text:style-name="T5">).</text:span></text:p>
        </text:list-item>
        <text:list-item>
          <text:p text:style-name="P85"><text:span text:style-name="Strong_20_Emphasis"><text:span text:style-name="T5">Payload de entrada</text:span></text:span><text:span text:style-name="T5"> (JSON enviado).</text:span></text:p>
        </text:list-item>
        <text:list-item>
          <text:p text:style-name="P85"><text:span text:style-name="Strong_20_Emphasis"><text:span text:style-name="T5">Resposta esperada</text:span></text:span><text:span text:style-name="T5"> (JSON retornado).</text:span></text:p>
        </text:list-item>
      </text:list>
      <text:p text:style-name="P13"/>
      <text:h text:style-name="P1" text:outline-level="4"><text:tab/>3. O que fazer no console</text:h>
      <text:p text:style-name="Text_20_body"><text:span text:style-name="T5"><text:tab/><text:tab/><text:tab/>Clique em </text:span><text:span text:style-name="Strong_20_Emphasis"><text:span text:style-name="T5">Adicionar rota</text:span></text:span><text:span text:style-name="T5">.</text:span></text:p>
      <text:p text:style-name="Text_20_body"><text:span text:style-name="T5"><text:tab/><text:tab/><text:tab/>No campo </text:span><text:span text:style-name="Strong_20_Emphasis"><text:span text:style-name="T5">Caminho</text:span></text:span><text:span text:style-name="T5">, digite </text:span><text:span text:style-name="Source_20_Text"><text:span text:style-name="T5">/v1/franchise</text:span></text:span><text:span text:style-name="T5"> ou outra rota do Admin Master.</text:span></text:p>
      <text:p text:style-name="Text_20_body"><text:span text:style-name="T5"><text:tab/><text:tab/><text:tab/>Escolha o </text:span><text:span text:style-name="Strong_20_Emphasis"><text:span text:style-name="T5">método</text:span></text:span><text:span text:style-name="T5"> (por exemplo, </text:span><text:span text:style-name="Source_20_Text"><text:span text:style-name="T5">POST</text:span></text:span><text:span text:style-name="T5">).</text:span></text:p>
      <text:p text:style-name="Text_20_body"><text:span text:style-name="T5"><text:tab/><text:tab/><text:tab/>Preencha o </text:span><text:span text:style-name="Strong_20_Emphasis"><text:span text:style-name="T5">payload JSON</text:span></text:span><text:span text:style-name="T5">, por exemplo:</text:span></text:p>
      <text:p text:style-name="P15"><text:span text:style-name="Source_20_Text"><text:span text:style-name="T5"><text:tab/><text:tab/><text:tab/>{</text:span></text:span></text:p>
      <text:p text:style-name="P15"><text:span text:style-name="Source_20_Text"><text:span text:style-name="T5"><text:s text:c="2"/><text:tab/><text:tab/><text:tab/>"name": "Franquia ABC",</text:span></text:span></text:p>
      <text:p text:style-name="P15"><text:span text:style-name="Source_20_Text"><text:span text:style-name="T5"><text:s text:c="2"/><text:tab/><text:tab/><text:tab/>"owner": "empresa@abc.com"</text:span></text:span></text:p>
      <text:p text:style-name="P16"><text:soft-page-break/><text:span text:style-name="Source_20_Text"><text:span text:style-name="T5"><text:tab/><text:tab/><text:tab/>}</text:span></text:span></text:p>
      <text:p text:style-name="Text_20_body"><text:span text:style-name="T5"><text:tab/><text:tab/><text:tab/>Preencha o </text:span><text:span text:style-name="Strong_20_Emphasis"><text:span text:style-name="T5">scope necessário</text:span></text:span><text:span text:style-name="T5">, ex.: </text:span><text:span text:style-name="Source_20_Text"><text:span text:style-name="T5">franchise.write</text:span></text:span><text:span text:style-name="T5">.</text:span></text:p>
      <text:p text:style-name="Text_20_body"><text:span text:style-name="T5"><text:tab/><text:tab/><text:tab/>Abaixo, insira a </text:span><text:span text:style-name="Strong_20_Emphasis"><text:span text:style-name="T5">resposta JSON</text:span></text:span><text:span text:style-name="T5"> esperada:</text:span></text:p>
      <text:p text:style-name="P15"><text:span text:style-name="Source_20_Text"><text:span text:style-name="T5"><text:tab/><text:tab/><text:tab/>{</text:span></text:span></text:p>
      <text:p text:style-name="P15"><text:span text:style-name="Source_20_Text"><text:span text:style-name="T5"><text:tab/><text:tab/><text:tab/>"id": "frq_12345",</text:span></text:span></text:p>
      <text:p text:style-name="P15"><text:span text:style-name="Source_20_Text"><text:span text:style-name="T5"><text:s text:c="2"/><text:tab/><text:tab/><text:tab/>"name": "Franquia ABC",</text:span></text:span></text:p>
      <text:p text:style-name="P15"><text:span text:style-name="Source_20_Text"><text:span text:style-name="T5"><text:s text:c="2"/><text:tab/><text:tab/><text:tab/>"status": "ativo"</text:span></text:span></text:p>
      <text:p text:style-name="P16"><text:span text:style-name="Source_20_Text"><text:span text:style-name="T5"><text:tab/><text:tab/><text:tab/>}</text:span></text:span></text:p>
      <text:p text:style-name="Text_20_body"><text:span text:style-name="T5"><text:tab/><text:tab/><text:tab/>Clique </text:span><text:span text:style-name="Strong_20_Emphasis"><text:span text:style-name="T5">Gerar Exemplo cURL</text:span></text:span><text:span text:style-name="T5"> para ver o comando pronto com o token OIDC.</text:span></text:p>
      <text:p text:style-name="P13"/>
      <text:h text:style-name="P1" text:outline-level="4"><text:tab/>4. Resultado</text:h>
      <text:list xml:id="list3715756378" text:style-name="L32">
        <text:list-item>
          <text:p text:style-name="P86"><text:span text:style-name="T5">O console guarda essas informações no navegador (localStorage).</text:span></text:p>
        </text:list-item>
        <text:list-item>
          <text:p text:style-name="P86"><text:span text:style-name="T5">Você constrói assim uma </text:span><text:span text:style-name="Strong_20_Emphasis"><text:span text:style-name="T5">documentação executável</text:span></text:span><text:span text:style-name="T5"> das rotas do módulo Admin Master.</text:span></text:p>
        </text:list-item>
        <text:list-item>
          <text:p text:style-name="P88">Pode exportar depois tudo em JSON para uso em documentação ou testes.</text:p>
        </text:list-item>
      </text:list>
      <text:p text:style-name="P13"/>
      <text:p text:style-name="Text_20_body"><text:span text:style-name="Strong_20_Emphasis"><text:span text:style-name="T5"><text:tab/><text:tab/>Em resumo:</text:span></text:span></text:p>
      <text:p text:style-name="Quotations"><text:span text:style-name="T5"><text:tab/><text:tab/>“Use esta área para definir rotas como </text:span><text:span text:style-name="Source_20_Text"><text:span text:style-name="T5">/v1/franchise</text:span></text:span><text:span text:style-name="T5"> ou </text:span><text:span text:style-name="Source_20_Text"><text:span text:style-name="T5">/v1/revenue</text:span></text:span><text:span text:style-name="T5">” quer dizer: cadastre aqui os endpoints da <text:tab/><text:tab/>API do módulo Admin Master, descrevendo o que eles fazem, o método HTTP, os payloads e os requisitos de segurança, para <text:tab/><text:tab/>que o console sirva como documentação interativa dessas chamadas.</text:span></text:p>
      <text:list xml:id="list84424094096510" text:continue-list="list487425566" text:style-name="L19">
        <text:list-item>
          <text:list>
            <text:list-header>
              <text:p text:style-name="P89"/>
            </text:list-header>
          </text:list>
        </text:list-item>
      </text:list>
      <text:h text:style-name="Heading_20_3" text:outline-level="3"><text:span text:style-name="Strong_20_Emphasis"><text:span text:style-name="T4">2. Franquia White-Label</text:span></text:span></text:h>
      <text:list xml:id="list3721590040" text:style-name="L20">
        <text:list-item>
          <text:p text:style-name="P52">Instância isolada de cada franqueado (subdomínio próprio).</text:p>
        </text:list-item>
        <text:list-item>
          <text:p text:style-name="P52">Gerencia usuários locais e clientes.</text:p>
        </text:list-item>
        <text:list-item>
          <text:p text:style-name="P52">Serve como camada B2B entre o franqueado e o sistema principal.</text:p>
        </text:list-item>
        <text:list-item>
          <text:p text:style-name="P76"><text:span text:style-name="T4">Rotas típicas: </text:span><text:span text:style-name="Source_20_Text"><text:span text:style-name="T4">/v1/users</text:span></text:span><text:span text:style-name="T4">, </text:span><text:span text:style-name="Source_20_Text"><text:span text:style-name="T4">/v1/accounts</text:span></text:span><text:span text:style-name="T4">.</text:span></text:p>
        </text:list-item>
      </text:list>
      <text:h text:style-name="Heading_20_3" text:outline-level="3"><text:span text:style-name="Strong_20_Emphasis"><text:span text:style-name="T4">3. Personal Banker App</text:span></text:span></text:h>
      <text:list xml:id="list2628391871" text:style-name="L21">
        <text:list-item>
          <text:p text:style-name="P53">Interface B2C usada pelos atendentes.</text:p>
        </text:list-item>
        <text:list-item>
          <text:p text:style-name="P53">Cria propostas, simula produtos e envia pedidos para o Billing.</text:p>
        </text:list-item>
        <text:list-item>
          <text:p text:style-name="P77"><text:span text:style-name="T4">Use para testar rotas como </text:span><text:span text:style-name="Source_20_Text"><text:span text:style-name="T4">/v1/proposals</text:span></text:span><text:span text:style-name="T4"> e </text:span><text:span text:style-name="Source_20_Text"><text:span text:style-name="T4">/v1/customers</text:span></text:span><text:span text:style-name="T4">.</text:span></text:p>
        </text:list-item>
      </text:list>
      <text:h text:style-name="Heading_20_3" text:outline-level="3"><text:span text:style-name="Strong_20_Emphasis"><text:span text:style-name="T4">4. Billing / Gateway</text:span></text:span></text:h>
      <text:list xml:id="list3384854948" text:style-name="L22">
        <text:list-item>
          <text:p text:style-name="P78"><text:span text:style-name="T4">Núcleo financeiro: calcula taxas, faz </text:span><text:span text:style-name="Strong_20_Emphasis"><text:span text:style-name="T4">split de pagamento</text:span></text:span><text:span text:style-name="T4"> e integra com PSPs.</text:span></text:p>
        </text:list-item>
        <text:list-item>
          <text:p text:style-name="P78"><text:span text:style-name="T4">Implementa lógica de </text:span><text:span text:style-name="Strong_20_Emphasis"><text:span text:style-name="T4">não-custódia</text:span></text:span><text:span text:style-name="T4"> (dinheiro não fica retido).</text:span></text:p>
        </text:list-item>
        <text:list-item>
          <text:p text:style-name="P78"><text:span text:style-name="T4">Inclui o simulador de split na aba </text:span><text:span text:style-name="Emphasis"><text:span text:style-name="T4">Checklist</text:span></text:span><text:span text:style-name="T4">.</text:span></text:p>
        </text:list-item>
      </text:list>
      <text:h text:style-name="Heading_20_3" text:outline-level="3"><text:span text:style-name="Strong_20_Emphasis"><text:span text:style-name="T4">5. Open Finance Layer</text:span></text:span></text:h>
      <text:list xml:id="list2522668612" text:style-name="L23">
        <text:list-item>
          <text:p text:style-name="P79"><text:span text:style-name="T4">Camada regulatória que comunica com o </text:span><text:span text:style-name="Strong_20_Emphasis"><text:span text:style-name="T4">Banco Central (Open Finance)</text:span></text:span><text:span text:style-name="T4">.</text:span></text:p>
        </text:list-item>
        <text:list-item>
          <text:p text:style-name="P79"><text:span text:style-name="T4">Gerencia consentimentos de dados e iniciações de pagamento via </text:span><text:span text:style-name="Strong_20_Emphasis"><text:span text:style-name="T4">PIX</text:span></text:span><text:span text:style-name="T4">.</text:span></text:p>
        </text:list-item>
        <text:list-item>
          <text:p text:style-name="P79"><text:span text:style-name="T4">Na aba </text:span><text:span text:style-name="Emphasis"><text:span text:style-name="T4">Checklist</text:span></text:span><text:span text:style-name="T4"> há um gerador de payload PIX.</text:span></text:p>
        </text:list-item>
      </text:list>
      <text:h text:style-name="Heading_20_3" text:outline-level="3"><text:span text:style-name="Strong_20_Emphasis"><text:span text:style-name="T4">6. Ledger Blockchain</text:span></text:span></text:h>
      <text:list xml:id="list2850412864" text:style-name="L24">
        <text:list-item>
          <text:p text:style-name="P80"><text:span text:style-name="T4">Registro </text:span><text:span text:style-name="Strong_20_Emphasis"><text:span text:style-name="T4">imutável</text:span></text:span><text:span text:style-name="T4"> de eventos.</text:span></text:p>
        </text:list-item>
        <text:list-item>
          <text:p text:style-name="P54">Gera cadeia de hashes SHA-256 (Merkle-like).</text:p>
        </text:list-item>
        <text:list-item>
          <text:p text:style-name="P54"><text:soft-page-break/>Serve para auditoria e compliance.</text:p>
        </text:list-item>
        <text:list-item>
          <text:p text:style-name="P54">Use esta aba para visualizar eventos automáticos de outras operações.</text:p>
        </text:list-item>
      </text:list>
      <text:h text:style-name="Heading_20_3" text:outline-level="3"><text:span text:style-name="Strong_20_Emphasis"><text:span text:style-name="T4">7. Compliance Console</text:span></text:span></text:h>
      <text:list xml:id="list81004705" text:style-name="L25">
        <text:list-item>
          <text:p text:style-name="P55">Acesso do time de conformidade.</text:p>
        </text:list-item>
        <text:list-item>
          <text:p text:style-name="P55">Exibe logs, auditorias e validações LGPD / PCI DSS / SOX.</text:p>
        </text:list-item>
        <text:list-item>
          <text:p text:style-name="P55">Permite checklist de políticas de privacidade e segurança.</text:p>
        </text:list-item>
      </text:list>
      <text:h text:style-name="Heading_20_3" text:outline-level="3"><text:span text:style-name="Strong_20_Emphasis"><text:span text:style-name="T4">8. Autenticação e Segurança</text:span></text:span></text:h>
      <text:list xml:id="list2287635929" text:style-name="L26">
        <text:list-item>
          <text:p text:style-name="P81"><text:span text:style-name="T4">Módulo do </text:span><text:span text:style-name="Strong_20_Emphasis"><text:span text:style-name="T4">OIDC</text:span></text:span><text:span text:style-name="T4">, RBAC e MFA.</text:span></text:p>
        </text:list-item>
        <text:list-item>
          <text:p text:style-name="P56">Centraliza identidade, sessões e política de acesso.</text:p>
        </text:list-item>
        <text:list-item>
          <text:p text:style-name="P56">Use esta aba para registrar controles de login, expiração e MFA.</text:p>
        </text:list-item>
      </text:list>
      <text:p text:style-name="P11"/>
      <text:h text:style-name="P5" text:outline-level="2">3) Como usar na prática</text:h>
      <text:list xml:id="list4051657906" text:style-name="L27">
        <text:list-item>
          <text:p text:style-name="P57">Clique no número ou nome do módulo.</text:p>
        </text:list-item>
        <text:list-item>
          <text:p text:style-name="P57">Explore as três abas internas.</text:p>
        </text:list-item>
        <text:list-item>
          <text:p text:style-name="P57">Cadastre rotas ou eventos conforme a função do módulo.</text:p>
        </text:list-item>
        <text:list-item>
          <text:p text:style-name="P82"><text:span text:style-name="T4">Se quiser ver fluxos entre eles, observe o </text:span><text:span text:style-name="Strong_20_Emphasis"><text:span text:style-name="T4">diagrama SVG</text:span></text:span><text:span text:style-name="T4"> (Admin → Franquia → Billing → Open Finance → Ledger/Compliance).</text:span></text:p>
        </text:list-item>
      </text:list>
      <text:p text:style-name="P11"/>
      <text:p text:style-name="Text_20_body"><text:span text:style-name="Strong_20_Emphasis"><text:span text:style-name="T4">Resumo:</text:span></text:span><text:span text:style-name="T4"><text:line-break/>O menu lateral é o mapa funcional do ecossistema. Cada módulo representa um subsistema real da plataforma — o console apenas organiza e documenta suas rotas, auditorias e verificações.</text:span></text:p>
      <text:p text:style-name="P49"/>
      <text:h text:style-name="Heading_20_1" text:outline-level="1">4) Rotas &amp; Payloads</text:h>
      <text:list xml:id="list1903667096" text:style-name="L4">
        <text:list-item>
          <text:p text:style-name="P39">Clique no módulo. Aba <text:span text:style-name="Strong_20_Emphasis">Rotas</text:span>.</text:p>
        </text:list-item>
        <text:list-item>
          <text:p text:style-name="P39"><text:span text:style-name="Strong_20_Emphasis">Adicionar</text:span> cria uma rota. Campos:</text:p>
          <text:list>
            <text:list-item>
              <text:p text:style-name="P39"><text:span text:style-name="Strong_20_Emphasis">Método</text:span>: GET/POST/PUT/PATCH/DELETE.</text:p>
            </text:list-item>
            <text:list-item>
              <text:p text:style-name="P39"><text:span text:style-name="Strong_20_Emphasis">Caminho</text:span>: ex. <text:span text:style-name="Source_20_Text">/v1/franquias</text:span>.</text:p>
            </text:list-item>
            <text:list-item>
              <text:p text:style-name="P39"><text:span text:style-name="Strong_20_Emphasis">Scope Necessário</text:span>: ex. <text:span text:style-name="Source_20_Text">billing.write</text:span>.</text:p>
            </text:list-item>
            <text:list-item>
              <text:p text:style-name="P39"><text:span text:style-name="Strong_20_Emphasis">Payload (JSON)</text:span> e <text:span text:style-name="Strong_20_Emphasis">Resposta (JSON)</text:span>: exemplos.</text:p>
            </text:list-item>
          </text:list>
        </text:list-item>
        <text:list-item>
          <text:p text:style-name="P39">Clique <text:span text:style-name="Strong_20_Emphasis">Gerar Exemplo cURL</text:span> para ver o comando já com <text:span text:style-name="Source_20_Text">Authorization: Bearer …</text:span>.</text:p>
        </text:list-item>
        <text:list-item>
          <text:p text:style-name="P39">Busca rápida: use o campo de filtro por método, caminho ou scope.</text:p>
        </text:list-item>
        <text:list-item>
          <text:p text:style-name="P39">Excluir rota: botão <text:span text:style-name="Strong_20_Emphasis">Excluir</text:span> dentro do <text:span text:style-name="Source_20_Text">details</text:span>.</text:p>
        </text:list-item>
      </text:list>
      <text:p text:style-name="Text_20_body">Exemplo de payload rápido:</text:p>
      <text:p text:style-name="P15"><text:span text:style-name="Source_20_Text">{</text:span></text:p>
      <text:p text:style-name="P15"><text:span text:style-name="Source_20_Text"><text:s text:c="2"/>"franchiseId": "frq_123",</text:span></text:p>
      <text:p text:style-name="P15"><text:span text:style-name="Source_20_Text"><text:s text:c="2"/>"name": "Loja Campinas",</text:span></text:p>
      <text:p text:style-name="P15"><text:soft-page-break/><text:span text:style-name="Source_20_Text"><text:s text:c="2"/>"ownerEmail": "dono@exemplo.com"</text:span></text:p>
      <text:p text:style-name="P16"><text:span text:style-name="Source_20_Text">}</text:span></text:p>
      <text:p text:style-name="P94"><text:span text:style-name="Source_20_Text"><text:span text:style-name="T4">Isso descreve como </text:span></text:span><text:span text:style-name="Source_20_Text"><text:span text:style-name="Strong_20_Emphasis"><text:span text:style-name="T4">registrar e testar endpoints da API</text:span></text:span></text:span><text:span text:style-name="Source_20_Text"><text:span text:style-name="T4"> dentro da aba </text:span></text:span><text:span text:style-name="Source_20_Text"><text:span text:style-name="Strong_20_Emphasis"><text:span text:style-name="T4">“Rotas &amp; Payloads”</text:span></text:span></text:span><text:span text:style-name="Source_20_Text"><text:span text:style-name="T4"> de cada módulo no console HTML.<text:line-break/>Função: documentar e simular as rotas REST da arquitetura.</text:span></text:span></text:p>
      <text:p text:style-name="P11"/>
      <text:h text:style-name="P2" text:outline-level="4"><text:tab/>1. Acessar a aba</text:h>
      <text:list xml:id="list1118248573" text:style-name="L34">
        <text:list-item>
          <text:p text:style-name="P90"><text:span text:style-name="T4">Clique em um módulo no menu lateral, por exemplo </text:span><text:span text:style-name="Strong_20_Emphasis"><text:span text:style-name="T4">Billing</text:span></text:span><text:span text:style-name="T4"> ou </text:span><text:span text:style-name="Strong_20_Emphasis"><text:span text:style-name="T4">Admin Master</text:span></text:span><text:span text:style-name="T4">.</text:span></text:p>
        </text:list-item>
        <text:list-item>
          <text:p text:style-name="P90"><text:span text:style-name="T4">Dentro dele, selecione a aba </text:span><text:span text:style-name="Strong_20_Emphasis"><text:span text:style-name="T4">Rotas &amp; Payloads</text:span></text:span><text:span text:style-name="T4">.<text:line-break/>Essa aba é o editor de endpoints da API.</text:span></text:p>
        </text:list-item>
      </text:list>
      <text:p text:style-name="P11"/>
      <text:h text:style-name="P2" text:outline-level="4"><text:tab/>2. Criar uma nova rota</text:h>
      <text:list xml:id="list1873122574" text:style-name="L35">
        <text:list-item>
          <text:p text:style-name="P91"><text:span text:style-name="T4">Pressione o botão </text:span><text:span text:style-name="Strong_20_Emphasis"><text:span text:style-name="T4">Adicionar</text:span></text:span><text:span text:style-name="T4">.<text:line-break/>Aparece um bloco editável com campos.</text:span></text:p>
        </text:list-item>
      </text:list>
      <text:p text:style-name="Text_20_body"><text:span text:style-name="Strong_20_Emphasis"><text:span text:style-name="T4"><text:tab/><text:tab/><text:tab/>Campos principais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2438952804080">
            <table:table-cell table:style-name="Tabela2.A1" office:value-type="string">
              <text:p text:style-name="P34">Campo</text:p>
            </table:table-cell>
            <table:table-cell table:style-name="Tabela2.A1" office:value-type="string">
              <text:p text:style-name="P34">Função</text:p>
            </table:table-cell>
            <table:table-cell table:style-name="Tabela2.A1" office:value-type="string">
              <text:p text:style-name="P34">Exemplo</text:p>
            </table:table-cell>
          </table:table-row>
        </table:table-header-rows>
        <table:table-row table:style-name="TableLine2438952804080">
          <table:table-cell table:style-name="Tabela2.A1" office:value-type="string">
            <text:p text:style-name="Table_20_Contents"><text:span text:style-name="Strong_20_Emphasis"><text:span text:style-name="T4">Método</text:span></text:span></text:p>
          </table:table-cell>
          <table:table-cell table:style-name="Tabela2.A1" office:value-type="string">
            <text:p text:style-name="P33">Tipo de requisição HTTP</text:p>
          </table:table-cell>
          <table:table-cell table:style-name="Tabela2.A1" office:value-type="string">
            <text:p text:style-name="Table_20_Contents"><text:span text:style-name="Source_20_Text"><text:span text:style-name="T4">POST</text:span></text:span></text:p>
          </table:table-cell>
        </table:table-row>
        <table:table-row table:style-name="TableLine2438952804080">
          <table:table-cell table:style-name="Tabela2.A1" office:value-type="string">
            <text:p text:style-name="Table_20_Contents"><text:span text:style-name="Strong_20_Emphasis"><text:span text:style-name="T4">Caminho</text:span></text:span></text:p>
          </table:table-cell>
          <table:table-cell table:style-name="Tabela2.A1" office:value-type="string">
            <text:p text:style-name="P33">URL da rota no serviço</text:p>
          </table:table-cell>
          <table:table-cell table:style-name="Tabela2.A1" office:value-type="string">
            <text:p text:style-name="Table_20_Contents"><text:span text:style-name="Source_20_Text"><text:span text:style-name="T4">/v1/franquias</text:span></text:span></text:p>
          </table:table-cell>
        </table:table-row>
        <table:table-row table:style-name="TableLine2438952804080">
          <table:table-cell table:style-name="Tabela2.A1" office:value-type="string">
            <text:p text:style-name="Table_20_Contents"><text:span text:style-name="Strong_20_Emphasis"><text:span text:style-name="T4">Scope Necessário</text:span></text:span></text:p>
          </table:table-cell>
          <table:table-cell table:style-name="Tabela2.A1" office:value-type="string">
            <text:p text:style-name="P33">Permissão exigida pelo RBAC</text:p>
          </table:table-cell>
          <table:table-cell table:style-name="Tabela2.A1" office:value-type="string">
            <text:p text:style-name="Table_20_Contents"><text:span text:style-name="Source_20_Text"><text:span text:style-name="T4">billing.write</text:span></text:span></text:p>
          </table:table-cell>
        </table:table-row>
        <table:table-row table:style-name="TableLine2438952804080">
          <table:table-cell table:style-name="Tabela2.A1" office:value-type="string">
            <text:p text:style-name="Table_20_Contents"><text:span text:style-name="Strong_20_Emphasis"><text:span text:style-name="T4">Payload (JSON)</text:span></text:span></text:p>
          </table:table-cell>
          <table:table-cell table:style-name="Tabela2.A1" office:value-type="string">
            <text:p text:style-name="P33">Corpo enviado na requisição</text:p>
          </table:table-cell>
          <table:table-cell table:style-name="Tabela2.A1" office:value-type="string">
            <text:p text:style-name="P33">ver exemplo abaixo</text:p>
          </table:table-cell>
        </table:table-row>
        <table:table-row table:style-name="TableLine2438952804080">
          <table:table-cell table:style-name="Tabela2.A1" office:value-type="string">
            <text:p text:style-name="Table_20_Contents"><text:span text:style-name="Strong_20_Emphasis"><text:span text:style-name="T4">Resposta (JSON)</text:span></text:span></text:p>
          </table:table-cell>
          <table:table-cell table:style-name="Tabela2.A1" office:value-type="string">
            <text:p text:style-name="P33">Estrutura esperada de retorno</text:p>
          </table:table-cell>
          <table:table-cell table:style-name="Tabela2.A1" office:value-type="string">
            <text:p text:style-name="Table_20_Contents"><text:span text:style-name="Source_20_Text"><text:span text:style-name="T4">{"ok": true}</text:span></text:span></text:p>
          </table:table-cell>
        </table:table-row>
      </table:table>
      <text:p text:style-name="P11"/>
      <text:h text:style-name="P2" text:outline-level="4"><text:tab/>3. Inserir o payload e resposta</text:h>
      <text:p text:style-name="Text_20_body"><text:span text:style-name="T4"><text:tab/><text:tab/><text:tab/>Esses campos são apenas </text:span><text:span text:style-name="Strong_20_Emphasis"><text:span text:style-name="T4">documentação viva</text:span></text:span><text:span text:style-name="T4">, servem para exemplificar chamadas.<text:line-break/><text:tab/><text:tab/><text:tab/>Exemplo funcional:</text:span></text:p>
      <text:p text:style-name="P15"><text:span text:style-name="Source_20_Text"><text:span text:style-name="T4">{</text:span></text:span></text:p>
      <text:p text:style-name="P15"><text:span text:style-name="Source_20_Text"><text:span text:style-name="T4"><text:s text:c="2"/>"franchiseId": "frq_123",</text:span></text:span></text:p>
      <text:p text:style-name="P15"><text:span text:style-name="Source_20_Text"><text:span text:style-name="T4"><text:s text:c="2"/>"name": "Loja Campinas",</text:span></text:span></text:p>
      <text:p text:style-name="P15"><text:span text:style-name="Source_20_Text"><text:span text:style-name="T4"><text:s text:c="2"/>"ownerEmail": "dono@exemplo.com"</text:span></text:span></text:p>
      <text:p text:style-name="P16"><text:span text:style-name="Source_20_Text"><text:span text:style-name="T4">}</text:span></text:span></text:p>
      <text:p text:style-name="Text_20_body"><text:span text:style-name="T4">O campo </text:span><text:span text:style-name="Strong_20_Emphasis"><text:span text:style-name="T4">Resposta</text:span></text:span><text:span text:style-name="T4"> pode conter algo como:</text:span></text:p>
      <text:p text:style-name="P15"><text:span text:style-name="Source_20_Text"><text:span text:style-name="T4">{</text:span></text:span></text:p>
      <text:p text:style-name="P15"><text:span text:style-name="Source_20_Text"><text:span text:style-name="T4"><text:s text:c="2"/>"status": "created",</text:span></text:span></text:p>
      <text:p text:style-name="P15"><text:span text:style-name="Source_20_Text"><text:span text:style-name="T4"><text:s text:c="2"/>"id": "frq_123"</text:span></text:span></text:p>
      <text:p text:style-name="P16"><text:span text:style-name="Source_20_Text"><text:span text:style-name="T4">}</text:span></text:span></text:p>
      <text:p text:style-name="P11"/>
      <text:h text:style-name="P2" text:outline-level="4"><text:tab/>4. Gerar exemplo cURL</text:h>
      <text:list xml:id="list3020968225" text:style-name="L36">
        <text:list-item>
          <text:p text:style-name="P92"><text:span text:style-name="T4">Clique em </text:span><text:span text:style-name="Strong_20_Emphasis"><text:span text:style-name="T4">Gerar Exemplo cURL</text:span></text:span><text:span text:style-name="T4">.</text:span></text:p>
        </text:list-item>
        <text:list-item>
          <text:p text:style-name="P58">O console monta automaticamente o comando com:</text:p>
          <text:list>
            <text:list-item>
              <text:p text:style-name="P58">método HTTP escolhido;</text:p>
            </text:list-item>
            <text:list-item>
              <text:p text:style-name="P58">caminho configurado;</text:p>
            </text:list-item>
            <text:list-item>
              <text:p text:style-name="P58">payload JSON;</text:p>
            </text:list-item>
            <text:list-item>
              <text:p text:style-name="P92"><text:span text:style-name="T4">header </text:span><text:span text:style-name="Source_20_Text"><text:span text:style-name="T4">Authorization: Bearer &lt;token&gt;</text:span></text:span><text:span text:style-name="T4"> (usando o token colado no passo 2 de Segurança).</text:span></text:p>
            </text:list-item>
          </text:list>
        </text:list-item>
        <text:list-item>
          <text:p text:style-name="P58">O comando aparece na tela e é copiado para a área de transferência.<text:line-break/>Exemplo:</text:p>
        </text:list-item>
      </text:list>
      <text:p text:style-name="P15"><text:soft-page-break/><text:span text:style-name="Source_20_Text"><text:span text:style-name="T4">curl -X POST \</text:span></text:span></text:p>
      <text:p text:style-name="P15"><text:span text:style-name="Source_20_Text"><text:span text:style-name="T4"><text:s text:c="2"/>'https://api.exemplo.com/v1/franquias' \</text:span></text:span></text:p>
      <text:p text:style-name="P15"><text:span text:style-name="Source_20_Text"><text:span text:style-name="T4"><text:s text:c="2"/>-H 'Authorization: Bearer eyJhbGciOi...' \</text:span></text:span></text:p>
      <text:p text:style-name="P15"><text:span text:style-name="Source_20_Text"><text:span text:style-name="T4"><text:s text:c="2"/>-H 'Content-Type: application/json' \</text:span></text:span></text:p>
      <text:p text:style-name="P16"><text:span text:style-name="Source_20_Text"><text:span text:style-name="T4"><text:s text:c="2"/>-d '{"franchiseId":"frq_123","name":"Loja Campinas","ownerEmail":"dono@exemplo.com"}'</text:span></text:span></text:p>
      <text:p text:style-name="P11"/>
      <text:h text:style-name="P2" text:outline-level="4"><text:tab/>5. Filtro rápido</text:h>
      <text:p text:style-name="P49"><text:tab/><text:tab/><text:tab/>Acima da lista há um campo de busca.<text:line-break/><text:tab/><text:tab/><text:tab/>Digite parte do método, caminho ou scope para filtrar — útil quando há muitas rotas cadastradas.</text:p>
      <text:p text:style-name="P11"/>
      <text:h text:style-name="P2" text:outline-level="4"><text:tab/>6. Excluir rota</text:h>
      <text:p text:style-name="Text_20_body"><text:span text:style-name="T4"><text:tab/><text:tab/><text:tab/>Abra o bloco da rota (seta “details”) e clique </text:span><text:span text:style-name="Strong_20_Emphasis"><text:span text:style-name="T4">Excluir</text:span></text:span><text:span text:style-name="T4">.<text:line-break/><text:tab/><text:tab/><text:tab/>A rota é removida e o estado é salvo automaticamente.</text:span></text:p>
      <text:p text:style-name="P11"/>
      <text:h text:style-name="P2" text:outline-level="4"><text:tab/>7. Resultado prático</text:h>
      <text:list xml:id="list3100487861" text:style-name="L37">
        <text:list-item>
          <text:p text:style-name="P93"><text:span text:style-name="T4">Você cria um </text:span><text:span text:style-name="Strong_20_Emphasis"><text:span text:style-name="T4">catálogo interativo de endpoints</text:span></text:span><text:span text:style-name="T4"> de cada módulo.</text:span></text:p>
        </text:list-item>
        <text:list-item>
          <text:p text:style-name="P59">Pode exportar o conjunto em JSON para versionamento.</text:p>
        </text:list-item>
        <text:list-item>
          <text:p text:style-name="P93"><text:span text:style-name="T4">Cada teste de rota pode registrar um evento automático no </text:span><text:span text:style-name="Strong_20_Emphasis"><text:span text:style-name="T4">Ledger</text:span></text:span><text:span text:style-name="T4">, garantindo rastreabilidade.</text:span></text:p>
        </text:list-item>
      </text:list>
      <text:p text:style-name="P19"><text:span text:style-name="Source_20_Text"><text:tab/><text:tab/><text:tab/></text:span></text:p>
      <text:p text:style-name="P20"><text:span text:style-name="Source_20_Text"><text:tab/></text:span></text:p>
      <text:h text:style-name="P3" text:outline-level="1">5) Ledger • Eventos</text:h>
      <text:list xml:id="list3643647312" text:style-name="L5">
        <text:list-item>
          <text:p text:style-name="P40">Aba <text:span text:style-name="Strong_20_Emphasis">Eventos</text:span> de qualquer módulo.</text:p>
        </text:list-item>
        <text:list-item>
          <text:p text:style-name="P40">Clique <text:span text:style-name="Strong_20_Emphasis">+ Evento</text:span> para registrar algo manual.</text:p>
        </text:list-item>
        <text:list-item>
          <text:p text:style-name="P40">Clique <text:span text:style-name="Strong_20_Emphasis">Recalcular Hash-Chain</text:span> para recalcular hashes.</text:p>
        </text:list-item>
        <text:list-item>
          <text:p text:style-name="P40">Ao gerar cURL, calcular split ou criar payload PIX, um evento é registrado se o “auto-ledger” estiver ativo.</text:p>
        </text:list-item>
        <text:list-item>
          <text:p text:style-name="P40">Em cada evento, copie o <text:span text:style-name="Strong_20_Emphasis">hash</text:span>. O encadeamento usa <text:span text:style-name="Source_20_Text">prevHash + conteúdo</text:span> com SHA-256.</text:p>
        </text:list-item>
      </text:list>
      <text:p text:style-name="Text_20_body"><text:span text:style-name="T4"><text:tab/>Essa parte explica </text:span><text:span text:style-name="Strong_20_Emphasis"><text:span text:style-name="T4">como o módulo “Ledger Blockchain” registra auditorias</text:span></text:span><text:span text:style-name="T4"> de tudo o que acontece no sistema.<text:line-break/>Ele simula uma trilha imutável de eventos usando </text:span><text:span text:style-name="Strong_20_Emphasis"><text:span text:style-name="T4">hashes SHA-256 encadeados</text:span></text:span><text:span text:style-name="T4">.</text:span></text:p>
      <text:p text:style-name="P11"/>
      <text:h text:style-name="P8" text:outline-level="3">1. Onde acessar</text:h>
      <text:list xml:id="list873777747" text:style-name="L38">
        <text:list-item>
          <text:p text:style-name="P60">Abra qualquer módulo (ex.: Billing, Open Finance, Admin Master).</text:p>
        </text:list-item>
        <text:list-item>
          <text:p text:style-name="P95"><text:span text:style-name="T4">Vá para a aba </text:span><text:span text:style-name="Strong_20_Emphasis"><text:span text:style-name="T4">Eventos</text:span></text:span><text:span text:style-name="T4">.<text:line-break/>Cada módulo tem sua própria lista de eventos, mas o </text:span><text:span text:style-name="Strong_20_Emphasis"><text:span text:style-name="T4">Ledger (módulo 6)</text:span></text:span><text:span text:style-name="T4"> é o repositório principal.</text:span></text:p>
        </text:list-item>
      </text:list>
      <text:p text:style-name="P11"/>
      <text:h text:style-name="P8" text:outline-level="3"><text:soft-page-break/>2. Criar evento manual</text:h>
      <text:list xml:id="list952342681" text:style-name="L39">
        <text:list-item>
          <text:p text:style-name="P96"><text:span text:style-name="T4">Clique </text:span><text:span text:style-name="Strong_20_Emphasis"><text:span text:style-name="T4">+ Evento</text:span></text:span><text:span text:style-name="T4">.</text:span></text:p>
        </text:list-item>
        <text:list-item>
          <text:p text:style-name="P61">O console cria um registro com:</text:p>
          <text:list>
            <text:list-item>
              <text:p text:style-name="P96"><text:span text:style-name="Source_20_Text"><text:span text:style-name="T4">id</text:span></text:span><text:span text:style-name="T4"> único (UUID);</text:span></text:p>
            </text:list-item>
            <text:list-item>
              <text:p text:style-name="P96"><text:span text:style-name="Source_20_Text"><text:span text:style-name="T4">ts</text:span></text:span><text:span text:style-name="T4"> = timestamp ISO 8601;</text:span></text:p>
            </text:list-item>
            <text:list-item>
              <text:p text:style-name="P96"><text:span text:style-name="Source_20_Text"><text:span text:style-name="T4">tipo</text:span></text:span><text:span text:style-name="T4"> = “custom”;</text:span></text:p>
            </text:list-item>
            <text:list-item>
              <text:p text:style-name="P96"><text:span text:style-name="Source_20_Text"><text:span text:style-name="T4">payload</text:span></text:span><text:span text:style-name="T4"> = </text:span><text:span text:style-name="Source_20_Text"><text:span text:style-name="T4">{"exemplo": true}</text:span></text:span><text:span text:style-name="T4">.</text:span></text:p>
            </text:list-item>
          </text:list>
        </text:list-item>
        <text:list-item>
          <text:p text:style-name="P61">Serve para anotar testes ou ações manuais, como “revisão de contrato”.</text:p>
        </text:list-item>
      </text:list>
      <text:p text:style-name="P11"/>
      <text:h text:style-name="P8" text:outline-level="3">3. Recalcular hash-chain</text:h>
      <text:list xml:id="list1713962740" text:style-name="L40">
        <text:list-item>
          <text:p text:style-name="P97"><text:span text:style-name="T4">Clique </text:span><text:span text:style-name="Strong_20_Emphasis"><text:span text:style-name="T4">Recalcular Hash-Chain</text:span></text:span><text:span text:style-name="T4">.</text:span></text:p>
        </text:list-item>
        <text:list-item>
          <text:p text:style-name="P62">O console percorre todos os eventos na ordem e refaz o encadeamento:</text:p>
          <text:p text:style-name="P21"><text:span text:style-name="Source_20_Text"><text:span text:style-name="T4">hash₁ = SHA256("GENESIS" + conteúdo₁)</text:span></text:span></text:p>
          <text:p text:style-name="P21"><text:span text:style-name="Source_20_Text"><text:span text:style-name="T4">hash₂ = SHA256(hash₁ + conteúdo₂)</text:span></text:span></text:p>
          <text:p text:style-name="P21"><text:span text:style-name="Source_20_Text"><text:span text:style-name="T4">hash₃ = SHA256(hash₂ + conteúdo₃)</text:span></text:span></text:p>
          <text:p text:style-name="P22"><text:span text:style-name="Source_20_Text"><text:span text:style-name="T4">...</text:span></text:span></text:p>
        </text:list-item>
        <text:list-item>
          <text:p text:style-name="P97"><text:span text:style-name="T4">Resultado: cada evento tem </text:span><text:span text:style-name="Source_20_Text"><text:span text:style-name="T4">hash</text:span></text:span><text:span text:style-name="T4"> e </text:span><text:span text:style-name="Source_20_Text"><text:span text:style-name="T4">prev</text:span></text:span><text:span text:style-name="T4"> (hash anterior).</text:span></text:p>
        </text:list-item>
        <text:list-item>
          <text:p text:style-name="P62">Se qualquer evento for alterado, os hashes seguintes mudam, revelando manipulação.</text:p>
        </text:list-item>
        <text:list-item>
          <text:p text:style-name="P97"><text:span text:style-name="T4">Isso simula o comportamento de um </text:span><text:span text:style-name="Strong_20_Emphasis"><text:span text:style-name="T4">ledger imutável</text:span></text:span><text:span text:style-name="T4">.</text:span></text:p>
        </text:list-item>
      </text:list>
      <text:p text:style-name="P11"/>
      <text:h text:style-name="P8" text:outline-level="3">4. Registro automático de eventos</text:h>
      <text:p text:style-name="Text_20_body"><text:span text:style-name="T4">Quando o interruptor </text:span><text:span text:style-name="Strong_20_Emphasis"><text:span text:style-name="T4">“Registrar eventos automaticamente no Ledger”</text:span></text:span><text:span text:style-name="T4"> (no topo) está ativado:</text:span></text:p>
      <text:list xml:id="list2366700900" text:style-name="L41">
        <text:list-item>
          <text:p text:style-name="P63">Toda ação relevante gera evento:</text:p>
          <text:list>
            <text:list-item>
              <text:p text:style-name="P63">Gerar cURL de uma rota;</text:p>
            </text:list-item>
            <text:list-item>
              <text:p text:style-name="P63">Calcular split no Billing;</text:p>
            </text:list-item>
            <text:list-item>
              <text:p text:style-name="P63">Gerar payload PIX no Open Finance.</text:p>
            </text:list-item>
          </text:list>
        </text:list-item>
        <text:list-item>
          <text:p text:style-name="P63">Cada evento inclui método, caminho, payload e hora da execução.</text:p>
        </text:list-item>
      </text:list>
      <text:p text:style-name="P49">Exemplo real de evento:</text:p>
      <text:p text:style-name="P15"><text:span text:style-name="Source_20_Text"><text:span text:style-name="T4">{</text:span></text:span></text:p>
      <text:p text:style-name="P15"><text:span text:style-name="Source_20_Text"><text:span text:style-name="T4"><text:s text:c="2"/>"id": "a47e...",</text:span></text:span></text:p>
      <text:p text:style-name="P15"><text:span text:style-name="Source_20_Text"><text:span text:style-name="T4"><text:s text:c="2"/>"ts": "2025-11-02T19:10:30Z",</text:span></text:span></text:p>
      <text:p text:style-name="P15"><text:span text:style-name="Source_20_Text"><text:span text:style-name="T4"><text:s text:c="2"/>"tipo": "http_call",</text:span></text:span></text:p>
      <text:p text:style-name="P15"><text:span text:style-name="Source_20_Text"><text:span text:style-name="T4"><text:s text:c="2"/>"modulo": "mod-4",</text:span></text:span></text:p>
      <text:p text:style-name="P15"><text:span text:style-name="Source_20_Text"><text:span text:style-name="T4"><text:s text:c="2"/>"method": "POST",</text:span></text:span></text:p>
      <text:p text:style-name="P15"><text:span text:style-name="Source_20_Text"><text:span text:style-name="T4"><text:s text:c="2"/>"path": "/v1/pagamentos",</text:span></text:span></text:p>
      <text:p text:style-name="P15"><text:span text:style-name="Source_20_Text"><text:span text:style-name="T4"><text:s text:c="2"/>"scope": "billing.write",</text:span></text:span></text:p>
      <text:p text:style-name="P15"><text:span text:style-name="Source_20_Text"><text:span text:style-name="T4"><text:s text:c="2"/>"hash": "9df4b6a3e12c..."</text:span></text:span></text:p>
      <text:p text:style-name="P16"><text:span text:style-name="Source_20_Text"><text:span text:style-name="T4">}</text:span></text:span></text:p>
      <text:p text:style-name="P11"/>
      <text:h text:style-name="P8" text:outline-level="3">5. Copiar o hash</text:h>
      <text:list xml:id="list662894979" text:style-name="L42">
        <text:list-item>
          <text:p text:style-name="P98"><text:span text:style-name="T4">Em cada linha de evento há um botão </text:span><text:span text:style-name="Strong_20_Emphasis"><text:span text:style-name="T4">“Copiar hash”</text:span></text:span><text:span text:style-name="T4">.</text:span></text:p>
        </text:list-item>
        <text:list-item>
          <text:p text:style-name="P98"><text:span text:style-name="T4">Esse hash é a </text:span><text:span text:style-name="Emphasis"><text:span text:style-name="T4">prova criptográfica</text:span></text:span><text:span text:style-name="T4"> de que o evento existiu em determinado momento.</text:span></text:p>
        </text:list-item>
        <text:list-item>
          <text:p text:style-name="P64">Em uma implantação real, você poderia ancorar esse hash em uma blockchain pública ou privada para auditoria externa.</text:p>
        </text:list-item>
      </text:list>
      <text:p text:style-name="P11"><text:soft-page-break/></text:p>
      <text:h text:style-name="P8" text:outline-level="3">6. Resultado prático</text:h>
      <text:list xml:id="list2515875596" text:style-name="L43">
        <text:list-item>
          <text:p text:style-name="P99"><text:span text:style-name="T4">Você obtém uma </text:span><text:span text:style-name="Strong_20_Emphasis"><text:span text:style-name="T4">trilha de auditoria verificável</text:span></text:span><text:span text:style-name="T4"> dentro do console.</text:span></text:p>
        </text:list-item>
        <text:list-item>
          <text:p text:style-name="P65">Pode exportar o estado e reconstruir a cadeia de hashes em outro ambiente.</text:p>
        </text:list-item>
        <text:list-item>
          <text:p text:style-name="P99"><text:span text:style-name="T4">Qualquer divergência entre </text:span><text:span text:style-name="Source_20_Text"><text:span text:style-name="T4">prevHash</text:span></text:span><text:span text:style-name="T4"> e </text:span><text:span text:style-name="Source_20_Text"><text:span text:style-name="T4">hash</text:span></text:span><text:span text:style-name="T4"> quebra o elo e indica alteração.</text:span></text:p>
        </text:list-item>
      </text:list>
      <text:p text:style-name="P11"/>
      <text:p text:style-name="Text_20_body"><text:span text:style-name="Strong_20_Emphasis"><text:span text:style-name="T4">Resumo:</text:span></text:span><text:span text:style-name="T4"><text:line-break/>A aba </text:span><text:span text:style-name="Strong_20_Emphasis"><text:span text:style-name="T4">Eventos</text:span></text:span><text:span text:style-name="T4"> mostra o histórico de tudo o que ocorreu.<text:line-break/>Cada ação gera um registro com hash encadeado por SHA-256, garantindo </text:span><text:span text:style-name="Strong_20_Emphasis"><text:span text:style-name="T4">imutabilidade e rastreabilidade</text:span></text:span><text:span text:style-name="T4">, exatamente como um ledger blockchain simplificado.</text:span></text:p>
      <text:p text:style-name="Text_20_body"/>
      <text:h text:style-name="Heading_20_1" text:outline-level="1">6) Checklist</text:h>
      <text:list xml:id="list2456665081" text:style-name="L6">
        <text:list-item>
          <text:p text:style-name="P41">Aba <text:span text:style-name="Strong_20_Emphasis">Checklist</text:span> por módulo.</text:p>
        </text:list-item>
        <text:list-item>
          <text:p text:style-name="P41">Marque status e anote observações.</text:p>
        </text:list-item>
        <text:list-item>
          <text:p text:style-name="P41">Alguns módulos têm extras:</text:p>
          <text:p text:style-name="P101">É a área para controlar requisitos por módulo. Marca status, escreve notas e usa extras quando existem.</text:p>
        </text:list-item>
      </text:list>
      <text:h text:style-name="P4" text:outline-level="1">Como usar</text:h>
      <text:list xml:id="list4235825262" text:style-name="L44">
        <text:list-item>
          <text:p text:style-name="P102">Abrir</text:p>
        </text:list-item>
      </text:list>
      <text:list xml:id="list277269294" text:style-name="L45">
        <text:list-item>
          <text:p text:style-name="P123"><text:span text:style-name="T7">Entre no módulo desejado. Selecione a aba </text:span><text:span text:style-name="Strong_20_Emphasis"><text:span text:style-name="T7">Checklist</text:span></text:span><text:span text:style-name="T7">.</text:span></text:p>
        </text:list-item>
      </text:list>
      <text:list xml:id="list1063169015" text:style-name="L46">
        <text:list-item>
          <text:p text:style-name="P103">Marcar status</text:p>
        </text:list-item>
      </text:list>
      <text:list xml:id="list2463604" text:style-name="L47">
        <text:list-item>
          <text:p text:style-name="P104">Cada linha é um item de controle.</text:p>
        </text:list-item>
        <text:list-item>
          <text:p text:style-name="P104">Marque o checkbox quando cumprir.</text:p>
        </text:list-item>
        <text:list-item>
          <text:p text:style-name="P104">Exemplos por módulo:</text:p>
          <text:list>
            <text:list-item>
              <text:p text:style-name="P104">Billing: “Regras de split”, “Não-custódia”, “Idempotency-Key”.</text:p>
            </text:list-item>
            <text:list-item>
              <text:p text:style-name="P104">Open Finance: “Consentimento”, “Iniciação PIX”.</text:p>
            </text:list-item>
            <text:list-item>
              <text:p text:style-name="P104">Ledger: “Imutabilidade”, “Retenção”.</text:p>
            </text:list-item>
            <text:list-item>
              <text:p text:style-name="P104">Compliance: “LGPD”, “PCI DSS”, “SOX”.</text:p>
            </text:list-item>
            <text:list-item>
              <text:p text:style-name="P104">Autenticação: “OIDC”, “RBAC”, “MFA”.</text:p>
            </text:list-item>
          </text:list>
        </text:list-item>
      </text:list>
      <text:list xml:id="list3515885771" text:style-name="L48">
        <text:list-item>
          <text:p text:style-name="P105">Anotar observações</text:p>
        </text:list-item>
      </text:list>
      <text:list xml:id="list1449480007" text:style-name="L49">
        <text:list-item>
          <text:p text:style-name="P106">Campo “Notas” por item.</text:p>
        </text:list-item>
        <text:list-item>
          <text:p text:style-name="P106">Use para links de evidência, decisões e pendências.</text:p>
        </text:list-item>
        <text:list-item>
          <text:p text:style-name="P124"><text:span text:style-name="T7">Exemplo: </text:span><text:span text:style-name="Source_20_Text"><text:span text:style-name="T7">Idempotency-Key: x-request-id adotado; monitorado no Grafana</text:span></text:span><text:span text:style-name="T7">.</text:span></text:p>
        </text:list-item>
      </text:list>
      <text:list xml:id="list1915530011" text:style-name="L50">
        <text:list-item>
          <text:p text:style-name="P107">Persistência e exportação</text:p>
        </text:list-item>
      </text:list>
      <text:list xml:id="list1815772442" text:style-name="L51">
        <text:list-item>
          <text:p text:style-name="P125"><text:span text:style-name="T7">Tudo salva no </text:span><text:span text:style-name="Source_20_Text"><text:span text:style-name="T7">localStorage</text:span></text:span><text:span text:style-name="T7">.</text:span></text:p>
        </text:list-item>
        <text:list-item>
          <text:p text:style-name="P125"><text:span text:style-name="T7">Use </text:span><text:span text:style-name="Strong_20_Emphasis"><text:span text:style-name="T7">Exportar JSON</text:span></text:span><text:span text:style-name="T7"> para versionar. </text:span><text:span text:style-name="Strong_20_Emphasis"><text:span text:style-name="T7">Importar</text:span></text:span><text:span text:style-name="T7"> para restaurar.</text:span></text:p>
        </text:list-item>
      </text:list>
      <text:h text:style-name="P4" text:outline-level="1"><text:soft-page-break/>Extras (quando disponíveis)</text:h>
      <text:list xml:id="list3514008508" text:style-name="L52">
        <text:list-item>
          <text:p text:style-name="P126"><text:span text:style-name="Strong_20_Emphasis"><text:span text:style-name="T7">Billing</text:span></text:span><text:span text:style-name="T7">: Simulador de Split.</text:span></text:p>
          <text:list>
            <text:list-item>
              <text:p text:style-name="P108">Informe valor e percentuais.</text:p>
            </text:list-item>
            <text:list-item>
              <text:p text:style-name="P108">Calcula distribuição e pode registrar evento no Ledger (se “auto-ledger” ativo).</text:p>
            </text:list-item>
          </text:list>
        </text:list-item>
        <text:list-item>
          <text:p text:style-name="P126"><text:span text:style-name="Strong_20_Emphasis"><text:span text:style-name="T7">Open Finance</text:span></text:span><text:span text:style-name="T7">: Gerador de payload PIX.</text:span></text:p>
          <text:list>
            <text:list-item>
              <text:p text:style-name="P108">Preencha chave, valor e descrição.</text:p>
            </text:list-item>
            <text:list-item>
              <text:p text:style-name="P108">Gera JSON de iniciação e pode registrar evento.</text:p>
            </text:list-item>
          </text:list>
        </text:list-item>
      </text:list>
      <text:h text:style-name="P4" text:outline-level="1">Boas práticas</text:h>
      <text:list xml:id="list3759111081" text:style-name="L53">
        <text:list-item>
          <text:p text:style-name="P109">Defina “feito”, “em risco”, “bloqueado” via convenção no texto das notas, se quiser.</text:p>
        </text:list-item>
        <text:list-item>
          <text:p text:style-name="P109">Anexe referência: ticket, commit, evidência de teste.</text:p>
        </text:list-item>
        <text:list-item>
          <text:p text:style-name="P109">Revise o checklist em cerimônias fixas (ex.: quinzenal).</text:p>
        </text:list-item>
        <text:list-item>
          <text:p text:style-name="P109">Mantenha itens coerentes com o módulo. Se precisar de outro item, use “Notas” para registrá-lo até formalizar no backlog.</text:p>
        </text:list-item>
      </text:list>
      <text:h text:style-name="P4" text:outline-level="1">Resultado</text:h>
      <text:list xml:id="list1717655423" text:style-name="L54">
        <text:list-item>
          <text:p text:style-name="P110">Visão objetiva de conformidade e prontidão por módulo.</text:p>
        </text:list-item>
        <text:list-item>
          <text:p text:style-name="P110">Evidências rastreáveis e exportáveis.</text:p>
        </text:list-item>
        <text:list-item>
          <text:p text:style-name="P110">Integração opcional com eventos do Ledger para auditoria.</text:p>
        </text:list-item>
      </text:list>
      <text:list xml:id="list84422688885896" text:continue-list="list2456665081" text:style-name="L6">
        <text:list-header>
          <text:p text:style-name="P101"/>
        </text:list-header>
      </text:list>
      <text:h text:style-name="Heading_20_2" text:outline-level="2">6.1) Billing • Simulador de Split</text:h>
      <text:list xml:id="list1536248346" text:style-name="L7">
        <text:list-item>
          <text:p text:style-name="P42">Informe <text:span text:style-name="Strong_20_Emphasis">Valor bruto</text:span>, <text:span text:style-name="Strong_20_Emphasis">% Franqueador</text:span>, <text:span text:style-name="Strong_20_Emphasis">% Franqueado</text:span>, <text:span text:style-name="Strong_20_Emphasis">% PSP</text:span>.</text:p>
        </text:list-item>
        <text:list-item>
          <text:p text:style-name="P42">Os percentuais devem somar 100.</text:p>
        </text:list-item>
        <text:list-item>
          <text:p text:style-name="P42">Clique <text:span text:style-name="Strong_20_Emphasis">Calcular</text:span>. O resultado mostra <text:span text:style-name="Source_20_Text">split</text:span> e sinaliza <text:span text:style-name="Strong_20_Emphasis">não-custódia</text:span>.</text:p>
        </text:list-item>
        <text:list-item>
          <text:p text:style-name="P42">O cálculo gera evento no Ledger se “auto-ledger” estiver ativo.</text:p>
        </text:list-item>
      </text:list>
      <text:p text:style-name="Text_20_body"/>
      <text:p text:style-name="Text_20_body"><text:span text:style-name="T7">Objetivo: calcular e documentar o </text:span><text:span text:style-name="Strong_20_Emphasis"><text:span text:style-name="T7">split de pagamento</text:span></text:span><text:span text:style-name="T7"> do módulo Billing, sem custódia.</text:span></text:p>
      <text:h text:style-name="P7" text:outline-level="2">Passo a passo</text:h>
      <text:list xml:id="list431555557" text:style-name="L55">
        <text:list-item>
          <text:p text:style-name="P111">Preencher entradas</text:p>
        </text:list-item>
      </text:list>
      <text:list xml:id="list566208593" text:style-name="L56">
        <text:list-item>
          <text:p text:style-name="P127"><text:span text:style-name="Strong_20_Emphasis"><text:span text:style-name="T7">Valor bruto</text:span></text:span><text:span text:style-name="T7">: total a distribuir (BRL).</text:span></text:p>
        </text:list-item>
        <text:list-item>
          <text:p text:style-name="P127"><text:span text:style-name="Strong_20_Emphasis"><text:span text:style-name="T7">% Franqueador</text:span></text:span><text:span text:style-name="T7">, </text:span><text:span text:style-name="Strong_20_Emphasis"><text:span text:style-name="T7">% Franqueado</text:span></text:span><text:span text:style-name="T7">, </text:span><text:span text:style-name="Strong_20_Emphasis"><text:span text:style-name="T7">% PSP</text:span></text:span><text:span text:style-name="T7">: percentuais inteiros ou decimais.</text:span></text:p>
        </text:list-item>
      </text:list>
      <text:list xml:id="list1150429521" text:style-name="L57">
        <text:list-item>
          <text:p text:style-name="P112">Regra de validação</text:p>
        </text:list-item>
      </text:list>
      <text:list xml:id="list3196845409" text:style-name="L58">
        <text:list-item>
          <text:p text:style-name="P128"><text:span text:style-name="T7">Percentuais devem somar </text:span><text:span text:style-name="Strong_20_Emphasis"><text:span text:style-name="T7">100</text:span></text:span><text:span text:style-name="T7">. Caso contrário, bloqueia o cálculo.</text:span></text:p>
        </text:list-item>
      </text:list>
      <text:list xml:id="list377338793" text:style-name="L59">
        <text:list-item>
          <text:p text:style-name="P113">Calcular</text:p>
        </text:list-item>
      </text:list>
      <text:list xml:id="list383188714" text:style-name="L60">
        <text:list-item>
          <text:p text:style-name="P114">Fórmulas:</text:p>
          <text:list>
            <text:list-item>
              <text:p text:style-name="P129"><text:soft-page-break/><text:span text:style-name="Source_20_Text"><text:span text:style-name="T7">franqueador = bruto * (pct_franqueador/100)</text:span></text:span></text:p>
            </text:list-item>
            <text:list-item>
              <text:p text:style-name="P129"><text:span text:style-name="Source_20_Text"><text:span text:style-name="T7">franqueado = bruto * (pct_franqueado/100)</text:span></text:span></text:p>
            </text:list-item>
            <text:list-item>
              <text:p text:style-name="P129"><text:span text:style-name="Source_20_Text"><text:span text:style-name="T7">psp = bruto * (pct_psp/100)</text:span></text:span></text:p>
            </text:list-item>
          </text:list>
        </text:list-item>
        <text:list-item>
          <text:p text:style-name="P129"><text:span text:style-name="T7">Resultado exibe JSON com distribuição e </text:span><text:span text:style-name="Source_20_Text"><text:span text:style-name="T7">nao_custodia: true</text:span></text:span><text:span text:style-name="T7">.</text:span></text:p>
        </text:list-item>
      </text:list>
      <text:list xml:id="list3675138244" text:style-name="L61">
        <text:list-item>
          <text:p text:style-name="P115">Auditoria opcional</text:p>
        </text:list-item>
      </text:list>
      <text:list xml:id="list3882530610" text:style-name="L62">
        <text:list-item>
          <text:p text:style-name="P130"><text:span text:style-name="T7">Se </text:span><text:span text:style-name="Strong_20_Emphasis"><text:span text:style-name="T7">auto-ledger</text:span></text:span><text:span text:style-name="T7"> estiver ativo, o console registra um evento </text:span><text:span text:style-name="Source_20_Text"><text:span text:style-name="T7">split_calc</text:span></text:span><text:span text:style-name="T7"> no Ledger com timestamp, entradas, saídas e hash encadeado.</text:span></text:p>
        </text:list-item>
      </text:list>
      <text:h text:style-name="P7" text:outline-level="2">Exemplo</text:h>
      <text:p text:style-name="P116">Entradas:</text:p>
      <text:list xml:id="list119514683" text:style-name="L63">
        <text:list-item>
          <text:p text:style-name="P131"><text:span text:style-name="T7">Valor bruto = </text:span><text:span text:style-name="Strong_20_Emphasis"><text:span text:style-name="T7">1000.00</text:span></text:span></text:p>
        </text:list-item>
        <text:list-item>
          <text:p text:style-name="P131"><text:span text:style-name="T7">Franqueador = </text:span><text:span text:style-name="Strong_20_Emphasis"><text:span text:style-name="T7">15%</text:span></text:span></text:p>
        </text:list-item>
        <text:list-item>
          <text:p text:style-name="P131"><text:span text:style-name="T7">Franqueado = </text:span><text:span text:style-name="Strong_20_Emphasis"><text:span text:style-name="T7">80%</text:span></text:span></text:p>
        </text:list-item>
        <text:list-item>
          <text:p text:style-name="P131"><text:span text:style-name="T7">PSP = </text:span><text:span text:style-name="Strong_20_Emphasis"><text:span text:style-name="T7">5%</text:span></text:span><text:span text:style-name="T7"><text:line-break/>Soma = 100 → válido.</text:span></text:p>
        </text:list-item>
      </text:list>
      <text:p text:style-name="P116">Saída exibida: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"valor_bruto": 1000,</text:span></text:span></text:p>
      <text:p text:style-name="P15"><text:span text:style-name="Source_20_Text"><text:span text:style-name="T7"><text:s text:c="2"/>"split": {</text:span></text:span></text:p>
      <text:p text:style-name="P15"><text:span text:style-name="Source_20_Text"><text:span text:style-name="T7"><text:s text:c="4"/>"franqueador": 150,</text:span></text:span></text:p>
      <text:p text:style-name="P15"><text:span text:style-name="Source_20_Text"><text:span text:style-name="T7"><text:s text:c="4"/>"franqueado": 800,</text:span></text:span></text:p>
      <text:p text:style-name="P15"><text:span text:style-name="Source_20_Text"><text:span text:style-name="T7"><text:s text:c="4"/>"psp": 50</text:span></text:span></text:p>
      <text:p text:style-name="P15"><text:span text:style-name="Source_20_Text"><text:span text:style-name="T7"><text:s text:c="2"/>},</text:span></text:span></text:p>
      <text:p text:style-name="P15"><text:span text:style-name="Source_20_Text"><text:span text:style-name="T7"><text:s text:c="2"/>"nao_custodia": true</text:span></text:span></text:p>
      <text:p text:style-name="P16"><text:span text:style-name="Source_20_Text"><text:span text:style-name="T7">}</text:span></text:span></text:p>
      <text:p text:style-name="P116">Evento no Ledger (resumo):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"tipo": "split_calc",</text:span></text:span></text:p>
      <text:p text:style-name="P15"><text:span text:style-name="Source_20_Text"><text:span text:style-name="T7"><text:s text:c="2"/>"ts": "2025-11-02T19:10:30Z",</text:span></text:span></text:p>
      <text:p text:style-name="P15"><text:span text:style-name="Source_20_Text"><text:span text:style-name="T7"><text:s text:c="2"/>"payload": { ...igual ao resultado... },</text:span></text:span></text:p>
      <text:p text:style-name="P15"><text:span text:style-name="Source_20_Text"><text:span text:style-name="T7"><text:s text:c="2"/>"hash": "&lt;sha256(prevHash + conteúdo)&gt;"</text:span></text:span></text:p>
      <text:p text:style-name="P16"><text:span text:style-name="Source_20_Text"><text:span text:style-name="T7">}</text:span></text:span></text:p>
      <text:h text:style-name="P7" text:outline-level="2">Detalhes práticos</text:h>
      <text:list xml:id="list1457872711" text:style-name="L64">
        <text:list-item>
          <text:p text:style-name="P117">Arredondamento: se precisar, aplique para 2 casas decimais e ajuste o último componente para fechar o total.</text:p>
        </text:list-item>
        <text:list-item>
          <text:p text:style-name="P132"><text:span text:style-name="T7">Não-custódia: cada parte recebe </text:span><text:span text:style-name="Strong_20_Emphasis"><text:span text:style-name="T7">diretamente</text:span></text:span><text:span text:style-name="T7"> sua fração no PSP; o Billing não retém saldo.</text:span></text:p>
        </text:list-item>
        <text:list-item>
          <text:p text:style-name="P132"><text:span text:style-name="T7">Recomendações: registre também </text:span><text:span text:style-name="Source_20_Text"><text:span text:style-name="T7">request_id</text:span></text:span><text:span text:style-name="T7">, </text:span><text:span text:style-name="Source_20_Text"><text:span text:style-name="T7">idempotency_key</text:span></text:span><text:span text:style-name="T7"> e </text:span><text:span text:style-name="Source_20_Text"><text:span text:style-name="T7">scope</text:span></text:span><text:span text:style-name="T7"> no evento para rastreabilidade.</text:span></text:p>
        </text:list-item>
      </text:list>
      <text:p text:style-name="Text_20_body"/>
      <text:h text:style-name="Heading_20_2" text:outline-level="2">6.2) Open Finance • Payload PIX</text:h>
      <text:list xml:id="list3430968128" text:style-name="L8">
        <text:list-item>
          <text:p text:style-name="P43">Informe <text:span text:style-name="Strong_20_Emphasis">Chave PIX</text:span>, <text:span text:style-name="Strong_20_Emphasis">Valor</text:span> e <text:span text:style-name="Strong_20_Emphasis">Descrição</text:span>.</text:p>
        </text:list-item>
        <text:list-item>
          <text:p text:style-name="P43"><text:soft-page-break/>Clique <text:span text:style-name="Strong_20_Emphasis">Gerar Payload</text:span>. O app cria um JSON com <text:span text:style-name="Source_20_Text">consentId</text:span>, contas, <text:span text:style-name="Source_20_Text">amount</text:span> e <text:span text:style-name="Source_20_Text">schedule</text:span>.</text:p>
        </text:list-item>
        <text:list-item>
          <text:p text:style-name="P43">O payload gera evento no Ledger se “auto-ledger” estiver ativo.</text:p>
        </text:list-item>
      </text:list>
      <text:p text:style-name="Text_20_body"/>
      <text:p text:style-name="Text_20_body"><text:span text:style-name="T7">Gera um corpo de </text:span><text:span text:style-name="Strong_20_Emphasis"><text:span text:style-name="T7">iniciação de pagamento PIX</text:span></text:span><text:span text:style-name="T7"> conforme Open Finance e registra auditoria se habilitado.</text:span></text:p>
      <text:h text:style-name="P7" text:outline-level="2">Passo a passo</text:h>
      <text:list xml:id="list2188808618" text:style-name="L65">
        <text:list-item>
          <text:p text:style-name="P133"><text:span text:style-name="Strong_20_Emphasis"><text:span text:style-name="T7">Preencher campos</text:span></text:span></text:p>
        </text:list-item>
      </text:list>
      <text:list xml:id="list1439351418" text:style-name="L66">
        <text:list-item>
          <text:p text:style-name="P134"><text:span text:style-name="Strong_20_Emphasis"><text:span text:style-name="T7">Chave PIX</text:span></text:span><text:span text:style-name="T7">: e-mail, telefone, EVP ou CPF/CNPJ do recebedor.</text:span></text:p>
        </text:list-item>
        <text:list-item>
          <text:p text:style-name="P134"><text:span text:style-name="Strong_20_Emphasis"><text:span text:style-name="T7">Valor</text:span></text:span><text:span text:style-name="T7">: número em BRL.</text:span></text:p>
        </text:list-item>
        <text:list-item>
          <text:p text:style-name="P134"><text:span text:style-name="Strong_20_Emphasis"><text:span text:style-name="T7">Descrição</text:span></text:span><text:span text:style-name="T7">: motivo do pagamento.</text:span></text:p>
        </text:list-item>
      </text:list>
      <text:list xml:id="list107936922" text:style-name="L67">
        <text:list-item>
          <text:p text:style-name="P135"><text:span text:style-name="Strong_20_Emphasis"><text:span text:style-name="T7">Gerar payload</text:span></text:span></text:p>
        </text:list-item>
      </text:list>
      <text:list xml:id="list922902517" text:style-name="L68">
        <text:list-item>
          <text:p text:style-name="P136"><text:span text:style-name="T7">Clique </text:span><text:span text:style-name="Strong_20_Emphasis"><text:span text:style-name="T7">Gerar Payload</text:span></text:span><text:span text:style-name="T7">. O console monta um JSON com:</text:span></text:p>
          <text:list>
            <text:list-item>
              <text:p text:style-name="P136"><text:span text:style-name="Source_20_Text"><text:span text:style-name="T7">consentId</text:span></text:span><text:span text:style-name="T7">: UUID do consentimento ativo.</text:span></text:p>
            </text:list-item>
            <text:list-item>
              <text:p text:style-name="P136"><text:span text:style-name="Source_20_Text"><text:span text:style-name="T7">creditorAccount</text:span></text:span><text:span text:style-name="T7">: conta do recebedor (ISP B, número, tipo).</text:span></text:p>
            </text:list-item>
            <text:list-item>
              <text:p text:style-name="P136"><text:span text:style-name="Source_20_Text"><text:span text:style-name="T7">debtorAccount</text:span></text:span><text:span text:style-name="T7">: proxy do pagador via chave PIX.</text:span></text:p>
            </text:list-item>
            <text:list-item>
              <text:p text:style-name="P136"><text:span text:style-name="Source_20_Text"><text:span text:style-name="T7">amount</text:span></text:span><text:span text:style-name="T7">: </text:span><text:span text:style-name="Source_20_Text"><text:span text:style-name="T7">{ currency: "BRL", value: "N.NN" }</text:span></text:span><text:span text:style-name="T7">.</text:span></text:p>
            </text:list-item>
            <text:list-item>
              <text:p text:style-name="P136"><text:span text:style-name="Source_20_Text"><text:span text:style-name="T7">remittanceInformation</text:span></text:span><text:span text:style-name="T7">: sua descrição.</text:span></text:p>
            </text:list-item>
            <text:list-item>
              <text:p text:style-name="P136"><text:span text:style-name="Source_20_Text"><text:span text:style-name="T7">schedule</text:span></text:span><text:span text:style-name="T7">: timestamp ISO-8601.</text:span></text:p>
            </text:list-item>
          </text:list>
        </text:list-item>
      </text:list>
      <text:list xml:id="list4022998778" text:style-name="L69">
        <text:list-item>
          <text:p text:style-name="P137"><text:span text:style-name="Strong_20_Emphasis"><text:span text:style-name="T7">Auditoria (opcional)</text:span></text:span></text:p>
        </text:list-item>
      </text:list>
      <text:list xml:id="list1424822051" text:style-name="L70">
        <text:list-item>
          <text:p text:style-name="P138"><text:span text:style-name="T7">Se </text:span><text:span text:style-name="Strong_20_Emphasis"><text:span text:style-name="T7">auto-ledger</text:span></text:span><text:span text:style-name="T7"> estiver ligado, é gravado um evento </text:span><text:span text:style-name="Source_20_Text"><text:span text:style-name="T7">pix_payload</text:span></text:span><text:span text:style-name="T7"> com hash encadeado.</text:span></text:p>
        </text:list-item>
      </text:list>
      <text:h text:style-name="P7" text:outline-level="2">Exemplo gerado</text:h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"consentId": "4e0c3f4a-2f6a-4c1a-9dca-2d8c3a4d2d51",</text:span></text:span></text:p>
      <text:p text:style-name="P15"><text:span text:style-name="Source_20_Text"><text:span text:style-name="T7"><text:s text:c="2"/>"creditorAccount": { "ispb": "00000000", "number": "123456", "type": "CACC" },</text:span></text:span></text:p>
      <text:p text:style-name="P15"><text:span text:style-name="Source_20_Text"><text:span text:style-name="T7"><text:s text:c="2"/>"debtorAccount": { "proxy": "chave-pix@dominio.com" },</text:span></text:span></text:p>
      <text:p text:style-name="P15"><text:span text:style-name="Source_20_Text"><text:span text:style-name="T7"><text:s text:c="2"/>"amount": { "currency": "BRL", "value": "49.90" },</text:span></text:span></text:p>
      <text:p text:style-name="P15"><text:span text:style-name="Source_20_Text"><text:span text:style-name="T7"><text:s text:c="2"/>"remittanceInformation": "Assinatura plano Pro",</text:span></text:span></text:p>
      <text:p text:style-name="P15"><text:span text:style-name="Source_20_Text"><text:span text:style-name="T7"><text:s text:c="2"/>"schedule": "2025-11-02T19:10:30.000Z"</text:span></text:span></text:p>
      <text:p text:style-name="P16"><text:span text:style-name="Source_20_Text"><text:span text:style-name="T7">}</text:span></text:span></text:p>
      <text:h text:style-name="P7" text:outline-level="2">Uso prático</text:h>
      <text:list xml:id="list1709218307" text:style-name="L71">
        <text:list-item>
          <text:p text:style-name="P139"><text:span text:style-name="T7">Enviar esse JSON ao </text:span><text:span text:style-name="Strong_20_Emphasis"><text:span text:style-name="T7">PSP/Initiation API</text:span></text:span><text:span text:style-name="T7"> via sua camada Open Finance.</text:span></text:p>
        </text:list-item>
        <text:list-item>
          <text:p text:style-name="P139"><text:span text:style-name="T7">Header HTTP precisa do </text:span><text:span text:style-name="Strong_20_Emphasis"><text:span text:style-name="T7">Bearer token OIDC</text:span></text:span><text:span text:style-name="T7"> e do </text:span><text:span text:style-name="Strong_20_Emphasis"><text:span text:style-name="T7">scope</text:span></text:span><text:span text:style-name="T7"> apropriado.</text:span></text:p>
        </text:list-item>
      </text:list>
      <text:p text:style-name="P116">Exemplo cURL (ajuste URL e headers reais):</text:p>
      <text:p text:style-name="P15"><text:span text:style-name="Source_20_Text"><text:span text:style-name="T7">curl -X POST \</text:span></text:span></text:p>
      <text:p text:style-name="P15"><text:span text:style-name="Source_20_Text"><text:span text:style-name="T7"><text:s text:c="2"/>'https://api.seuservico.com/open-finance/pix/initiation' \</text:span></text:span></text:p>
      <text:p text:style-name="P15"><text:span text:style-name="Source_20_Text"><text:span text:style-name="T7"><text:s text:c="2"/>-H 'Authorization: Bearer &lt;seu_token&gt;' \</text:span></text:span></text:p>
      <text:p text:style-name="P15"><text:span text:style-name="Source_20_Text"><text:span text:style-name="T7"><text:s text:c="2"/>-H 'Content-Type: application/json' \</text:span></text:span></text:p>
      <text:p text:style-name="P15"><text:span text:style-name="Source_20_Text"><text:span text:style-name="T7"><text:s text:c="2"/>-d '{</text:span></text:span></text:p>
      <text:p text:style-name="P15"><text:soft-page-break/><text:span text:style-name="Source_20_Text"><text:span text:style-name="T7"><text:s text:c="4"/>"consentId":"4e0c3f4a-2f6a-4c1a-9dca-2d8c3a4d2d51",</text:span></text:span></text:p>
      <text:p text:style-name="P15"><text:span text:style-name="Source_20_Text"><text:span text:style-name="T7"><text:s text:c="4"/>"creditorAccount":{"ispb":"00000000","number":"123456","type":"CACC"},</text:span></text:span></text:p>
      <text:p text:style-name="P15"><text:span text:style-name="Source_20_Text"><text:span text:style-name="T7"><text:s text:c="4"/>"debtorAccount":{"proxy":"chave-pix@dominio.com"},</text:span></text:span></text:p>
      <text:p text:style-name="P15"><text:span text:style-name="Source_20_Text"><text:span text:style-name="T7"><text:s text:c="4"/>"amount":{"currency":"BRL","value":"49.90"},</text:span></text:span></text:p>
      <text:p text:style-name="P15"><text:span text:style-name="Source_20_Text"><text:span text:style-name="T7"><text:s text:c="4"/>"remittanceInformation":"Assinatura plano Pro",</text:span></text:span></text:p>
      <text:p text:style-name="P15"><text:span text:style-name="Source_20_Text"><text:span text:style-name="T7"><text:s text:c="4"/>"schedule":"2025-11-02T19:10:30.000Z"</text:span></text:span></text:p>
      <text:p text:style-name="P16"><text:span text:style-name="Source_20_Text"><text:span text:style-name="T7"><text:s text:c="2"/>}'</text:span></text:span></text:p>
      <text:h text:style-name="P7" text:outline-level="2">Validações úteis</text:h>
      <text:list xml:id="list2306675425" text:style-name="L72">
        <text:list-item>
          <text:p text:style-name="P140"><text:span text:style-name="Source_20_Text"><text:span text:style-name="T7">value</text:span></text:span><text:span text:style-name="T7"> como string com duas casas decimais.</text:span></text:p>
        </text:list-item>
        <text:list-item>
          <text:p text:style-name="P140"><text:span text:style-name="Source_20_Text"><text:span text:style-name="T7">schedule</text:span></text:span><text:span text:style-name="T7"> em ISO-8601.</text:span></text:p>
        </text:list-item>
        <text:list-item>
          <text:p text:style-name="P140"><text:span text:style-name="Source_20_Text"><text:span text:style-name="T7">consentId</text:span></text:span><text:span text:style-name="T7"> deve existir e estar ativo.</text:span></text:p>
        </text:list-item>
        <text:list-item>
          <text:p text:style-name="P140"><text:span text:style-name="T7">Se o PSP exigir, inclua </text:span><text:span text:style-name="Source_20_Text"><text:span text:style-name="T7">Idempotency-Key</text:span></text:span><text:span text:style-name="T7"> no header.</text:span></text:p>
        </text:list-item>
      </text:list>
      <text:h text:style-name="P7" text:outline-level="2">O que fica registrado no Ledger</text:h>
      <text:list xml:id="list732915193" text:style-name="L73">
        <text:list-item>
          <text:p text:style-name="P141"><text:span text:style-name="Source_20_Text"><text:span text:style-name="T7">tipo: "pix_payload"</text:span></text:span><text:span text:style-name="T7">, </text:span><text:span text:style-name="Source_20_Text"><text:span text:style-name="T7">ts</text:span></text:span><text:span text:style-name="T7">, </text:span><text:span text:style-name="Source_20_Text"><text:span text:style-name="T7">payload</text:span></text:span><text:span text:style-name="T7"> completo e </text:span><text:span text:style-name="Source_20_Text"><text:span text:style-name="T7">hash = SHA256(prevHash + conteúdo)</text:span></text:span><text:span text:style-name="T7">.</text:span></text:p>
        </text:list-item>
        <text:list-item>
          <text:p text:style-name="P118">Permite provar qual payload foi usado e quando.</text:p>
        </text:list-item>
      </text:list>
      <text:p text:style-name="Text_20_body"/>
      <text:h text:style-name="Heading_20_1" text:outline-level="1">7) Diagrama SVG</text:h>
      <text:list xml:id="list702762147" text:style-name="L9">
        <text:list-item>
          <text:p text:style-name="P44">Seção <text:span text:style-name="Strong_20_Emphasis">Mapa de Arquitetura</text:span> exibe o fluxo macro:<text:line-break/>WL → Billing → Open Finance → Ledger/Compliance.</text:p>
        </text:list-item>
        <text:list-item>
          <text:p text:style-name="P44">Use-o como referência visual ao configurar as rotas.</text:p>
        </text:list-item>
      </text:list>
      <text:p text:style-name="Text_20_body"/>
      <text:p text:style-name="Text_20_body">É um mapa visual do fluxo entre módulos. Serve para alinhar rotas e eventos ao processo real.</text:p>
      <text:h text:style-name="Heading_20_2" text:outline-level="2">O que o diagrama mostra</text:h>
      <text:list xml:id="list1085386918" text:style-name="L74">
        <text:list-item>
          <text:p text:style-name="P142"><text:span text:style-name="Strong_20_Emphasis">WL → Billing</text:span>: a instância White-Label envia pedidos do franqueado para cobrança.</text:p>
        </text:list-item>
        <text:list-item>
          <text:p text:style-name="P142"><text:span text:style-name="Strong_20_Emphasis">Billing → Open Finance</text:span>: o gateway inicia o pagamento regulado (ex.: PIX).</text:p>
        </text:list-item>
        <text:list-item>
          <text:p text:style-name="P142"><text:span text:style-name="Strong_20_Emphasis">Open Finance → Ledger</text:span>: cada operação relevante é registrada de forma imutável.</text:p>
        </text:list-item>
        <text:list-item>
          <text:p text:style-name="P142"><text:span text:style-name="Strong_20_Emphasis">Admin/Auth/Compliance</text:span>: camadas transversais que autorizam e monitoram.</text:p>
        </text:list-item>
      </text:list>
      <text:h text:style-name="Heading_20_2" text:outline-level="2">Como ler as setas</text:h>
      <text:list xml:id="list3468541250" text:style-name="L75">
        <text:list-item>
          <text:p text:style-name="P143">Cada seta indica <text:span text:style-name="Strong_20_Emphasis">dependência operacional</text:span> e <text:span text:style-name="Strong_20_Emphasis">ordem do processo</text:span>.</text:p>
        </text:list-item>
        <text:list-item>
          <text:p text:style-name="P143">OIDC/Auth alimenta todos os módulos com sessão e RBAC.</text:p>
        </text:list-item>
        <text:list-item>
          <text:p text:style-name="P143">Compliance lê do Ledger para auditoria.</text:p>
        </text:list-item>
      </text:list>
      <text:h text:style-name="P7" text:outline-level="2"><text:soft-page-break/>Como usar ao configurar rotas</text:h>
      <text:list xml:id="list31657970" text:style-name="L76">
        <text:list-item>
          <text:p text:style-name="P144"><text:span text:style-name="Strong_20_Emphasis"><text:span text:style-name="T7">Comece na origem WL</text:span></text:span><text:span text:style-name="T7"><text:line-break/>Defina rotas de front do franqueado que disparam o fluxo:</text:span></text:p>
          <text:list>
            <text:list-item>
              <text:p text:style-name="P144"><text:span text:style-name="Source_20_Text"><text:span text:style-name="T7">POST /v1/proposals</text:span></text:span><text:span text:style-name="T7"> (Personal Banker)</text:span></text:p>
            </text:list-item>
            <text:list-item>
              <text:p text:style-name="P144"><text:span text:style-name="Source_20_Text"><text:span text:style-name="T7">POST /v1/charges</text:span></text:span><text:span text:style-name="T7"> (WL → Billing)</text:span></text:p>
            </text:list-item>
          </text:list>
        </text:list-item>
        <text:list-item>
          <text:p text:style-name="P144"><text:span text:style-name="Strong_20_Emphasis"><text:span text:style-name="T7">Encadeie no Billing</text:span></text:span><text:span text:style-name="T7"><text:line-break/>Rotas internas que calculam taxas e preparam o split:</text:span></text:p>
          <text:list>
            <text:list-item>
              <text:p text:style-name="P144"><text:span text:style-name="Source_20_Text"><text:span text:style-name="T7">POST /v1/payments/prepare</text:span></text:span></text:p>
            </text:list-item>
            <text:list-item>
              <text:p text:style-name="P144"><text:span text:style-name="Source_20_Text"><text:span text:style-name="T7">POST /v1/payments/execute</text:span></text:span><text:span text:style-name="T7"><text:line-break/>Exija </text:span><text:span text:style-name="Source_20_Text"><text:span text:style-name="T7">billing.write</text:span></text:span><text:span text:style-name="T7"> e idempotência.</text:span></text:p>
            </text:list-item>
          </text:list>
        </text:list-item>
        <text:list-item>
          <text:p text:style-name="P144"><text:span text:style-name="Strong_20_Emphasis"><text:span text:style-name="T7">Finalize no Open Finance</text:span></text:span><text:span text:style-name="T7"><text:line-break/>Rotas de iniciação/consentimento:</text:span></text:p>
          <text:list>
            <text:list-item>
              <text:p text:style-name="P144"><text:span text:style-name="Source_20_Text"><text:span text:style-name="T7">POST /open-finance/consents</text:span></text:span></text:p>
            </text:list-item>
            <text:list-item>
              <text:p text:style-name="P144"><text:span text:style-name="Source_20_Text"><text:span text:style-name="T7">POST /open-finance/pix/initiation</text:span></text:span><text:span text:style-name="T7"><text:line-break/>Scopes como </text:span><text:span text:style-name="Source_20_Text"><text:span text:style-name="T7">openfinance.payments</text:span></text:span><text:span text:style-name="T7">.</text:span></text:p>
            </text:list-item>
          </text:list>
        </text:list-item>
        <text:list-item>
          <text:p text:style-name="P144"><text:span text:style-name="Strong_20_Emphasis"><text:span text:style-name="T7">Ancore no Ledger</text:span></text:span><text:span text:style-name="T7"><text:line-break/>Cada chamada gera </text:span><text:span text:style-name="Strong_20_Emphasis"><text:span text:style-name="T7">evento</text:span></text:span><text:span text:style-name="T7">: </text:span><text:span text:style-name="Source_20_Text"><text:span text:style-name="T7">http_call</text:span></text:span><text:span text:style-name="T7">, </text:span><text:span text:style-name="Source_20_Text"><text:span text:style-name="T7">split_calc</text:span></text:span><text:span text:style-name="T7">, </text:span><text:span text:style-name="Source_20_Text"><text:span text:style-name="T7">pix_payload</text:span></text:span><text:span text:style-name="T7">.<text:line-break/>Verifique hashes na aba </text:span><text:span text:style-name="Strong_20_Emphasis"><text:span text:style-name="T7">Eventos</text:span></text:span><text:span text:style-name="T7"> do Ledger.</text:span></text:p>
        </text:list-item>
        <text:list-item>
          <text:p text:style-name="P144"><text:span text:style-name="Strong_20_Emphasis"><text:span text:style-name="T7">Mapeie Compliance</text:span></text:span><text:span text:style-name="T7"><text:line-break/>Crie consultas/relatórios que cruzam </text:span><text:span text:style-name="Strong_20_Emphasis"><text:span text:style-name="T7">evento ↔ rota ↔ resultado</text:span></text:span><text:span text:style-name="T7">.</text:span></text:p>
        </text:list-item>
      </text:list>
      <text:h text:style-name="P7" text:outline-level="2">Exemplo de sequência completa</text:h>
      <text:list xml:id="list165317874" text:style-name="L77">
        <text:list-item>
          <text:p text:style-name="P145"><text:span text:style-name="Strong_20_Emphasis"><text:span text:style-name="T7">WL</text:span></text:span><text:span text:style-name="T7"> chama </text:span><text:span text:style-name="Source_20_Text"><text:span text:style-name="T7">POST /v1/charges</text:span></text:span><text:span text:style-name="T7"> com o pedido.</text:span></text:p>
        </text:list-item>
        <text:list-item>
          <text:p text:style-name="P145"><text:span text:style-name="Strong_20_Emphasis"><text:span text:style-name="T7">Billing</text:span></text:span><text:span text:style-name="T7"> calcula split e chama </text:span><text:span text:style-name="Source_20_Text"><text:span text:style-name="T7">.../execute</text:span></text:span><text:span text:style-name="T7">.</text:span></text:p>
        </text:list-item>
        <text:list-item>
          <text:p text:style-name="P145"><text:span text:style-name="Strong_20_Emphasis"><text:span text:style-name="T7">Open Finance</text:span></text:span><text:span text:style-name="T7"> inicia PIX com payload gerado.</text:span></text:p>
        </text:list-item>
        <text:list-item>
          <text:p text:style-name="P145"><text:span text:style-name="Strong_20_Emphasis"><text:span text:style-name="T7">Ledger</text:span></text:span><text:span text:style-name="T7"> registra todos os passos com hash encadeado.</text:span></text:p>
        </text:list-item>
        <text:list-item>
          <text:p text:style-name="P145"><text:span text:style-name="Strong_20_Emphasis"><text:span text:style-name="T7">Compliance</text:span></text:span><text:span text:style-name="T7"> consulta e valida conformidade.</text:span></text:p>
        </text:list-item>
      </text:list>
      <text:h text:style-name="P7" text:outline-level="2">Verificação rápida</text:h>
      <text:list xml:id="list304701950" text:style-name="L78">
        <text:list-item>
          <text:p text:style-name="P146"><text:span text:style-name="T7">Para cada seta do diagrama, garanta ao menos </text:span><text:span text:style-name="Strong_20_Emphasis"><text:span text:style-name="T7">uma rota</text:span></text:span><text:span text:style-name="T7"> de saída no módulo origem e </text:span><text:span text:style-name="Strong_20_Emphasis"><text:span text:style-name="T7">uma rota</text:span></text:span><text:span text:style-name="T7"> de entrada no módulo destino.</text:span></text:p>
        </text:list-item>
        <text:list-item>
          <text:p text:style-name="P119">Ative “auto-ledger” e confirme que o evento aparece após cada etapa.</text:p>
        </text:list-item>
        <text:list-item>
          <text:p text:style-name="P119">Se faltar evento entre dois módulos, a integração daquela seta está incompleta.</text:p>
        </text:list-item>
      </text:list>
      <text:h text:style-name="P7" text:outline-level="2">Troubleshooting</text:h>
      <text:list xml:id="list1319478900" text:style-name="L79">
        <text:list-item>
          <text:p text:style-name="P147"><text:span text:style-name="Strong_20_Emphasis"><text:span text:style-name="T7">Fluxo quebra WL→Billing</text:span></text:span><text:span text:style-name="T7">: confira scope </text:span><text:span text:style-name="Source_20_Text"><text:span text:style-name="T7">billing.write</text:span></text:span><text:span text:style-name="T7"> e idempotência.</text:span></text:p>
        </text:list-item>
        <text:list-item>
          <text:p text:style-name="P147"><text:span text:style-name="Strong_20_Emphasis"><text:span text:style-name="T7">Billing→Open Finance falha</text:span></text:span><text:span text:style-name="T7">: valide consentId, formato do valor e escopos.</text:span></text:p>
        </text:list-item>
        <text:list-item>
          <text:p text:style-name="P147"><text:span text:style-name="Strong_20_Emphasis"><text:span text:style-name="T7">Sem rastro no Ledger</text:span></text:span><text:span text:style-name="T7">: ligue “auto-ledger” ou recalcule a hash-chain.</text:span></text:p>
        </text:list-item>
      </text:list>
      <text:p text:style-name="P116"/>
      <text:h text:style-name="Heading_20_1" text:outline-level="1"><text:soft-page-break/>8) Import/Export</text:h>
      <text:list xml:id="list2204274170" text:style-name="L10">
        <text:list-item>
          <text:p text:style-name="P45"><text:span text:style-name="Strong_20_Emphasis">Exportar JSON</text:span>: baixa <text:span text:style-name="Source_20_Text">b2b2c-console.json</text:span> com rotas, eventos e checklists.</text:p>
        </text:list-item>
        <text:list-item>
          <text:p text:style-name="P45"><text:span text:style-name="Strong_20_Emphasis">Importar</text:span>: seleciona um JSON para popular o console. A página recarrega.</text:p>
        </text:list-item>
      </text:list>
      <text:p text:style-name="Text_20_body">Exporta e importa o <text:span text:style-name="Strong_20_Emphasis">estado completo</text:span> do console. Útil para backup, versionamento e troca entre ambientes.</text:p>
      <text:h text:style-name="P4" text:outline-level="1">Exportar JSON</text:h>
      <text:list xml:id="list1258040668" text:style-name="L80">
        <text:list-item>
          <text:p text:style-name="P148"><text:span text:style-name="T7">Ação: clique </text:span><text:span text:style-name="Strong_20_Emphasis"><text:span text:style-name="T7">Exportar JSON</text:span></text:span><text:span text:style-name="T7"> no topo.</text:span></text:p>
        </text:list-item>
        <text:list-item>
          <text:p text:style-name="P148"><text:span text:style-name="T7">Resultado: download de </text:span><text:span text:style-name="Source_20_Text"><text:span text:style-name="T7">b2b2c-console.json</text:span></text:span><text:span text:style-name="T7">.</text:span></text:p>
        </text:list-item>
        <text:list-item>
          <text:p text:style-name="P120">Conteúdo: rotas, eventos (com hashes), checklists e notas, por módulo.</text:p>
        </text:list-item>
        <text:list-item>
          <text:p text:style-name="P148"><text:span text:style-name="T7">Onde vem: é o que está salvo no </text:span><text:span text:style-name="Source_20_Text"><text:span text:style-name="T7">localStorage</text:span></text:span><text:span text:style-name="T7">.</text:span></text:p>
        </text:list-item>
      </text:list>
      <text:h text:style-name="P7" text:outline-level="2">Estrutura resumida do arquivo</text:h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"mod-1": { "rotas": [...], "eventos": [...], "check": {...} },</text:span></text:span></text:p>
      <text:p text:style-name="P15"><text:span text:style-name="Source_20_Text"><text:span text:style-name="T7"><text:s text:c="2"/>"mod-4": { "rotas": [...], "eventos": [...], "check": {...} },</text:span></text:span></text:p>
      <text:p text:style-name="P15"><text:span text:style-name="Source_20_Text"><text:span text:style-name="T7"><text:s text:c="2"/>"mod-5": { "rotas": [...], "eventos": [...], "check": {...} }</text:span></text:span></text:p>
      <text:p text:style-name="P16"><text:span text:style-name="Source_20_Text"><text:span text:style-name="T7">}</text:span></text:span></text:p>
      <text:list xml:id="list462599188" text:style-name="L81">
        <text:list-item>
          <text:p text:style-name="P149"><text:span text:style-name="Source_20_Text"><text:span text:style-name="T7">rotas[]</text:span></text:span><text:span text:style-name="T7">: </text:span><text:span text:style-name="Source_20_Text"><text:span text:style-name="T7">{ method, path, scope, payload, resp, updated }</text:span></text:span></text:p>
        </text:list-item>
        <text:list-item>
          <text:p text:style-name="P149"><text:span text:style-name="Source_20_Text"><text:span text:style-name="T7">eventos[]</text:span></text:span><text:span text:style-name="T7">: </text:span><text:span text:style-name="Source_20_Text"><text:span text:style-name="T7">{ id, ts, tipo, payload, hash, prev }</text:span></text:span></text:p>
        </text:list-item>
        <text:list-item>
          <text:p text:style-name="P149"><text:span text:style-name="Source_20_Text"><text:span text:style-name="T7">check{}</text:span></text:span><text:span text:style-name="T7">: flags e notas por item</text:span></text:p>
        </text:list-item>
      </text:list>
      <text:h text:style-name="P4" text:outline-level="1">Importar JSON</text:h>
      <text:list xml:id="list3161706132" text:style-name="L82">
        <text:list-item>
          <text:p text:style-name="P150"><text:span text:style-name="T7">Ação: clique </text:span><text:span text:style-name="Strong_20_Emphasis"><text:span text:style-name="T7">Importar</text:span></text:span><text:span text:style-name="T7"> e selecione um JSON previamente exportado.</text:span></text:p>
        </text:list-item>
        <text:list-item>
          <text:p text:style-name="P150"><text:span text:style-name="T7">Resultado: o estado é carregado e a </text:span><text:span text:style-name="Strong_20_Emphasis"><text:span text:style-name="T7">página recarrega</text:span></text:span><text:span text:style-name="T7"> para aplicar.</text:span></text:p>
        </text:list-item>
        <text:list-item>
          <text:p text:style-name="P150"><text:span text:style-name="T7">Regra: o arquivo deve ser JSON válido e com chaves de módulos esperadas (</text:span><text:span text:style-name="Source_20_Text"><text:span text:style-name="T7">mod-1</text:span></text:span><text:span text:style-name="T7">…</text:span><text:span text:style-name="Source_20_Text"><text:span text:style-name="T7">mod-8</text:span></text:span><text:span text:style-name="T7">).</text:span></text:p>
        </text:list-item>
      </text:list>
      <text:h text:style-name="P4" text:outline-level="1">Comportamento e limites</text:h>
      <text:list xml:id="list4012704878" text:style-name="L83">
        <text:list-item>
          <text:p text:style-name="P151"><text:span text:style-name="Strong_20_Emphasis"><text:span text:style-name="T7">Sobrescreve</text:span></text:span><text:span text:style-name="T7"> o estado atual em memória do console.</text:span></text:p>
        </text:list-item>
        <text:list-item>
          <text:p text:style-name="P151"><text:span text:style-name="T7">Persistência pós-import: regrava no </text:span><text:span text:style-name="Source_20_Text"><text:span text:style-name="T7">localStorage</text:span></text:span><text:span text:style-name="T7">.</text:span></text:p>
        </text:list-item>
        <text:list-item>
          <text:p text:style-name="P151"><text:span text:style-name="Strong_20_Emphasis"><text:span text:style-name="T7">Merge</text:span></text:span><text:span text:style-name="T7">: o código faz </text:span><text:span text:style-name="Source_20_Text"><text:span text:style-name="T7">Object.assign(state, arquivo)</text:span></text:span><text:span text:style-name="T7">. Se um módulo existir nos dois, os campos do arquivo </text:span><text:span text:style-name="Strong_20_Emphasis"><text:span text:style-name="T7">substituem</text:span></text:span><text:span text:style-name="T7"> os do estado atual para aquelas chaves.</text:span></text:p>
        </text:list-item>
      </text:list>
      <text:h text:style-name="P4" text:outline-level="1">Boas práticas</text:h>
      <text:list xml:id="list2144586" text:style-name="L84">
        <text:list-item>
          <text:p text:style-name="P152"><text:span text:style-name="T7">Versione </text:span><text:span text:style-name="Source_20_Text"><text:span text:style-name="T7">b2b2c-console.json</text:span></text:span><text:span text:style-name="T7"> no Git.</text:span></text:p>
        </text:list-item>
        <text:list-item>
          <text:p text:style-name="P152"><text:span text:style-name="T7">Nomeie por ambiente: </text:span><text:span text:style-name="Source_20_Text"><text:span text:style-name="T7">b2b2c-console.prod.json</text:span></text:span><text:span text:style-name="T7">, </text:span><text:span text:style-name="Source_20_Text"><text:span text:style-name="T7">...staging.json</text:span></text:span><text:span text:style-name="T7">.</text:span></text:p>
        </text:list-item>
        <text:list-item>
          <text:p text:style-name="P152"><text:span text:style-name="T7">Revise segredos: o arquivo </text:span><text:span text:style-name="Strong_20_Emphasis"><text:span text:style-name="T7">não</text:span></text:span><text:span text:style-name="T7"> guarda tokens OIDC, apenas rotas, eventos e checklists.</text:span></text:p>
        </text:list-item>
        <text:list-item>
          <text:p text:style-name="P152"><text:span text:style-name="T7">Após importar, use </text:span><text:span text:style-name="Strong_20_Emphasis"><text:span text:style-name="T7">Recalcular Hash-Chain</text:span></text:span><text:span text:style-name="T7"> na aba Eventos do Ledger se quiser renovar hashes localmente.</text:span></text:p>
        </text:list-item>
      </text:list>
      <text:h text:style-name="P4" text:outline-level="1"><text:soft-page-break/>Troubleshooting</text:h>
      <text:list xml:id="list1685171394" text:style-name="L85">
        <text:list-item>
          <text:p text:style-name="P153"><text:span text:style-name="Strong_20_Emphasis"><text:span text:style-name="T7">Erro “JSON inválido”</text:span></text:span><text:span text:style-name="T7">: corrija vírgulas, aspas, chaves. Valide em um linter.</text:span></text:p>
        </text:list-item>
        <text:list-item>
          <text:p text:style-name="P153"><text:span text:style-name="Strong_20_Emphasis"><text:span text:style-name="T7">Nada mudou após importar</text:span></text:span><text:span text:style-name="T7">: confirme que selecionou o arquivo certo; verifique se o navegador permitiu o download e o recarregamento.</text:span></text:p>
        </text:list-item>
        <text:list-item>
          <text:p text:style-name="P153"><text:span text:style-name="Strong_20_Emphasis"><text:span text:style-name="T7">Estado corrompido</text:span></text:span><text:span text:style-name="T7">: limpe </text:span><text:span text:style-name="Source_20_Text"><text:span text:style-name="T7">localStorage.removeItem('b2b2c_console_state_v1')</text:span></text:span><text:span text:style-name="T7"> e importe novamente.</text:span></text:p>
        </text:list-item>
      </text:list>
      <text:p text:style-name="Text_20_body"/>
      <text:h text:style-name="Heading_20_1" text:outline-level="1">9) Dicas de uso em equipe</text:h>
      <text:list xml:id="list63868732" text:style-name="L11">
        <text:list-item>
          <text:p text:style-name="P46">Para versionar: exporte o JSON e suba no Git.</text:p>
        </text:list-item>
        <text:list-item>
          <text:p text:style-name="P46">Para publicar: sirva o HTML em um servidor estático (S3, Cloudflare Pages, GitHub Pages).</text:p>
        </text:list-item>
        <text:list-item>
          <text:p text:style-name="P46">Para limpar tudo: <text:span text:style-name="Source_20_Text">localStorage.removeItem('b2b2c_console_state_v1')</text:span> no console do navegador.</text:p>
        </text:list-item>
      </text:list>
      <text:p text:style-name="Text_20_body"/>
      <text:p text:style-name="Text_20_body"><text:span text:style-name="T4">Esse trecho explica </text:span><text:span text:style-name="Strong_20_Emphasis"><text:span text:style-name="T4">como equipes devem compartilhar, versionar e manter o console HTML</text:span></text:span><text:span text:style-name="T4"> sincronizado.<text:line-break/>Resumo: usar Git para versionar, hospedagem estática para publicar e limpeza local para resetar o estado.</text:span></text:p>
      <text:p text:style-name="P11"/>
      <text:h text:style-name="P5" text:outline-level="2">1) Versionamento no Git</text:h>
      <text:p text:style-name="P49">Objetivo: guardar o progresso do console (rotas, eventos e checklists) em repositório.</text:p>
      <text:p text:style-name="Text_20_body"><text:span text:style-name="Strong_20_Emphasis"><text:span text:style-name="T4">Passos:</text:span></text:span></text:p>
      <text:list xml:id="list1291590890" text:style-name="L86">
        <text:list-item>
          <text:p text:style-name="P154"><text:span text:style-name="T4">No app, clique </text:span><text:span text:style-name="Strong_20_Emphasis"><text:span text:style-name="T4">Exportar JSON</text:span></text:span><text:span text:style-name="T4">.</text:span></text:p>
        </text:list-item>
        <text:list-item>
          <text:p text:style-name="P154"><text:span text:style-name="T4">Baixe </text:span><text:span text:style-name="Source_20_Text"><text:span text:style-name="T4">b2b2c-console.json</text:span></text:span><text:span text:style-name="T4">.</text:span></text:p>
        </text:list-item>
        <text:list-item>
          <text:p text:style-name="P66">Execute no terminal:</text:p>
          <text:p text:style-name="P23"><text:span text:style-name="Source_20_Text"><text:span text:style-name="T4">git checkout -b docs/b2b2c-console</text:span></text:span></text:p>
          <text:p text:style-name="P23"><text:span text:style-name="Source_20_Text"><text:span text:style-name="T4">mv ~/Downloads/b2b2c-console.json docs/</text:span></text:span></text:p>
          <text:p text:style-name="P23"><text:span text:style-name="Source_20_Text"><text:span text:style-name="T4">git add docs/b2b2c-console.json</text:span></text:span></text:p>
          <text:p text:style-name="P23"><text:span text:style-name="Source_20_Text"><text:span text:style-name="T4">git commit -m "chore: snapshot console b2b2c"</text:span></text:span></text:p>
          <text:p text:style-name="P24"><text:span text:style-name="Source_20_Text"><text:span text:style-name="T4">git push origin docs/b2b2c-console</text:span></text:span></text:p>
        </text:list-item>
        <text:list-item>
          <text:p text:style-name="P66">Adote nomes por ambiente:</text:p>
          <text:list>
            <text:list-item>
              <text:p text:style-name="P154"><text:span text:style-name="Source_20_Text"><text:span text:style-name="T4">b2b2c-console.dev.json</text:span></text:span></text:p>
            </text:list-item>
            <text:list-item>
              <text:p text:style-name="P154"><text:span text:style-name="Source_20_Text"><text:span text:style-name="T4">b2b2c-console.stg.json</text:span></text:span></text:p>
            </text:list-item>
            <text:list-item>
              <text:p text:style-name="P154"><text:span text:style-name="Source_20_Text"><text:span text:style-name="T4">b2b2c-console.prod.json</text:span></text:span></text:p>
            </text:list-item>
          </text:list>
        </text:list-item>
      </text:list>
      <text:p text:style-name="Text_20_body"><text:span text:style-name="Strong_20_Emphasis"><text:span text:style-name="T4">Resultado:</text:span></text:span><text:span text:style-name="T4"> o JSON pode ser rastreado em commits e revisado via </text:span><text:span text:style-name="Emphasis"><text:span text:style-name="T4">diffs</text:span></text:span><text:span text:style-name="T4">.</text:span></text:p>
      <text:p text:style-name="P11"/>
      <text:h text:style-name="P5" text:outline-level="2">2) Publicação do HTML</text:h>
      <text:p text:style-name="Text_20_body"><text:span text:style-name="T4">O arquivo </text:span><text:span text:style-name="Source_20_Text"><text:span text:style-name="T4">index.html</text:span></text:span><text:span text:style-name="T4"> é autossuficiente. Qualquer servidor estático pode publicá-lo.</text:span></text:p>
      <text:p text:style-name="Text_20_body"><text:span text:style-name="Strong_20_Emphasis"><text:span text:style-name="T4">Opções:</text:span></text:span></text:p>
      <text:list xml:id="list1026880705" text:style-name="L87">
        <text:list-item>
          <text:p text:style-name="P155"><text:span text:style-name="Strong_20_Emphasis"><text:span text:style-name="T4">Amazon S3 + CloudFront</text:span></text:span></text:p>
          <text:p text:style-name="P25"><text:soft-page-break/><text:span text:style-name="Source_20_Text"><text:span text:style-name="T4">aws s3 mb s3://meu-console-b2b2c</text:span></text:span></text:p>
          <text:p text:style-name="P26"><text:span text:style-name="Source_20_Text"><text:span text:style-name="T4">aws s3 cp index.html s3://meu-console-b2b2c/ --acl public-read</text:span></text:span></text:p>
          <text:p text:style-name="P67">CloudFront adiciona CDN e HTTPS.</text:p>
        </text:list-item>
        <text:list-item>
          <text:p text:style-name="P155"><text:span text:style-name="Strong_20_Emphasis"><text:span text:style-name="T4">Cloudflare Pages</text:span></text:span></text:p>
          <text:list>
            <text:list-item>
              <text:p text:style-name="P67">Conecte o repositório.</text:p>
            </text:list-item>
            <text:list-item>
              <text:p text:style-name="P67">Pasta de build: raiz.</text:p>
            </text:list-item>
            <text:list-item>
              <text:p text:style-name="P67">Cada commit publica automaticamente.</text:p>
            </text:list-item>
          </text:list>
        </text:list-item>
        <text:list-item>
          <text:p text:style-name="P155"><text:span text:style-name="Strong_20_Emphasis"><text:span text:style-name="T4">GitHub Pages</text:span></text:span></text:p>
          <text:list>
            <text:list-item>
              <text:p text:style-name="P155"><text:span text:style-name="T4">Ative </text:span><text:span text:style-name="Emphasis"><text:span text:style-name="T4">Pages</text:span></text:span><text:span text:style-name="T4"> nas configurações.</text:span></text:p>
            </text:list-item>
            <text:list-item>
              <text:p text:style-name="P155"><text:span text:style-name="T4">Fonte: branch </text:span><text:span text:style-name="Source_20_Text"><text:span text:style-name="T4">main</text:span></text:span><text:span text:style-name="T4"> e pasta </text:span><text:span text:style-name="Source_20_Text"><text:span text:style-name="T4">/</text:span></text:span><text:span text:style-name="T4"> ou </text:span><text:span text:style-name="Source_20_Text"><text:span text:style-name="T4">/docs</text:span></text:span><text:span text:style-name="T4">.</text:span></text:p>
            </text:list-item>
            <text:list-item>
              <text:p text:style-name="P67">Acesse pela URL pública gerada.</text:p>
            </text:list-item>
          </text:list>
        </text:list-item>
      </text:list>
      <text:p text:style-name="Text_20_body"><text:span text:style-name="Strong_20_Emphasis"><text:span text:style-name="T4">Importante:</text:span></text:span><text:span text:style-name="T4"><text:line-break/>Cada usuário grava seu progresso no </text:span><text:span text:style-name="Strong_20_Emphasis"><text:span text:style-name="T4">localStorage</text:span></text:span><text:span text:style-name="T4"> do navegador.<text:line-break/>Para manter versões iguais entre pessoas, use </text:span><text:span text:style-name="Strong_20_Emphasis"><text:span text:style-name="T4">Exportar/Importar JSON</text:span></text:span><text:span text:style-name="T4">.</text:span></text:p>
      <text:p text:style-name="P11"/>
      <text:h text:style-name="P5" text:outline-level="2">3) Limpeza do estado local</text:h>
      <text:p text:style-name="P49">Para reiniciar o console e apagar dados salvos:</text:p>
      <text:list xml:id="list1358057979" text:style-name="L88">
        <text:list-item>
          <text:p text:style-name="P156"><text:span text:style-name="T4">Abra o </text:span><text:span text:style-name="Emphasis"><text:span text:style-name="T4">DevTools</text:span></text:span><text:span text:style-name="T4"> do navegador.</text:span></text:p>
        </text:list-item>
        <text:list-item>
          <text:p text:style-name="P68">Execute:</text:p>
          <text:p text:style-name="P27"><text:span text:style-name="Source_20_Text"><text:span text:style-name="T4">localStorage.removeItem('b2b2c_console_state_v1')</text:span></text:span></text:p>
        </text:list-item>
        <text:list-item>
          <text:p text:style-name="P68">Recarregue a página.</text:p>
        </text:list-item>
      </text:list>
      <text:p text:style-name="P49">Isso limpa rotas, eventos e checklists locais (não afeta o arquivo HTML).</text:p>
      <text:p text:style-name="P11"/>
      <text:h text:style-name="P5" text:outline-level="2">4) Rotina recomendada de equipe</text:h>
      <text:list xml:id="list3494044629" text:style-name="L89">
        <text:list-item>
          <text:p text:style-name="P69">Cada membro edita localmente.</text:p>
        </text:list-item>
        <text:list-item>
          <text:p text:style-name="P157"><text:span text:style-name="T4">Ao concluir, </text:span><text:span text:style-name="Strong_20_Emphasis"><text:span text:style-name="T4">Exportar JSON</text:span></text:span><text:span text:style-name="T4"> e subir no Git.</text:span></text:p>
        </text:list-item>
        <text:list-item>
          <text:p text:style-name="P69">Outros importam esse JSON para alinhar.</text:p>
        </text:list-item>
        <text:list-item>
          <text:p text:style-name="P157"><text:span text:style-name="T4">Em uma release, publique </text:span><text:span text:style-name="Source_20_Text"><text:span text:style-name="T4">index.html</text:span></text:span><text:span text:style-name="T4"> junto do JSON validado.</text:span></text:p>
        </text:list-item>
        <text:list-item>
          <text:p text:style-name="P157"><text:span text:style-name="T4">Use </text:span><text:span text:style-name="Emphasis"><text:span text:style-name="T4">Pull Requests</text:span></text:span><text:span text:style-name="T4"> para revisar mudanças (diff JSON = controle preciso).</text:span></text:p>
        </text:list-item>
      </text:list>
      <text:p text:style-name="P11"/>
      <text:h text:style-name="P5" text:outline-level="2">5) Cuidados</text:h>
      <text:list xml:id="list1969778829" text:style-name="L90">
        <text:list-item>
          <text:p text:style-name="P158"><text:span text:style-name="T4">O JSON </text:span><text:span text:style-name="Strong_20_Emphasis"><text:span text:style-name="T4">não armazena tokens OIDC</text:span></text:span><text:span text:style-name="T4">; não há risco de vazamento de credenciais.</text:span></text:p>
        </text:list-item>
        <text:list-item>
          <text:p text:style-name="P158"><text:span text:style-name="Strong_20_Emphasis"><text:span text:style-name="T4">Não registre dados sensíveis</text:span></text:span><text:span text:style-name="T4"> nas notas do checklist. Use links para tickets internos.</text:span></text:p>
        </text:list-item>
        <text:list-item>
          <text:p text:style-name="P70">Se publicar em outro domínio, basta abrir o HTML; ele é independente de backend.</text:p>
        </text:list-item>
      </text:list>
      <text:p text:style-name="P11"/>
      <text:p text:style-name="Text_20_body"><text:span text:style-name="Strong_20_Emphasis"><text:span text:style-name="T4">Em resumo:</text:span></text:span><text:span text:style-name="T4"><text:line-break/>Esse guia padroniza colaboração.<text:line-break/>Cada pessoa trabalha localmente, exporta JSON, versiona no Git e publica o mesmo HTML em um serviço estático — simples, seguro e rastreável.</text:span></text:p>
      <text:p text:style-name="Text_20_body"><text:soft-page-break/></text:p>
      <text:h text:style-name="Heading_20_1" text:outline-level="1">10) Boas práticas</text:h>
      <text:list xml:id="list4136179151" text:style-name="L12">
        <text:list-item>
          <text:p text:style-name="P47">Use <text:span text:style-name="Strong_20_Emphasis">Idempotency-Key</text:span> nas rotas de cobrança.</text:p>
        </text:list-item>
        <text:list-item>
          <text:p text:style-name="P47">Separe <text:span text:style-name="Strong_20_Emphasis">scopes</text:span> por domínio: <text:span text:style-name="Source_20_Text">franchise.read</text:span>, <text:span text:style-name="Source_20_Text">billing.write</text:span>, <text:span text:style-name="Source_20_Text">openfinance.payments</text:span>.</text:p>
        </text:list-item>
        <text:list-item>
          <text:p text:style-name="P47">Logue <text:span text:style-name="Source_20_Text">request_id</text:span>, <text:span text:style-name="Source_20_Text">subject</text:span>, <text:span text:style-name="Source_20_Text">scope</text:span>, <text:span text:style-name="Source_20_Text">status</text:span>, <text:span text:style-name="Source_20_Text">latency_ms</text:span> no evento.</text:p>
        </text:list-item>
        <text:list-item>
          <text:p text:style-name="P47">Em produção, gere cURLs com URLs reais e não deixe tokens no navegador compartilhado.</text:p>
        </text:list-item>
      </text:list>
      <text:p text:style-name="Text_20_body"/>
      <text:p text:style-name="P49">Aplicação prática de cada ponto.</text:p>
      <text:h text:style-name="P5" text:outline-level="2">1) Idempotency-Key nas cobranças</text:h>
      <text:list xml:id="list1316100556" text:style-name="L91">
        <text:list-item>
          <text:p text:style-name="P159"><text:span text:style-name="Strong_20_Emphasis"><text:span text:style-name="T4">O que é</text:span></text:span><text:span text:style-name="T4">: identificador único por operação de cobrança para evitar duplicidade.</text:span></text:p>
        </text:list-item>
        <text:list-item>
          <text:p text:style-name="P159"><text:span text:style-name="Strong_20_Emphasis"><text:span text:style-name="T4">Como usar</text:span></text:span><text:span text:style-name="T4">: header </text:span><text:span text:style-name="Source_20_Text"><text:span text:style-name="T4">Idempotency-Key: &lt;uuid&gt;</text:span></text:span><text:span text:style-name="T4"> em </text:span><text:span text:style-name="Source_20_Text"><text:span text:style-name="T4">POST /payments</text:span></text:span><text:span text:style-name="T4"> e similares.</text:span></text:p>
        </text:list-item>
        <text:list-item>
          <text:p text:style-name="P159"><text:span text:style-name="Strong_20_Emphasis"><text:span text:style-name="T4">Servidor</text:span></text:span><text:span text:style-name="T4">: se receber a mesma chave no mesmo recurso dentro da janela N minutos, </text:span><text:span text:style-name="Strong_20_Emphasis"><text:span text:style-name="T4">retorna a mesma resposta</text:span></text:span><text:span text:style-name="T4"> sem reprocessar.</text:span></text:p>
        </text:list-item>
        <text:list-item>
          <text:p text:style-name="P159"><text:span text:style-name="Strong_20_Emphasis"><text:span text:style-name="T4">Armazenar</text:span></text:span><text:span text:style-name="T4">: </text:span><text:span text:style-name="Source_20_Text"><text:span text:style-name="T4">key</text:span></text:span><text:span text:style-name="T4">, </text:span><text:span text:style-name="Source_20_Text"><text:span text:style-name="T4">request_hash</text:span></text:span><text:span text:style-name="T4">, </text:span><text:span text:style-name="Source_20_Text"><text:span text:style-name="T4">status</text:span></text:span><text:span text:style-name="T4">, </text:span><text:span text:style-name="Source_20_Text"><text:span text:style-name="T4">response</text:span></text:span><text:span text:style-name="T4">, </text:span><text:span text:style-name="Source_20_Text"><text:span text:style-name="T4">expiry_at</text:span></text:span><text:span text:style-name="T4">.</text:span></text:p>
        </text:list-item>
        <text:list-item>
          <text:p text:style-name="P159"><text:span text:style-name="Strong_20_Emphasis"><text:span text:style-name="T4">Erro esperado</text:span></text:span><text:span text:style-name="T4">: conflito de parâmetros para a mesma chave → </text:span><text:span text:style-name="Source_20_Text"><text:span text:style-name="T4">409 Conflict</text:span></text:span><text:span text:style-name="T4">.</text:span></text:p>
        </text:list-item>
      </text:list>
      <text:p text:style-name="P49">Exemplo:</text:p>
      <text:p text:style-name="P15"><text:span text:style-name="Source_20_Text"><text:span text:style-name="T4">curl -X POST https://api.exemplo.com/v1/payments \</text:span></text:span></text:p>
      <text:p text:style-name="P15"><text:span text:style-name="Source_20_Text"><text:span text:style-name="T4"><text:s text:c="2"/>-H 'Authorization: Bearer &lt;token&gt;' \</text:span></text:span></text:p>
      <text:p text:style-name="P15"><text:span text:style-name="Source_20_Text"><text:span text:style-name="T4"><text:s text:c="2"/>-H 'Idempotency-Key: 6f54b0e0-9c3d-4d1d-8a54-2d8a3a9b35d1' \</text:span></text:span></text:p>
      <text:p text:style-name="P15"><text:span text:style-name="Source_20_Text"><text:span text:style-name="T4"><text:s text:c="2"/>-H 'Content-Type: application/json' \</text:span></text:span></text:p>
      <text:p text:style-name="P16"><text:span text:style-name="Source_20_Text"><text:span text:style-name="T4"><text:s text:c="2"/>-d '{"amount":1000,"currency":"BRL","orderId":"ord_123"}'</text:span></text:span></text:p>
      <text:h text:style-name="P5" text:outline-level="2">2) Scopes separados por domínio</text:h>
      <text:list xml:id="list1626247422" text:style-name="L92">
        <text:list-item>
          <text:p text:style-name="P160"><text:span text:style-name="Strong_20_Emphasis"><text:span text:style-name="T4">Princípio</text:span></text:span><text:span text:style-name="T4">: privilégio mínimo.</text:span></text:p>
        </text:list-item>
        <text:list-item>
          <text:p text:style-name="P160"><text:span text:style-name="Strong_20_Emphasis"><text:span text:style-name="T4">Padrão</text:span></text:span><text:span text:style-name="T4">: </text:span><text:span text:style-name="Source_20_Text"><text:span text:style-name="T4">&lt;domínio&gt;.&lt;ação&gt;</text:span></text:span><text:span text:style-name="T4">.</text:span></text:p>
          <text:list>
            <text:list-item>
              <text:p text:style-name="P160"><text:span text:style-name="Source_20_Text"><text:span text:style-name="T4">franchise.read</text:span></text:span><text:span text:style-name="T4"> | </text:span><text:span text:style-name="Source_20_Text"><text:span text:style-name="T4">franchise.write</text:span></text:span></text:p>
            </text:list-item>
            <text:list-item>
              <text:p text:style-name="P160"><text:span text:style-name="Source_20_Text"><text:span text:style-name="T4">billing.read</text:span></text:span><text:span text:style-name="T4"> | </text:span><text:span text:style-name="Source_20_Text"><text:span text:style-name="T4">billing.write</text:span></text:span></text:p>
            </text:list-item>
            <text:list-item>
              <text:p text:style-name="P160"><text:span text:style-name="Source_20_Text"><text:span text:style-name="T4">openfinance.consents</text:span></text:span><text:span text:style-name="T4"> | </text:span><text:span text:style-name="Source_20_Text"><text:span text:style-name="T4">openfinance.payments</text:span></text:span></text:p>
            </text:list-item>
          </text:list>
        </text:list-item>
        <text:list-item>
          <text:p text:style-name="P160"><text:span text:style-name="Strong_20_Emphasis"><text:span text:style-name="T4">API</text:span></text:span><text:span text:style-name="T4">: cada rota declara o </text:span><text:span text:style-name="Strong_20_Emphasis"><text:span text:style-name="T4">scope necessário</text:span></text:span><text:span text:style-name="T4">; o gateway valida </text:span><text:span text:style-name="Source_20_Text"><text:span text:style-name="T4">scope ⊆ token.scopes</text:span></text:span><text:span text:style-name="T4">.</text:span></text:p>
        </text:list-item>
        <text:list-item>
          <text:p text:style-name="P160"><text:span text:style-name="Strong_20_Emphasis"><text:span text:style-name="T4">Tokens de serviço</text:span></text:span><text:span text:style-name="T4">: só os scopes do domínio que a automação precisa.</text:span></text:p>
        </text:list-item>
      </text:list>
      <text:p text:style-name="P49">Exemplo de política por rota:</text:p>
      <text:p text:style-name="P15"><text:span text:style-name="Source_20_Text"><text:span text:style-name="T4">POST /v1/payments/execute <text:s/>-&gt; billing.write</text:span></text:span></text:p>
      <text:p text:style-name="P15"><text:span text:style-name="Source_20_Text"><text:span text:style-name="T4">POST /open-finance/pix <text:s text:c="4"/>-&gt; openfinance.payments</text:span></text:span></text:p>
      <text:p text:style-name="P16"><text:span text:style-name="Source_20_Text"><text:span text:style-name="T4">GET <text:s/>/v1/franchise <text:s text:c="8"/>-&gt; franchise.read</text:span></text:span></text:p>
      <text:h text:style-name="P5" text:outline-level="2">3) Logging mínimo por evento</text:h>
      <text:p text:style-name="P49">Registre campos padronizados para auditoria e métricas:</text:p>
      <text:list xml:id="list3259885372" text:style-name="L93">
        <text:list-item>
          <text:p text:style-name="P161"><text:span text:style-name="Source_20_Text"><text:span text:style-name="T4">request_id</text:span></text:span><text:span text:style-name="T4">: correlação ponta a ponta.</text:span></text:p>
        </text:list-item>
        <text:list-item>
          <text:p text:style-name="P161"><text:soft-page-break/><text:span text:style-name="Source_20_Text"><text:span text:style-name="T4">subject</text:span></text:span><text:span text:style-name="T4">: </text:span><text:span text:style-name="Source_20_Text"><text:span text:style-name="T4">sub</text:span></text:span><text:span text:style-name="T4"> do token (usuário/cliente do token).</text:span></text:p>
        </text:list-item>
        <text:list-item>
          <text:p text:style-name="P161"><text:span text:style-name="Source_20_Text"><text:span text:style-name="T4">scope</text:span></text:span><text:span text:style-name="T4">: lista efetiva do token.</text:span></text:p>
        </text:list-item>
        <text:list-item>
          <text:p text:style-name="P161"><text:span text:style-name="Source_20_Text"><text:span text:style-name="T4">status</text:span></text:span><text:span text:style-name="T4">: HTTP status final.</text:span></text:p>
        </text:list-item>
        <text:list-item>
          <text:p text:style-name="P161"><text:span text:style-name="Source_20_Text"><text:span text:style-name="T4">latency_ms</text:span></text:span><text:span text:style-name="T4">: duração total.</text:span></text:p>
        </text:list-item>
      </text:list>
      <text:p text:style-name="P49">Exemplo de evento:</text:p>
      <text:p text:style-name="P15"><text:span text:style-name="Source_20_Text"><text:span text:style-name="T4">{</text:span></text:span></text:p>
      <text:p text:style-name="P15"><text:span text:style-name="Source_20_Text"><text:span text:style-name="T4"><text:s text:c="2"/>"ts": "2025-11-02T19:25:10.321Z",</text:span></text:span></text:p>
      <text:p text:style-name="P15"><text:span text:style-name="Source_20_Text"><text:span text:style-name="T4"><text:s text:c="2"/>"module": "billing",</text:span></text:span></text:p>
      <text:p text:style-name="P15"><text:span text:style-name="Source_20_Text"><text:span text:style-name="T4"><text:s text:c="2"/>"action": "payments.execute",</text:span></text:span></text:p>
      <text:p text:style-name="P15"><text:span text:style-name="Source_20_Text"><text:span text:style-name="T4"><text:s text:c="2"/>"request_id": "rq_7d2a5f",</text:span></text:span></text:p>
      <text:p text:style-name="P15"><text:span text:style-name="Source_20_Text"><text:span text:style-name="T4"><text:s text:c="2"/>"subject": "usr_9k31",</text:span></text:span></text:p>
      <text:p text:style-name="P15"><text:span text:style-name="Source_20_Text"><text:span text:style-name="T4"><text:s text:c="2"/>"scope": ["billing.write"],</text:span></text:span></text:p>
      <text:p text:style-name="P15"><text:span text:style-name="Source_20_Text"><text:span text:style-name="T4"><text:s text:c="2"/>"status": 201,</text:span></text:span></text:p>
      <text:p text:style-name="P15"><text:span text:style-name="Source_20_Text"><text:span text:style-name="T4"><text:s text:c="2"/>"latency_ms": 142,</text:span></text:span></text:p>
      <text:p text:style-name="P15"><text:span text:style-name="Source_20_Text"><text:span text:style-name="T4"><text:s text:c="2"/>"ip": "203.0.113.10"</text:span></text:span></text:p>
      <text:p text:style-name="P16"><text:span text:style-name="Source_20_Text"><text:span text:style-name="T4">}</text:span></text:span></text:p>
      <text:p text:style-name="Text_20_body"><text:span text:style-name="T4">Opcional útil: </text:span><text:span text:style-name="Source_20_Text"><text:span text:style-name="T4">idempotency_key</text:span></text:span><text:span text:style-name="T4">, </text:span><text:span text:style-name="Source_20_Text"><text:span text:style-name="T4">psp_reference</text:span></text:span><text:span text:style-name="T4">, </text:span><text:span text:style-name="Source_20_Text"><text:span text:style-name="T4">error_code</text:span></text:span><text:span text:style-name="T4">, </text:span><text:span text:style-name="Source_20_Text"><text:span text:style-name="T4">retryable</text:span></text:span><text:span text:style-name="T4">.</text:span></text:p>
      <text:h text:style-name="P5" text:outline-level="2">4) cURL e tokens em produção</text:h>
      <text:list xml:id="list1921947079" text:style-name="L94">
        <text:list-item>
          <text:p text:style-name="P162"><text:span text:style-name="Strong_20_Emphasis"><text:span text:style-name="T4">URLs reais</text:span></text:span><text:span text:style-name="T4">: use domínios de ambiente. Ex.: </text:span><text:span text:style-name="Source_20_Text"><text:span text:style-name="T4">https://api.prod.seudominio.com</text:span></text:span><text:span text:style-name="T4">.</text:span></text:p>
        </text:list-item>
        <text:list-item>
          <text:p text:style-name="P162"><text:span text:style-name="Strong_20_Emphasis"><text:span text:style-name="T4">Não deixar tokens</text:span></text:span><text:span text:style-name="T4"> em máquinas ou navegadores compartilhados.</text:span></text:p>
        </text:list-item>
        <text:list-item>
          <text:p text:style-name="P162"><text:span text:style-name="Strong_20_Emphasis"><text:span text:style-name="T4">Rotinas</text:span></text:span><text:span text:style-name="T4">:</text:span></text:p>
          <text:list>
            <text:list-item>
              <text:p text:style-name="P71">TTL curto para access tokens.</text:p>
            </text:list-item>
            <text:list-item>
              <text:p text:style-name="P162"><text:span text:style-name="T4">Preferir </text:span><text:span text:style-name="Strong_20_Emphasis"><text:span text:style-name="T4">Client Credentials</text:span></text:span><text:span text:style-name="T4"> para integrações servidor-servidor.</text:span></text:p>
            </text:list-item>
            <text:list-item>
              <text:p text:style-name="P71">Revogar credenciais comprometidas e rodízio de segredos.</text:p>
            </text:list-item>
            <text:list-item>
              <text:p text:style-name="P162"><text:span text:style-name="T4">Somente </text:span><text:span text:style-name="Strong_20_Emphasis"><text:span text:style-name="T4">HTTPS</text:span></text:span><text:span text:style-name="T4">; considerar </text:span><text:span text:style-name="Strong_20_Emphasis"><text:span text:style-name="T4">mTLS</text:span></text:span><text:span text:style-name="T4"> entre serviços internos.</text:span></text:p>
            </text:list-item>
            <text:list-item>
              <text:p text:style-name="P71">Sanitizar logs para não registrar payloads sensíveis.</text:p>
            </text:list-item>
          </text:list>
        </text:list-item>
      </text:list>
      <text:p text:style-name="P49">Exemplo cURL seguro:</text:p>
      <text:p text:style-name="P15"><text:span text:style-name="Source_20_Text"><text:span text:style-name="T4">API=https://api.prod.seudominio.com</text:span></text:span></text:p>
      <text:p text:style-name="P15"><text:span text:style-name="Source_20_Text"><text:span text:style-name="T4">TOKEN="$(./oidc_get_token.sh)" <text:s text:c="2"/># não comitar; obter dinamicamente</text:span></text:span></text:p>
      <text:p text:style-name="P28"/>
      <text:p text:style-name="P15"><text:span text:style-name="Source_20_Text"><text:span text:style-name="T4">curl -X POST "$API/v1/payments/execute" \</text:span></text:span></text:p>
      <text:p text:style-name="P15"><text:span text:style-name="Source_20_Text"><text:span text:style-name="T4"><text:s text:c="2"/>-H "Authorization: Bearer $TOKEN" \</text:span></text:span></text:p>
      <text:p text:style-name="P15"><text:span text:style-name="Source_20_Text"><text:span text:style-name="T4"><text:s text:c="2"/>-H "Idempotency-Key: $(uuidgen)" \</text:span></text:span></text:p>
      <text:p text:style-name="P15"><text:span text:style-name="Source_20_Text"><text:span text:style-name="T4"><text:s text:c="2"/>-H "Content-Type: application/json" \</text:span></text:span></text:p>
      <text:p text:style-name="P16"><text:span text:style-name="Source_20_Text"><text:span text:style-name="T4"><text:s text:c="2"/>-d '{"orderId":"ord_123","amount":1000,"currency":"BRL"}'</text:span></text:span></text:p>
      <text:h text:style-name="P8" text:outline-level="3">Checagem rápida antes de ir a produção</text:h>
      <text:list xml:id="list306628451" text:style-name="L95">
        <text:list-item>
          <text:p text:style-name="P72">Rota exige scope correto.</text:p>
        </text:list-item>
        <text:list-item>
          <text:p text:style-name="P163"><text:span text:style-name="Source_20_Text"><text:span text:style-name="T4">Idempotency-Key</text:span></text:span><text:span text:style-name="T4"> validado e persistido.</text:span></text:p>
        </text:list-item>
        <text:list-item>
          <text:p text:style-name="P163"><text:span text:style-name="T4">Logs com </text:span><text:span text:style-name="Source_20_Text"><text:span text:style-name="T4">request_id</text:span></text:span><text:span text:style-name="T4">, </text:span><text:span text:style-name="Source_20_Text"><text:span text:style-name="T4">subject</text:span></text:span><text:span text:style-name="T4">, </text:span><text:span text:style-name="Source_20_Text"><text:span text:style-name="T4">status</text:span></text:span><text:span text:style-name="T4">, </text:span><text:span text:style-name="Source_20_Text"><text:span text:style-name="T4">latency_ms</text:span></text:span><text:span text:style-name="T4">.</text:span></text:p>
        </text:list-item>
        <text:list-item>
          <text:p text:style-name="P72">Token não persiste em UI compartilhada.</text:p>
        </text:list-item>
        <text:list-item>
          <text:p text:style-name="P72">cURL e clientes apontam para URL do ambiente correto.</text:p>
        </text:list-item>
      </text:list>
      <text:p text:style-name="P49"/>
      <text:h text:style-name="Heading_20_1" text:outline-level="1">11) Troubleshooting</text:h>
      <text:list xml:id="list2299590514" text:style-name="L13">
        <text:list-item>
          <text:p text:style-name="P48"><text:span text:style-name="Strong_20_Emphasis">Percentuais ≠ 100</text:span>: o simulador rejeita e mostra aviso.</text:p>
        </text:list-item>
        <text:list-item>
          <text:p text:style-name="P48"><text:soft-page-break/><text:span text:style-name="Strong_20_Emphasis">JSON inválido</text:span>: ao importar, o app alerta. Corrija a sintaxe.</text:p>
        </text:list-item>
        <text:list-item>
          <text:p text:style-name="P48"><text:span text:style-name="Strong_20_Emphasis">Token em branco</text:span>: cURLs usam “REDACTED”. Cole um token válido para testes reais.</text:p>
        </text:list-item>
        <text:list-item>
          <text:p text:style-name="P48"><text:span text:style-name="Strong_20_Emphasis">Nada persiste</text:span>: verifique se o navegador permite <text:span text:style-name="Source_20_Text">localStorage</text:span>.</text:p>
        </text:list-item>
      </text:list>
      <text:p text:style-name="P73">Diagnóstico rápido e correção.</text:p>
      <text:p text:style-name="P73">Percentuais ≠ 100 (simulador de split)</text:p>
      <text:list xml:id="list1809518912" text:style-name="L96">
        <text:list-item>
          <text:p text:style-name="P164"><text:span text:style-name="Strong_20_Emphasis"><text:span text:style-name="T4">Causa:</text:span></text:span><text:span text:style-name="T4"> soma de </text:span><text:span text:style-name="Source_20_Text"><text:span text:style-name="T4">franqueador + franqueado + psp != 100</text:span></text:span><text:span text:style-name="T4">.</text:span></text:p>
        </text:list-item>
        <text:list-item>
          <text:p text:style-name="P164"><text:span text:style-name="Strong_20_Emphasis"><text:span text:style-name="T4">Efeito:</text:span></text:span><text:span text:style-name="T4"> cálculo bloqueado e aviso na UI.</text:span></text:p>
        </text:list-item>
        <text:list-item>
          <text:p text:style-name="P164"><text:span text:style-name="Strong_20_Emphasis"><text:span text:style-name="T4">Correção:</text:span></text:span><text:span text:style-name="T4"> ajuste percentuais até fechar 100. Se usar casas decimais, arredonde e corrija o último campo.</text:span></text:p>
        </text:list-item>
      </text:list>
      <text:h text:style-name="P5" text:outline-level="2">JSON inválido (importação)</text:h>
      <text:list xml:id="list1910421390" text:style-name="L97">
        <text:list-item>
          <text:p text:style-name="P165"><text:span text:style-name="Strong_20_Emphasis"><text:span text:style-name="T4">Causa:</text:span></text:span><text:span text:style-name="T4"> sintaxe incorreta (vírgula a mais, aspas simples, chaves faltando).</text:span></text:p>
        </text:list-item>
        <text:list-item>
          <text:p text:style-name="P165"><text:span text:style-name="Strong_20_Emphasis"><text:span text:style-name="T4">Efeito:</text:span></text:span><text:span text:style-name="T4"> alerta “JSON inválido”.</text:span></text:p>
        </text:list-item>
        <text:list-item>
          <text:p text:style-name="P165"><text:span text:style-name="Strong_20_Emphasis"><text:span text:style-name="T4">Correção:</text:span></text:span><text:span text:style-name="T4"> valide o arquivo.</text:span></text:p>
          <text:list>
            <text:list-item>
              <text:p text:style-name="P165"><text:span text:style-name="T4">Regras: aspas </text:span><text:span text:style-name="Strong_20_Emphasis"><text:span text:style-name="T4">duplas</text:span></text:span><text:span text:style-name="T4">, vírgulas apenas entre pares, sem comentários.</text:span></text:p>
            </text:list-item>
            <text:list-item>
              <text:p text:style-name="P165"><text:span text:style-name="T4">Ferramenta: um validador JSON ou </text:span><text:span text:style-name="Source_20_Text"><text:span text:style-name="T4">jq</text:span></text:span><text:span text:style-name="T4">:</text:span></text:p>
              <text:p text:style-name="P29"><text:span text:style-name="Source_20_Text"><text:span text:style-name="T4">jq . b2b2c-console.json &gt; /dev/null</text:span></text:span></text:p>
            </text:list-item>
          </text:list>
        </text:list-item>
        <text:list-item>
          <text:p text:style-name="P165"><text:span text:style-name="Strong_20_Emphasis"><text:span text:style-name="T4">Dica:</text:span></text:span><text:span text:style-name="T4"> garanta chaves de módulo </text:span><text:span text:style-name="Source_20_Text"><text:span text:style-name="T4">mod-1</text:span></text:span><text:span text:style-name="T4">…</text:span><text:span text:style-name="Source_20_Text"><text:span text:style-name="T4">mod-8</text:span></text:span><text:span text:style-name="T4">.</text:span></text:p>
        </text:list-item>
      </text:list>
      <text:h text:style-name="P5" text:outline-level="2">Token em branco (cURL)</text:h>
      <text:list xml:id="list1773967490" text:style-name="L98">
        <text:list-item>
          <text:p text:style-name="P166"><text:span text:style-name="Strong_20_Emphasis"><text:span text:style-name="T4">Causa:</text:span></text:span><text:span text:style-name="T4"> campo “Bearer Token OIDC” vazio.</text:span></text:p>
        </text:list-item>
        <text:list-item>
          <text:p text:style-name="P166"><text:span text:style-name="Strong_20_Emphasis"><text:span text:style-name="T4">Efeito:</text:span></text:span><text:span text:style-name="T4"> cURLs gerados usam </text:span><text:span text:style-name="Source_20_Text"><text:span text:style-name="T4">REDACTED</text:span></text:span><text:span text:style-name="T4">.</text:span></text:p>
        </text:list-item>
        <text:list-item>
          <text:p text:style-name="P166"><text:span text:style-name="Strong_20_Emphasis"><text:span text:style-name="T4">Correção:</text:span></text:span><text:span text:style-name="T4"> cole um </text:span><text:span text:style-name="Strong_20_Emphasis"><text:span text:style-name="T4">access_token</text:span></text:span><text:span text:style-name="T4"> válido do seu provedor OIDC.</text:span></text:p>
        </text:list-item>
        <text:list-item>
          <text:p text:style-name="P166"><text:span text:style-name="Strong_20_Emphasis"><text:span text:style-name="T4">Verificação:</text:span></text:span><text:span text:style-name="T4"> o header exibido deve mostrar </text:span><text:span text:style-name="Source_20_Text"><text:span text:style-name="T4">Authorization: Bearer &lt;seu_token&gt;</text:span></text:span><text:span text:style-name="T4">.</text:span></text:p>
        </text:list-item>
      </text:list>
      <text:h text:style-name="P5" text:outline-level="2">Nada persiste (estado não salva)</text:h>
      <text:list xml:id="list4008795440" text:style-name="L99">
        <text:list-item>
          <text:p text:style-name="P167"><text:span text:style-name="Strong_20_Emphasis"><text:span text:style-name="T4">Causa:</text:span></text:span><text:span text:style-name="T4"> bloqueio de </text:span><text:span text:style-name="Source_20_Text"><text:span text:style-name="T4">localStorage</text:span></text:span><text:span text:style-name="T4"> ou navegação em modo privado rígido.</text:span></text:p>
        </text:list-item>
        <text:list-item>
          <text:p text:style-name="P167"><text:span text:style-name="Strong_20_Emphasis"><text:span text:style-name="T4">Efeito:</text:span></text:span><text:span text:style-name="T4"> rotas/eventos/checklists somem após recarregar.</text:span></text:p>
        </text:list-item>
        <text:list-item>
          <text:p text:style-name="P167"><text:span text:style-name="Strong_20_Emphasis"><text:span text:style-name="T4">Correção:</text:span></text:span><text:span text:style-name="T4"> habilite </text:span><text:span text:style-name="Source_20_Text"><text:span text:style-name="T4">localStorage</text:span></text:span><text:span text:style-name="T4"> no navegador ou use sessão normal.</text:span></text:p>
        </text:list-item>
        <text:list-item>
          <text:p text:style-name="P167"><text:span text:style-name="Strong_20_Emphasis"><text:span text:style-name="T4">Teste rápido no console do navegador:</text:span></text:span></text:p>
          <text:p text:style-name="P30"><text:span text:style-name="Source_20_Text"><text:span text:style-name="T4">localStorage.setItem('t','1'); localStorage.getItem('t'); // deve retornar "1"</text:span></text:span></text:p>
        </text:list-item>
        <text:list-item>
          <text:p text:style-name="P167"><text:span text:style-name="Strong_20_Emphasis"><text:span text:style-name="T4">Alternativa:</text:span></text:span><text:span text:style-name="T4"> use </text:span><text:span text:style-name="Strong_20_Emphasis"><text:span text:style-name="T4">Exportar JSON</text:span></text:span><text:span text:style-name="T4"> após editar e </text:span><text:span text:style-name="Strong_20_Emphasis"><text:span text:style-name="T4">Importar</text:span></text:span><text:span text:style-name="T4"> ao reabrir.</text:span></text:p>
        </text:list-item>
      </text:list>
      <text:h text:style-name="P5" text:outline-level="2">Extras úteis</text:h>
      <text:list xml:id="list3868814836" text:style-name="L100">
        <text:list-item>
          <text:p text:style-name="P168"><text:span text:style-name="Strong_20_Emphasis"><text:span text:style-name="T4">Reset completo:</text:span></text:span></text:p>
          <text:p text:style-name="P31"><text:span text:style-name="Source_20_Text"><text:span text:style-name="T4">localStorage.removeItem('b2b2c_console_state_v1'); location.reload();</text:span></text:span></text:p>
        </text:list-item>
        <text:list-item>
          <text:p text:style-name="P168"><text:span text:style-name="Strong_20_Emphasis"><text:span text:style-name="T4">Recalcular hashes do Ledger:</text:span></text:span><text:span text:style-name="T4"> aba </text:span><text:span text:style-name="Strong_20_Emphasis"><text:span text:style-name="T4">Eventos</text:span></text:span><text:span text:style-name="T4"> → </text:span><text:span text:style-name="Strong_20_Emphasis"><text:span text:style-name="T4">Recalcular Hash-Chain</text:span></text:span><text:span text:style-name="T4">.</text:span></text:p>
        </text:list-item>
        <text:list-item>
          <text:p text:style-name="P168"><text:span text:style-name="Strong_20_Emphasis"><text:span text:style-name="T4">Erro ao somar split por arredondamento:</text:span></text:span><text:span text:style-name="T4"> fixe 2 casas decimais e ajuste o último componente para fechar o total.</text:span></text:p>
        </text:list-item>
      </text:list>
      <text:p text:style-name="P121"><text:soft-page-break/>A estrutura que você montou é um exemplo de arquitetura <text:span text:style-name="T10">Microservices-Oriented</text:span> e <text:span text:style-name="T10">Domain-Driven Design (DDD)</text:span>, especificamente projetada para o setor financeiro regulado (FinTech/Open Finance).</text:p>
      <text:p text:style-name="P121">O agente <text:span text:style-name="T10">Finovia</text:span> é o orquestrador que garante a correta execução dos fluxos definidos por essas rotas.</text:p>
      <text:p text:style-name="P121">Abaixo está a explicação da estrutura, sua utilidade e sugestões de melhoria focadas em resiliência e escalabilidade.</text:p>
      <text:p text:style-name="P14"/>
      <text:h text:style-name="P6" text:outline-level="2">1. Explicação da Estrutura Montada</text:h>
      <text:p text:style-name="P121">A estrutura é um <text:span text:style-name="T10">Ecossistema de Franquia Financeira B2B2C White-Label</text:span> que segue o princípio regulatório de <text:span text:style-name="T10">Não-Custódia</text:span>. A arquitetura é dividida em oito módulos desacoplados, cada um com responsabilidades claras (Single Responsibility Principle).</text:p>
      <text:h text:style-name="P10" text:outline-level="3">A. Camadas e Funções Principais</text:h>
      <text:h text:style-name="P10" text:outline-level="3">B. O Fluxo de Trabalho Chave (Liquidação Auditável)</text:h>
      <text:p text:style-name="P121">A estrutura é projetada para o fluxo mais crítico: <text:span text:style-name="T10">venda, cobrança, liquidação e registro</text:span>.</text:p>
      <text:list xml:id="list3633859767" text:style-name="L101">
        <text:list-item>
          <text:p text:style-name="P169"><text:span text:style-name="T9">Venda B2C (Módulo 3):</text:span><text:span text:style-name="T6"> O </text:span><text:span text:style-name="T9">Personal Banker</text:span><text:span text:style-name="T6"> cria e aprova uma proposta (</text:span><text:span text:style-name="Source_20_Text"><text:span text:style-name="T6">/proposal/create</text:span></text:span><text:span text:style-name="T6">).</text:span></text:p>
        </text:list-item>
        <text:list-item>
          <text:p text:style-name="P169"><text:span text:style-name="T9">Cobrança Interna (Módulo 4):</text:span><text:span text:style-name="T6"> O </text:span><text:span text:style-name="T9">Gateway</text:span><text:span text:style-name="T6"> cria a cobrança (</text:span><text:span text:style-name="Source_20_Text"><text:span text:style-name="T6">/invoice/create</text:span></text:span><text:span text:style-name="T6">), que pode ser a taxa de </text:span><text:span text:style-name="T8">royalty</text:span><text:span text:style-name="T6"> do Admin Master.</text:span></text:p>
        </text:list-item>
        <text:list-item>
          <text:p text:style-name="P169"><text:span text:style-name="T9">Liquidação Segura (Módulo 4 -&gt; 5 -&gt; E):</text:span><text:span text:style-name="T6"> O Gateway (</text:span><text:span text:style-name="Source_20_Text"><text:span text:style-name="T6">/split/execute</text:span></text:span><text:span text:style-name="T6">) instrui o </text:span><text:span text:style-name="T9">PSP Regulado (E)</text:span><text:span text:style-name="T6"> a dividir o pagamento (cliente paga 100%; PSP divide entre Franquia e Admin Master).</text:span></text:p>
        </text:list-item>
        <text:list-item>
          <text:p text:style-name="P169"><text:span text:style-name="T9">Open Finance (Módulo 5):</text:span><text:span text:style-name="T6"> Permite que a iniciação do PIX seja feita de forma regulamentada (</text:span><text:span text:style-name="Source_20_Text"><text:span text:style-name="T6">/of/pix-initiate</text:span></text:span><text:span text:style-name="T6">) ou que dados sejam agregados (</text:span><text:span text:style-name="Source_20_Text"><text:span text:style-name="T6">/of/consent/init</text:span></text:span><text:span text:style-name="T6">).</text:span></text:p>
        </text:list-item>
        <text:list-item>
          <text:p text:style-name="P169"><text:span text:style-name="T9">Auditoria (Módulo 4 -&gt; 6):</text:span><text:span text:style-name="T6"> Imediatamente após a instrução de </text:span><text:span text:style-name="T8">split</text:span><text:span text:style-name="T6"> ou o recebimento do </text:span><text:span text:style-name="T8">webhook</text:span><text:span text:style-name="T6"> do PSP, o </text:span><text:span text:style-name="T9">Gateway</text:span><text:span text:style-name="T6"> registra o </text:span><text:span text:style-name="T8">hash</text:span><text:span text:style-name="T6"> do evento no </text:span><text:span text:style-name="T9">Ledger Blockchain (F)</text:span><text:span text:style-name="T6"> (</text:span><text:span text:style-name="Source_20_Text"><text:span text:style-name="T6">/ledger/commit</text:span></text:span><text:span text:style-name="T6">).</text:span></text:p>
        </text:list-item>
      </text:list>
      <text:p text:style-name="P14"/>
      <text:h text:style-name="P6" text:outline-level="2">2. Para que Serve esta Estrutura</text:h>
      <text:p text:style-name="P121">Esta arquitetura serve para alcançar <text:span text:style-name="T10">quatro objetivos cruciais</text:span> no setor de FinTech:</text:p>
      <text:list xml:id="list428176811" text:style-name="L102">
        <text:list-item>
          <text:p text:style-name="P100">Conformidade Regulatória (Compliance e Não-Custódia):</text:p>
          <text:list>
            <text:list-item>
              <text:p text:style-name="P170"><text:span text:style-name="T9">PSP (E):</text:span><text:span text:style-name="T6"> Garante que o sistema </text:span><text:span text:style-name="T9">não detenha o dinheiro do cliente</text:span><text:span text:style-name="T6"> (</text:span><text:span text:style-name="Source_20_Text"><text:span text:style-name="T6">Nenhuma custódia de fundos de terceiros</text:span></text:span><text:span text:style-name="T6">), mitigando riscos regulatórios e operacionais.</text:span></text:p>
            </text:list-item>
            <text:list-item>
              <text:p text:style-name="P122"><text:span text:style-name="T10">Open Finance (G):</text:span> Prepara a plataforma para operar nos padrões de consentimento e iniciação de pagamentos.</text:p>
            </text:list-item>
          </text:list>
        </text:list-item>
        <text:list-item>
          <text:p text:style-name="P100">Escalabilidade White-Label / Franquia:</text:p>
          <text:list>
            <text:list-item>
              <text:p text:style-name="P170"><text:span text:style-name="T6">Os módulos </text:span><text:span text:style-name="T9">Admin Master (I)</text:span><text:span text:style-name="T6"> e </text:span><text:span text:style-name="T9">Franquia (H)</text:span><text:span text:style-name="T6"> permitem a criação rápida e isolada de novas marcas/subdomínios (</text:span><text:span text:style-name="Source_20_Text"><text:span text:style-name="T6">POST /franchise/create</text:span></text:span><text:span text:style-name="T6">), cobrando </text:span><text:span text:style-name="T8">royalties</text:span><text:span text:style-name="T6"> de forma programática.</text:span></text:p>
            </text:list-item>
          </text:list>
        </text:list-item>
        <text:list-item>
          <text:p text:style-name="P100">Confiança e Transparência:</text:p>
          <text:list>
            <text:list-item>
              <text:p text:style-name="P122">O <text:span text:style-name="T10">Ledger Blockchain (F)</text:span> fornece uma trilha de auditoria <text:span text:style-name="T10">imutável</text:span> para as transações mais sensíveis (splits, comissões, aprovações de propostas), o que é essencial para resolver disputas entre franqueador e franqueado.</text:p>
            </text:list-item>
          </text:list>
        </text:list-item>
        <text:list-item>
          <text:p text:style-name="P100">Segurança e Rastreamento:</text:p>
          <text:list>
            <text:list-item>
              <text:p text:style-name="P170"><text:soft-page-break/><text:span text:style-name="T6">O uso de </text:span><text:span text:style-name="T9">OIDC Bearer Token</text:span><text:span text:style-name="T6"> (Módulo 8) e a rastreabilidade em todos os logs (</text:span><text:span text:style-name="Source_20_Text"><text:span text:style-name="T6">GET /logs/list</text:span></text:span><text:span text:style-name="T6">) e eventos (</text:span><text:span text:style-name="Source_20_Text"><text:span text:style-name="T6">GET /ledger/audit</text:span></text:span><text:span text:style-name="T6">) fornecem uma malha de segurança robusta.</text:span>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10:08:55.642000000</meta:creation-date>
    <dc:date>2025-11-02T08:41:27.422000000</dc:date>
    <meta:editing-duration>PT22H32M28S</meta:editing-duration>
    <meta:editing-cycles>8</meta:editing-cycles>
    <meta:generator>LibreOffice/7.3.2.2$Windows_X86_64 LibreOffice_project/49f2b1bff42cfccbd8f788c8dc32c1c309559be0</meta:generator>
    <meta:document-statistic meta:table-count="2" meta:image-count="0" meta:object-count="0" meta:page-count="22" meta:paragraph-count="682" meta:word-count="5047" meta:character-count="32371" meta:non-whitespace-character-count="28126"/>
  </office:meta>
</office:document-meta>
</file>